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fo:margin-bottom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line-height="100%" fo:margin-bottom="0.353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style:font-name="Courier New" style:font-name-asian="Courier New" style:font-name-complex="Courier New"/>
    </style:style>
    <style:style style:name="T4_6" style:family="text">
      <style:text-properties style:font-name="Courier New" style:font-name-asian="Courier New" style:font-name-complex="Courier New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>
      <style:text-properties style:font-name="Courier New" style:font-name-asian="Courier New" style:font-name-complex="Courier New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>
      <style:text-properties style:font-name="Courier New" style:font-name-asian="Courier New" style:font-name-complex="Courier New"/>
    </style:style>
    <style:style style:name="T6_16" style:family="text">
      <style:text-properties style:font-name="Courier New" style:font-name-asian="Courier New" style:font-name-complex="Courier New"/>
    </style:style>
    <style:style style:name="T6_17" style:family="text">
      <style:text-properties style:font-name="Courier New" style:font-name-asian="Courier New" style:font-name-complex="Courier New"/>
    </style:style>
    <style:style style:name="P7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Standard">
      <style:paragraph-properties fo:break-before="auto" fo:text-indent="0cm" fo:line-height="100%" fo:margin-bottom="0.353cm" fo:margin-left="1.27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style:font-name="Courier New" style:font-name-asian="Courier New" style:font-name-complex="Courier New"/>
    </style:style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>
      <style:text-properties style:font-name="Courier New" style:font-name-asian="Courier New" style:font-name-complex="Courier New"/>
    </style:style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>
      <style:text-properties style:font-name="Courier New" style:font-name-asian="Courier New" style:font-name-complex="Courier New"/>
    </style:style>
    <style:style style:name="T13_26" style:family="text">
      <style:text-properties style:font-name="Courier New" style:font-name-asian="Courier New" style:font-name-complex="Courier New"/>
    </style:style>
    <style:style style:name="T13_27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1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5_1" style:family="text"/>
    <style:style style:name="T15_2" style:family="text"/>
    <style:style style:name="T15_3" style:family="text">
      <style:text-properties style:font-name="Courier New" style:font-name-asian="Courier New" style:font-name-complex="Courier New"/>
    </style:style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>
      <style:text-properties style:font-name="Courier New" style:font-name-asian="Courier New" style:font-name-complex="Courier New"/>
    </style:style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P1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>
      <style:text-properties style:font-name="Courier New" style:font-name-asian="Courier New" style:font-name-complex="Courier New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P18" style:family="paragraph" style:parent-style-name="Standard">
      <style:paragraph-properties fo:break-before="auto" fo:line-height="115%" fo:margin-bottom="0.353cm" style:writing-mode="lr-tb"/>
    </style:style>
    <style:style style:name="T18_1" style:family="text"/>
    <style:style style:name="T1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9" style:family="paragraph" style:parent-style-name="Standard">
      <style:paragraph-properties fo:break-before="auto" fo:line-height="138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T20_6" style:family="text">
      <style:text-properties fo:font-style="italic" style:font-style-asian="italic" style:font-style-complex="italic"/>
    </style:style>
    <style:style style:name="T20_7" style:family="text">
      <style:text-properties fo:font-style="italic" style:font-style-asian="italic" style:font-style-complex="italic"/>
    </style:style>
    <style:style style:name="T20_8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>
      <style:text-properties style:font-name="Courier New" style:font-name-asian="Courier New" style:font-name-complex="Courier New"/>
    </style:style>
    <style:style style:name="T21_14" style:family="text">
      <style:text-properties style:font-name="Courier New" style:font-name-asian="Courier New" style:font-name-complex="Courier New"/>
    </style:style>
    <style:style style:name="T21_15" style:family="text"/>
    <style:style style:name="P22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2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25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>
      <style:text-properties fo:font-style="italic" style:font-style-asian="italic" style:font-style-complex="italic"/>
    </style:style>
    <style:style style:name="T27_7" style:family="text">
      <style:text-properties fo:font-style="italic" style:font-style-asian="italic" style:font-style-complex="italic"/>
    </style:style>
    <style:style style:name="T27_8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T28_13" style:family="text">
      <style:text-properties style:font-name="Courier New" style:font-name-asian="Courier New" style:font-name-complex="Courier New"/>
    </style:style>
    <style:style style:name="T28_14" style:family="text">
      <style:text-properties style:font-name="Courier New" style:font-name-asian="Courier New" style:font-name-complex="Courier New"/>
    </style:style>
    <style:style style:name="T28_15" style:family="text">
      <style:text-properties style:font-name="Courier New" style:font-name-asian="Courier New" style:font-name-complex="Courier New"/>
    </style:style>
    <style:style style:name="T28_16" style:family="text">
      <style:text-properties style:font-name="Courier New" style:font-name-asian="Courier New" style:font-name-complex="Courier New"/>
    </style:style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P29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9_1" style:family="text"/>
    <style:style style:name="T29_2" style:family="text"/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T29_7" style:family="text">
      <style:text-properties style:font-name="Courier New" style:font-name-asian="Courier New" style:font-name-complex="Courier New"/>
    </style:style>
    <style:style style:name="T29_8" style:family="text">
      <style:text-properties style:font-name="Courier New" style:font-name-asian="Courier New" style:font-name-complex="Courier New"/>
    </style:style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1_1" style:family="text"/>
    <style:style style:name="T31_2" style:family="text"/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>
      <style:text-properties style:font-name="Courier New" style:font-name-asian="Courier New" style:font-name-complex="Courier New"/>
    </style:style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>
      <style:text-properties style:font-name="Courier New" style:font-name-asian="Courier New" style:font-name-complex="Courier New"/>
    </style:style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P32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2_1" style:family="text"/>
    <style:style style:name="T32_2" style:family="text"/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5" style:family="paragraph" style:parent-style-name="Standard">
      <style:paragraph-properties fo:break-before="auto" fo:text-indent="1.27cm" fo:line-height="115%" fo:margin-bottom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>
      <style:text-properties style:font-name="Courier New" style:font-name-asian="Courier New" style:font-name-complex="Courier New"/>
    </style:style>
    <style:style style:name="T35_21" style:family="text"/>
    <style:style style:name="P36" style:family="paragraph" style:parent-style-name="Standard">
      <style:paragraph-properties fo:break-before="auto" fo:text-indent="1.27cm" fo:line-height="115%" fo:margin-bottom="0.353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7_1" style:family="text"/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T37_10" style:family="text">
      <style:text-properties fo:font-style="italic" style:font-style-asian="italic" style:font-style-complex="italic"/>
    </style:style>
    <style:style style:name="T37_11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>
      <style:text-properties style:font-name="Courier New" style:font-name-asian="Courier New" style:font-name-complex="Courier New"/>
    </style:style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>
      <style:text-properties style:font-name="Courier New" style:font-name-asian="Courier New" style:font-name-complex="Courier New"/>
    </style:style>
    <style:style style:name="T38_58" style:family="text"/>
    <style:style style:name="P3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>
      <style:text-properties style:font-name="Courier New" style:font-name-asian="Courier New" style:font-name-complex="Courier New"/>
    </style:style>
    <style:style style:name="T39_30" style:family="text">
      <style:text-properties style:font-name="Courier New" style:font-name-asian="Courier New" style:font-name-complex="Courier New"/>
    </style:style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>
      <style:text-properties style:font-name="Courier New" style:font-name-asian="Courier New" style:font-name-complex="Courier New"/>
    </style:style>
    <style:style style:name="T39_40" style:family="text">
      <style:text-properties style:font-name="Courier New" style:font-name-asian="Courier New" style:font-name-complex="Courier New"/>
    </style:style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>
      <style:text-properties style:font-name="Courier New" style:font-name-asian="Courier New" style:font-name-complex="Courier New"/>
    </style:style>
    <style:style style:name="T39_46" style:family="text"/>
    <style:style style:name="T39_47" style:family="text">
      <style:text-properties style:font-name="Courier New" style:font-name-asian="Courier New" style:font-name-complex="Courier New"/>
    </style:style>
    <style:style style:name="T39_48" style:family="text">
      <style:text-properties style:font-name="Courier New" style:font-name-asian="Courier New" style:font-name-complex="Courier New"/>
    </style:style>
    <style:style style:name="T39_49" style:family="text">
      <style:text-properties style:font-name="Courier New" style:font-name-asian="Courier New" style:font-name-complex="Courier New"/>
    </style:style>
    <style:style style:name="T39_50" style:family="text">
      <style:text-properties style:font-name="Courier New" style:font-name-asian="Courier New" style:font-name-complex="Courier New"/>
    </style:style>
    <style:style style:name="T39_51" style:family="text">
      <style:text-properties style:font-name="Courier New" style:font-name-asian="Courier New" style:font-name-complex="Courier New"/>
    </style:style>
    <style:style style:name="T39_52" style:family="text">
      <style:text-properties style:font-name="Courier New" style:font-name-asian="Courier New" style:font-name-complex="Courier New"/>
    </style:style>
    <style:style style:name="T39_53" style:family="text">
      <style:text-properties style:font-name="Courier New" style:font-name-asian="Courier New" style:font-name-complex="Courier New"/>
    </style:style>
    <style:style style:name="T39_54" style:family="text">
      <style:text-properties style:font-name="Courier New" style:font-name-asian="Courier New" style:font-name-complex="Courier New"/>
    </style:style>
    <style:style style:name="T39_55" style:family="text">
      <style:text-properties style:font-name="Courier New" style:font-name-asian="Courier New" style:font-name-complex="Courier New"/>
    </style:style>
    <style:style style:name="T39_56" style:family="text">
      <style:text-properties style:font-name="Courier New" style:font-name-asian="Courier New" style:font-name-complex="Courier New"/>
    </style:style>
    <style:style style:name="T39_57" style:family="text">
      <style:text-properties style:font-name="Courier New" style:font-name-asian="Courier New" style:font-name-complex="Courier New"/>
    </style:style>
    <style:style style:name="T39_58" style:family="text">
      <style:text-properties style:font-name="Courier New" style:font-name-asian="Courier New" style:font-name-complex="Courier New"/>
    </style:style>
    <style:style style:name="T39_59" style:family="text">
      <style:text-properties style:font-name="Courier New" style:font-name-asian="Courier New" style:font-name-complex="Courier New"/>
    </style:style>
    <style:style style:name="T39_60" style:family="text">
      <style:text-properties style:font-name="Courier New" style:font-name-asian="Courier New" style:font-name-complex="Courier New"/>
    </style:style>
    <style:style style:name="T39_61" style:family="text">
      <style:text-properties style:font-name="Courier New" style:font-name-asian="Courier New" style:font-name-complex="Courier New"/>
    </style:style>
    <style:style style:name="T39_62" style:family="text">
      <style:text-properties style:font-name="Courier New" style:font-name-asian="Courier New" style:font-name-complex="Courier New"/>
    </style:style>
    <style:style style:name="T39_63" style:family="text">
      <style:text-properties style:font-name="Courier New" style:font-name-asian="Courier New" style:font-name-complex="Courier New"/>
    </style:style>
    <style:style style:name="T39_64" style:family="text">
      <style:text-properties style:font-name="Courier New" style:font-name-asian="Courier New" style:font-name-complex="Courier New"/>
    </style:style>
    <style:style style:name="T39_65" style:family="text">
      <style:text-properties style:font-name="Courier New" style:font-name-asian="Courier New" style:font-name-complex="Courier New"/>
    </style:style>
    <style:style style:name="T39_66" style:family="text">
      <style:text-properties style:font-name="Courier New" style:font-name-asian="Courier New" style:font-name-complex="Courier New"/>
    </style:style>
    <style:style style:name="T39_67" style:family="text">
      <style:text-properties style:font-name="Courier New" style:font-name-asian="Courier New" style:font-name-complex="Courier New"/>
    </style:style>
    <style:style style:name="T39_68" style:family="text">
      <style:text-properties style:font-name="Courier New" style:font-name-asian="Courier New" style:font-name-complex="Courier New"/>
    </style:style>
    <style:style style:name="T39_69" style:family="text">
      <style:text-properties style:font-name="Courier New" style:font-name-asian="Courier New" style:font-name-complex="Courier New"/>
    </style:style>
    <style:style style:name="T39_70" style:family="text">
      <style:text-properties style:font-name="Courier New" style:font-name-asian="Courier New" style:font-name-complex="Courier New"/>
    </style:style>
    <style:style style:name="T39_71" style:family="text">
      <style:text-properties style:font-name="Courier New" style:font-name-asian="Courier New" style:font-name-complex="Courier New"/>
    </style:style>
    <style:style style:name="T39_72" style:family="text">
      <style:text-properties style:font-name="Courier New" style:font-name-asian="Courier New" style:font-name-complex="Courier New"/>
    </style:style>
    <style:style style:name="T39_73" style:family="text">
      <style:text-properties style:font-name="Courier New" style:font-name-asian="Courier New" style:font-name-complex="Courier New"/>
    </style:style>
    <style:style style:name="T39_74" style:family="text">
      <style:text-properties style:font-name="Courier New" style:font-name-asian="Courier New" style:font-name-complex="Courier New"/>
    </style:style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>
      <style:text-properties style:font-name="Courier New" style:font-name-asian="Courier New" style:font-name-complex="Courier New"/>
    </style:style>
    <style:style style:name="T39_92" style:family="text"/>
    <style:style style:name="P40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>
      <style:text-properties style:font-name="Courier New" style:font-name-asian="Courier New" style:font-name-complex="Courier New"/>
    </style:style>
    <style:style style:name="T41_14" style:family="text">
      <style:text-properties style:font-name="Courier New" style:font-name-asian="Courier New" style:font-name-complex="Courier New"/>
    </style:style>
    <style:style style:name="T41_15" style:family="text"/>
    <style:style style:name="T41_16" style:family="text"/>
    <style:style style:name="T41_17" style:family="text">
      <style:text-properties style:font-name="Courier New" style:font-name-asian="Courier New" style:font-name-complex="Courier New"/>
    </style:style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2_1" style:family="text"/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style:font-name="Courier New" style:font-name-asian="Courier New" style:font-name-complex="Courier New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>
      <style:text-properties style:font-name="Courier New" style:font-name-asian="Courier New" style:font-name-complex="Courier New"/>
    </style:style>
    <style:style style:name="T43_58" style:family="text"/>
    <style:style style:name="P4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>
      <style:text-properties style:font-name="Courier New" style:font-name-asian="Courier New" style:font-name-complex="Courier New"/>
    </style:style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P4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>
      <style:text-properties style:font-name="Courier New" style:font-name-asian="Courier New" style:font-name-complex="Courier New"/>
    </style:style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P4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50_1" style:family="text"/>
    <style:style style:name="T5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>
      <style:text-properties style:font-name="Courier New" style:font-name-asian="Courier New" style:font-name-complex="Courier New"/>
    </style:style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>
      <style:text-properties style:font-name="Courier New" style:font-name-asian="Courier New" style:font-name-complex="Courier New"/>
    </style:style>
    <style:style style:name="T51_33" style:family="text">
      <style:text-properties style:font-name="Courier New" style:font-name-asian="Courier New" style:font-name-complex="Courier New"/>
    </style:style>
    <style:style style:name="T51_34" style:family="text">
      <style:text-properties style:font-name="Courier New" style:font-name-asian="Courier New" style:font-name-complex="Courier New"/>
    </style:style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>
      <style:text-properties style:font-name="Courier New" style:font-name-asian="Courier New" style:font-name-complex="Courier New"/>
    </style:style>
    <style:style style:name="T51_54" style:family="text">
      <style:text-properties style:font-name="Courier New" style:font-name-asian="Courier New" style:font-name-complex="Courier New"/>
    </style:style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P52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3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>
      <style:text-properties style:font-name="Courier New" style:font-name-asian="Courier New" style:font-name-complex="Courier New"/>
    </style:style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>
      <style:text-properties style:font-name="Courier New" style:font-name-asian="Courier New" style:font-name-complex="Courier New"/>
    </style:style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P54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>
      <style:text-properties style:font-name="Courier New" style:font-name-asian="Courier New" style:font-name-complex="Courier New"/>
    </style:style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P56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>
      <style:text-properties style:font-name="Courier New" style:font-name-asian="Courier New" style:font-name-complex="Courier New"/>
    </style:style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P58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P6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P61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P62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3" style:family="paragraph" style:parent-style-name="Standard">
      <style:paragraph-properties fo:break-before="auto" fo:text-indent="1.27cm" fo:line-height="115%" fo:margin-bottom="0.353cm" fo:margin-left="5.08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>
      <style:text-properties style:font-name="Courier New" style:font-name-asian="Courier New" style:font-name-complex="Courier New"/>
    </style:style>
    <style:style style:name="T63_15" style:family="text">
      <style:text-properties style:font-name="Courier New" style:font-name-asian="Courier New" style:font-name-complex="Courier New"/>
    </style:style>
    <style:style style:name="T63_16" style:family="text"/>
    <style:style style:name="T63_17" style:family="text"/>
    <style:style style:name="T63_18" style:family="text"/>
    <style:style style:name="T63_19" style:family="text"/>
    <style:style style:name="P64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6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5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>
      <style:text-properties style:font-name="Courier New" style:font-name-asian="Courier New" style:font-name-complex="Courier New"/>
    </style:style>
    <style:style style:name="T65_17" style:family="text">
      <style:text-properties style:font-name="Courier New" style:font-name-asian="Courier New" style:font-name-complex="Courier New"/>
    </style:style>
    <style:style style:name="T65_18" style:family="text">
      <style:text-properties style:font-name="Courier New" style:font-name-asian="Courier New" style:font-name-complex="Courier New"/>
    </style:style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>
      <style:text-properties style:font-name="Courier New" style:font-name-asian="Courier New" style:font-name-complex="Courier New"/>
    </style:style>
    <style:style style:name="T66_43" style:family="text">
      <style:text-properties style:font-name="Courier New" style:font-name-asian="Courier New" style:font-name-complex="Courier New"/>
    </style:style>
    <style:style style:name="T66_44" style:family="text">
      <style:text-properties style:font-name="Courier New" style:font-name-asian="Courier New" style:font-name-complex="Courier New"/>
    </style:style>
    <style:style style:name="T66_45" style:family="text"/>
    <style:style style:name="T66_46" style:family="text"/>
    <style:style style:name="T66_47" style:family="text"/>
    <style:style style:name="P67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>
      <style:text-properties style:font-name="Courier New" style:font-name-asian="Courier New" style:font-name-complex="Courier New"/>
    </style:style>
    <style:style style:name="T68_19" style:family="text">
      <style:text-properties style:font-name="Courier New" style:font-name-asian="Courier New" style:font-name-complex="Courier New"/>
    </style:style>
    <style:style style:name="T68_20" style:family="text">
      <style:text-properties style:font-name="Courier New" style:font-name-asian="Courier New" style:font-name-complex="Courier New"/>
    </style:style>
    <style:style style:name="T68_21" style:family="text"/>
    <style:style style:name="T68_22" style:family="text"/>
    <style:style style:name="T68_23" style:family="text"/>
    <style:style style:name="P69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69_1" style:family="text"/>
    <style:style style:name="T6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>
      <style:text-properties style:font-name="Courier New" style:font-name-asian="Courier New" style:font-name-complex="Courier New"/>
    </style:style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>
      <style:text-properties style:font-name="Courier New" style:font-name-asian="Courier New" style:font-name-complex="Courier New"/>
    </style:style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P7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71_1" style:family="text"/>
    <style:style style:name="T7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>
      <style:text-properties style:font-name="Courier New" style:font-name-asian="Courier New" style:font-name-complex="Courier New"/>
    </style:style>
    <style:style style:name="T72_12" style:family="text">
      <style:text-properties style:font-name="Courier New" style:font-name-asian="Courier New" style:font-name-complex="Courier New"/>
    </style:style>
    <style:style style:name="T72_13" style:family="text">
      <style:text-properties style:font-name="Courier New" style:font-name-asian="Courier New" style:font-name-complex="Courier New"/>
    </style:style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P73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5_1" style:family="text"/>
    <style:style style:name="T75_2" style:family="text"/>
    <style:style style:name="T75_3" style:family="text">
      <style:text-properties style:font-name="Courier New" style:font-name-asian="Courier New" style:font-name-complex="Courier New"/>
    </style:style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>
      <style:text-properties style:font-name="Courier New" style:font-name-asian="Courier New" style:font-name-complex="Courier New"/>
    </style:style>
    <style:style style:name="T75_15" style:family="text">
      <style:text-properties style:font-name="Courier New" style:font-name-asian="Courier New" style:font-name-complex="Courier New"/>
    </style:style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>
      <style:text-properties style:font-name="Courier New" style:font-name-asian="Courier New" style:font-name-complex="Courier New"/>
    </style:style>
    <style:style style:name="T76_35" style:family="text">
      <style:text-properties style:font-name="Courier New" style:font-name-asian="Courier New" style:font-name-complex="Courier New"/>
    </style:style>
    <style:style style:name="T76_36" style:family="text"/>
    <style:style style:name="P7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>
      <style:text-properties style:font-name="Courier New" style:font-name-asian="Courier New" style:font-name-complex="Courier New"/>
    </style:style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>
      <style:text-properties style:font-name="Courier New" style:font-name-asian="Courier New" style:font-name-complex="Courier New"/>
    </style:style>
    <style:style style:name="T79_59" style:family="text">
      <style:text-properties style:font-name="Courier New" style:font-name-asian="Courier New" style:font-name-complex="Courier New"/>
    </style:style>
    <style:style style:name="T79_60" style:family="text">
      <style:text-properties style:font-name="Courier New" style:font-name-asian="Courier New" style:font-name-complex="Courier New"/>
    </style:style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>
      <style:text-properties style:font-name="Courier New" style:font-name-asian="Courier New" style:font-name-complex="Courier New"/>
    </style:style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P80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8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0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>
      <style:text-properties style:font-name="Courier New" style:font-name-asian="Courier New" style:font-name-complex="Courier New"/>
    </style:style>
    <style:style style:name="T81_22" style:family="text"/>
    <style:style style:name="P8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P8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P8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8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>
      <style:text-properties style:font-name="Courier New" style:font-name-asian="Courier New" style:font-name-complex="Courier New"/>
    </style:style>
    <style:style style:name="T85_10" style:family="text">
      <style:text-properties style:font-name="Courier New" style:font-name-asian="Courier New" style:font-name-complex="Courier New"/>
    </style:style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>
      <style:text-properties style:font-name="Courier New" style:font-name-asian="Courier New" style:font-name-complex="Courier New"/>
    </style:style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>
      <style:text-properties style:font-name="Courier New" style:font-name-asian="Courier New" style:font-name-complex="Courier New"/>
    </style:style>
    <style:style style:name="T85_114" style:family="text">
      <style:text-properties style:font-name="Courier New" style:font-name-asian="Courier New" style:font-name-complex="Courier New"/>
    </style:style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P86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86_1" style:family="text"/>
    <style:style style:name="T8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88_1" style:family="text"/>
    <style:style style:name="T8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9_1" style:family="text"/>
    <style:style style:name="T89_2" style:family="text"/>
    <style:style style:name="T89_3" style:family="text">
      <style:text-properties style:font-name="Courier New" style:font-name-asian="Courier New" style:font-name-complex="Courier New"/>
    </style:style>
    <style:style style:name="T89_4" style:family="text"/>
    <style:style style:name="T89_5" style:family="text">
      <style:text-properties style:font-name="Courier New" style:font-name-asian="Courier New" style:font-name-complex="Courier New"/>
    </style:style>
    <style:style style:name="T89_6" style:family="text"/>
    <style:style style:name="T89_7" style:family="text"/>
    <style:style style:name="T89_8" style:family="text"/>
    <style:style style:name="T89_9" style:family="text">
      <style:text-properties style:font-name="Courier New" style:font-name-asian="Courier New" style:font-name-complex="Courier New"/>
    </style:style>
    <style:style style:name="T89_10" style:family="text"/>
    <style:style style:name="T89_11" style:family="text"/>
    <style:style style:name="T89_12" style:family="text"/>
    <style:style style:name="T89_13" style:family="text">
      <style:text-properties style:font-name="Courier New" style:font-name-asian="Courier New" style:font-name-complex="Courier New"/>
    </style:style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>
      <style:text-properties style:font-name="Courier New" style:font-name-asian="Courier New" style:font-name-complex="Courier New"/>
    </style:style>
    <style:style style:name="T89_30" style:family="text">
      <style:text-properties style:font-name="Courier New" style:font-name-asian="Courier New" style:font-name-complex="Courier New"/>
    </style:style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>
      <style:text-properties style:font-name="Courier New" style:font-name-asian="Courier New" style:font-name-complex="Courier New"/>
    </style:style>
    <style:style style:name="T89_38" style:family="text">
      <style:text-properties style:font-name="Courier New" style:font-name-asian="Courier New" style:font-name-complex="Courier New"/>
    </style:style>
    <style:style style:name="T89_39" style:family="text">
      <style:text-properties style:font-name="Courier New" style:font-name-asian="Courier New" style:font-name-complex="Courier New"/>
    </style:style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>
      <style:text-properties style:font-name="Courier New" style:font-name-asian="Courier New" style:font-name-complex="Courier New"/>
    </style:style>
    <style:style style:name="T89_48" style:family="text">
      <style:text-properties style:font-name="Courier New" style:font-name-asian="Courier New" style:font-name-complex="Courier New"/>
    </style:style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>
      <style:text-properties style:font-name="Courier New" style:font-name-asian="Courier New" style:font-name-complex="Courier New"/>
    </style:style>
    <style:style style:name="T89_56" style:family="text">
      <style:text-properties style:font-name="Courier New" style:font-name-asian="Courier New" style:font-name-complex="Courier New"/>
    </style:style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>
      <style:text-properties style:font-name="Courier New" style:font-name-asian="Courier New" style:font-name-complex="Courier New"/>
    </style:style>
    <style:style style:name="T89_72" style:family="text">
      <style:text-properties style:font-name="Courier New" style:font-name-asian="Courier New" style:font-name-complex="Courier New"/>
    </style:style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>
      <style:text-properties style:font-name="Courier New" style:font-name-asian="Courier New" style:font-name-complex="Courier New"/>
    </style:style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>
      <style:text-properties style:font-name="Courier New" style:font-name-asian="Courier New" style:font-name-complex="Courier New"/>
    </style:style>
    <style:style style:name="T89_100" style:family="text">
      <style:text-properties style:font-name="Courier New" style:font-name-asian="Courier New" style:font-name-complex="Courier New"/>
    </style:style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>
      <style:text-properties style:font-name="Courier New" style:font-name-asian="Courier New" style:font-name-complex="Courier New"/>
    </style:style>
    <style:style style:name="T89_108" style:family="text">
      <style:text-properties style:font-name="Courier New" style:font-name-asian="Courier New" style:font-name-complex="Courier New"/>
    </style:style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P90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0_1" style:family="text"/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/>
    <style:style style:name="T90_5" style:family="text"/>
    <style:style style:name="T90_6" style:family="text">
      <style:text-properties style:font-name="Courier New" style:font-name-asian="Courier New" style:font-name-complex="Courier New"/>
    </style:style>
    <style:style style:name="T90_7" style:family="text">
      <style:text-properties style:font-name="Courier New" style:font-name-asian="Courier New" style:font-name-complex="Courier New"/>
    </style:style>
    <style:style style:name="T90_8" style:family="text"/>
    <style:style style:name="T90_9" style:family="text"/>
    <style:style style:name="T90_10" style:family="text">
      <style:text-properties fo:font-style="italic" style:font-style-asian="italic" style:font-style-complex="italic"/>
    </style:style>
    <style:style style:name="T90_11" style:family="text">
      <style:text-properties fo:font-style="italic" style:font-style-asian="italic" style:font-style-complex="italic"/>
    </style:style>
    <style:style style:name="T90_12" style:family="text">
      <style:text-properties fo:font-style="italic" style:font-style-asian="italic" style:font-style-complex="italic"/>
    </style:style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>
      <style:text-properties style:font-name="Courier New" style:font-name-asian="Courier New" style:font-name-complex="Courier New"/>
    </style:style>
    <style:style style:name="T90_43" style:family="text">
      <style:text-properties style:font-name="Courier New" style:font-name-asian="Courier New" style:font-name-complex="Courier New"/>
    </style:style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P9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>
      <style:text-properties style:font-name="Courier New" style:font-name-asian="Courier New" style:font-name-complex="Courier New"/>
    </style:style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>
      <style:text-properties style:font-name="Courier New" style:font-name-asian="Courier New" style:font-name-complex="Courier New"/>
    </style:style>
    <style:style style:name="T91_11" style:family="text">
      <style:text-properties style:font-name="Courier New" style:font-name-asian="Courier New" style:font-name-complex="Courier New"/>
    </style:style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P92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P93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3_1" style:family="text"/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T93_4" style:family="text">
      <style:text-properties fo:font-style="italic" style:font-style-asian="italic" style:font-style-complex="italic"/>
    </style:style>
    <style:style style:name="T93_5" style:family="text">
      <style:text-properties fo:font-style="italic" style:font-style-asian="italic" style:font-style-complex="italic"/>
    </style:style>
    <style:style style:name="T93_6" style:family="text">
      <style:text-properties fo:font-style="italic" style:font-style-asian="italic" style:font-style-complex="italic"/>
    </style:style>
    <style:style style:name="T93_7" style:family="text">
      <style:text-properties fo:font-style="italic" style:font-style-asian="italic" style:font-style-complex="italic"/>
    </style:style>
    <style:style style:name="T93_8" style:family="text">
      <style:text-properties fo:font-style="italic" style:font-style-asian="italic" style:font-style-complex="italic"/>
    </style:style>
    <style:style style:name="T93_9" style:family="text">
      <style:text-properties fo:font-style="italic" style:font-style-asian="italic" style:font-style-complex="italic"/>
    </style:style>
    <style:style style:name="T93_10" style:family="text">
      <style:text-properties fo:font-style="italic" style:font-style-asian="italic" style:font-style-complex="italic"/>
    </style:style>
    <style:style style:name="T93_11" style:family="text">
      <style:text-properties fo:font-style="italic" style:font-style-asian="italic" style:font-style-complex="italic"/>
    </style:style>
    <style:style style:name="T93_12" style:family="text">
      <style:text-properties fo:font-style="italic" style:font-style-asian="italic" style:font-style-complex="italic"/>
    </style:style>
    <style:style style:name="P94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>
      <style:text-properties style:font-name="Courier New" style:font-name-asian="Courier New" style:font-name-complex="Courier New"/>
    </style:style>
    <style:style style:name="T94_14" style:family="text">
      <style:text-properties style:font-name="Courier New" style:font-name-asian="Courier New" style:font-name-complex="Courier New"/>
    </style:style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>
      <style:text-properties style:font-name="Courier New" style:font-name-asian="Courier New" style:font-name-complex="Courier New"/>
    </style:style>
    <style:style style:name="T94_52" style:family="text">
      <style:text-properties style:font-name="Courier New" style:font-name-asian="Courier New" style:font-name-complex="Courier New"/>
    </style:style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>
      <style:text-properties style:font-name="Courier New" style:font-name-asian="Courier New" style:font-name-complex="Courier New"/>
    </style:style>
    <style:style style:name="T94_76" style:family="text">
      <style:text-properties style:font-name="Courier New" style:font-name-asian="Courier New" style:font-name-complex="Courier New"/>
    </style:style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>
      <style:text-properties style:font-name="Courier New" style:font-name-asian="Courier New" style:font-name-complex="Courier New"/>
    </style:style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>
      <style:text-properties style:font-name="Courier New" style:font-name-asian="Courier New" style:font-name-complex="Courier New"/>
    </style:style>
    <style:style style:name="T94_114" style:family="text">
      <style:text-properties style:font-name="Courier New" style:font-name-asian="Courier New" style:font-name-complex="Courier New"/>
    </style:style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P95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5_1" style:family="text"/>
    <style:style style:name="T95_2" style:family="text">
      <style:text-properties fo:font-style="italic" style:font-style-asian="italic" style:font-style-complex="italic"/>
    </style:style>
    <style:style style:name="T95_3" style:family="text">
      <style:text-properties fo:font-style="italic" style:font-style-asian="italic" style:font-style-complex="italic"/>
    </style:style>
    <style:style style:name="T95_4" style:family="text">
      <style:text-properties fo:font-style="italic" style:font-style-asian="italic" style:font-style-complex="italic"/>
    </style:style>
    <style:style style:name="T95_5" style:family="text">
      <style:text-properties fo:font-style="italic" style:font-style-asian="italic" style:font-style-complex="italic"/>
    </style:style>
    <style:style style:name="T95_6" style:family="text">
      <style:text-properties fo:font-style="italic" style:font-style-asian="italic" style:font-style-complex="italic"/>
    </style:style>
    <style:style style:name="T95_7" style:family="text">
      <style:text-properties fo:font-style="italic" style:font-style-asian="italic" style:font-style-complex="italic"/>
    </style:style>
    <style:style style:name="T95_8" style:family="text">
      <style:text-properties fo:font-style="italic" style:font-style-asian="italic" style:font-style-complex="italic"/>
    </style:style>
    <style:style style:name="T95_9" style:family="text">
      <style:text-properties fo:font-style="italic" style:font-style-asian="italic" style:font-style-complex="italic"/>
    </style:style>
    <style:style style:name="T95_10" style:family="text">
      <style:text-properties fo:font-style="italic" style:font-style-asian="italic" style:font-style-complex="italic"/>
    </style:style>
    <style:style style:name="T95_11" style:family="text">
      <style:text-properties fo:font-style="italic" style:font-style-asian="italic" style:font-style-complex="italic"/>
    </style:style>
    <style:style style:name="T95_12" style:family="text">
      <style:text-properties fo:font-style="italic" style:font-style-asian="italic" style:font-style-complex="italic"/>
    </style:style>
    <style:style style:name="T95_13" style:family="text">
      <style:text-properties fo:font-style="italic" style:font-style-asian="italic" style:font-style-complex="italic"/>
    </style:style>
    <style:style style:name="P96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6_1" style:family="text"/>
    <style:style style:name="T96_2" style:family="text"/>
    <style:style style:name="T96_3" style:family="text">
      <style:text-properties style:font-name="Courier New" style:font-name-asian="Courier New" style:font-name-complex="Courier New"/>
    </style:style>
    <style:style style:name="T96_4" style:family="text">
      <style:text-properties style:font-name="Courier New" style:font-name-asian="Courier New" style:font-name-complex="Courier New"/>
    </style:style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>
      <style:text-properties style:font-name="Courier New" style:font-name-asian="Courier New" style:font-name-complex="Courier New"/>
    </style:style>
    <style:style style:name="T96_10" style:family="text">
      <style:text-properties style:font-name="Courier New" style:font-name-asian="Courier New" style:font-name-complex="Courier New"/>
    </style:style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>
      <style:text-properties style:font-name="Courier New" style:font-name-asian="Courier New" style:font-name-complex="Courier New"/>
    </style:style>
    <style:style style:name="T96_20" style:family="text"/>
    <style:style style:name="T96_21" style:family="text"/>
    <style:style style:name="T96_22" style:family="text"/>
    <style:style style:name="T96_23" style:family="text">
      <style:text-properties style:font-name="Courier New" style:font-name-asian="Courier New" style:font-name-complex="Courier New"/>
    </style:style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>
      <style:text-properties style:font-name="Courier New" style:font-name-asian="Courier New" style:font-name-complex="Courier New"/>
    </style:style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>
      <style:text-properties style:font-name="Courier New" style:font-name-asian="Courier New" style:font-name-complex="Courier New"/>
    </style:style>
    <style:style style:name="T96_58" style:family="text">
      <style:text-properties style:font-name="Courier New" style:font-name-asian="Courier New" style:font-name-complex="Courier New"/>
    </style:style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P97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7_1" style:family="text"/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T97_11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P99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99_1" style:family="text"/>
    <style:style style:name="T99_2" style:family="text">
      <style:text-properties fo:font-style="italic" style:font-style-asian="italic" style:font-style-complex="italic"/>
    </style:style>
    <style:style style:name="T99_3" style:family="text">
      <style:text-properties fo:font-style="italic" style:font-style-asian="italic" style:font-style-complex="italic"/>
    </style:style>
    <style:style style:name="T99_4" style:family="text">
      <style:text-properties fo:font-style="italic" style:font-style-asian="italic" style:font-style-complex="italic"/>
    </style:style>
    <style:style style:name="T99_5" style:family="text">
      <style:text-properties fo:font-style="italic" style:font-style-asian="italic" style:font-style-complex="italic"/>
    </style:style>
    <style:style style:name="T99_6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0_1" style:family="text"/>
    <style:style style:name="T100_2" style:family="text">
      <style:text-properties style:font-name="Courier New" style:font-name-asian="Courier New" style:font-name-complex="Courier New"/>
    </style:style>
    <style:style style:name="T100_3" style:family="text">
      <style:text-properties style:font-name="Courier New" style:font-name-asian="Courier New" style:font-name-complex="Courier New"/>
    </style:style>
    <style:style style:name="T100_4" style:family="text">
      <style:text-properties style:font-name="Courier New" style:font-name-asian="Courier New" style:font-name-complex="Courier New"/>
    </style:style>
    <style:style style:name="T100_5" style:family="text">
      <style:text-properties style:font-name="Courier New" style:font-name-asian="Courier New" style:font-name-complex="Courier New"/>
    </style:style>
    <style:style style:name="T100_6" style:family="text">
      <style:text-properties style:font-name="Courier New" style:font-name-asian="Courier New" style:font-name-complex="Courier New"/>
    </style:style>
    <style:style style:name="T100_7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1_1" style:family="text">
      <style:text-properties style:font-name="Courier New" style:font-name-asian="Courier New" style:font-name-complex="Courier New"/>
    </style:style>
    <style:style style:name="T101_2" style:family="text">
      <style:text-properties style:font-name="Courier New" style:font-name-asian="Courier New" style:font-name-complex="Courier New"/>
    </style:style>
    <style:style style:name="T101_3" style:family="text">
      <style:text-properties style:font-name="Courier New" style:font-name-asian="Courier New" style:font-name-complex="Courier New"/>
    </style:style>
    <style:style style:name="T101_4" style:family="text">
      <style:text-properties style:font-name="Courier New" style:font-name-asian="Courier New" style:font-name-complex="Courier New"/>
    </style:style>
    <style:style style:name="T101_5" style:family="text"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T103_5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/>
    </style:style>
    <style:style style:name="T104_7" style:family="text">
      <style:text-properties style:font-name="Courier New" style:font-name-asian="Courier New" style:font-name-complex="Courier New"/>
    </style:style>
    <style:style style:name="T104_8" style:family="text">
      <style:text-properties style:font-name="Courier New" style:font-name-asian="Courier New" style:font-name-complex="Courier New"/>
    </style:style>
    <style:style style:name="T104_9" style:family="text"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text-indent="0cm" fo:line-height="115%" fo:margin-bottom="0.353cm" fo:margin-left="2.54cm" style:writing-mode="lr-tb"/>
    </style:style>
    <style:style style:name="T10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0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>
      <style:text-properties style:font-name="Courier New" style:font-name-asian="Courier New" style:font-name-complex="Courier New"/>
    </style:style>
    <style:style style:name="T106_14" style:family="text">
      <style:text-properties style:font-name="Courier New" style:font-name-asian="Courier New" style:font-name-complex="Courier New"/>
    </style:style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>
      <style:text-properties style:font-name="Courier New" style:font-name-asian="Courier New" style:font-name-complex="Courier New"/>
    </style:style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>
      <style:text-properties style:font-name="Courier New" style:font-name-asian="Courier New" style:font-name-complex="Courier New"/>
    </style:style>
    <style:style style:name="T106_32" style:family="text">
      <style:text-properties style:font-name="Courier New" style:font-name-asian="Courier New" style:font-name-complex="Courier New"/>
    </style:style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>
      <style:text-properties style:font-name="Courier New" style:font-name-asian="Courier New" style:font-name-complex="Courier New"/>
    </style:style>
    <style:style style:name="T106_78" style:family="text">
      <style:text-properties style:font-name="Courier New" style:font-name-asian="Courier New" style:font-name-complex="Courier New"/>
    </style:style>
    <style:style style:name="T106_79" style:family="text">
      <style:text-properties style:font-name="Courier New" style:font-name-asian="Courier New" style:font-name-complex="Courier New"/>
    </style:style>
    <style:style style:name="T106_80" style:family="text">
      <style:text-properties style:font-name="Courier New" style:font-name-asian="Courier New" style:font-name-complex="Courier New"/>
    </style:style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>
      <style:text-properties style:font-name="Courier New" style:font-name-asian="Courier New" style:font-name-complex="Courier New"/>
    </style:style>
    <style:style style:name="T106_88" style:family="text">
      <style:text-properties style:font-name="Courier New" style:font-name-asian="Courier New" style:font-name-complex="Courier New"/>
    </style:style>
    <style:style style:name="T106_89" style:family="text">
      <style:text-properties style:font-name="Courier New" style:font-name-asian="Courier New" style:font-name-complex="Courier New"/>
    </style:style>
    <style:style style:name="T106_90" style:family="text">
      <style:text-properties style:font-name="Courier New" style:font-name-asian="Courier New" style:font-name-complex="Courier New"/>
    </style:style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P10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07_1" style:family="text"/>
    <style:style style:name="T107_2" style:family="text"/>
    <style:style style:name="T107_3" style:family="text">
      <style:text-properties style:font-name="Courier New" style:font-name-asian="Courier New" style:font-name-complex="Courier New"/>
    </style:style>
    <style:style style:name="T107_4" style:family="text">
      <style:text-properties style:font-name="Courier New" style:font-name-asian="Courier New" style:font-name-complex="Courier New"/>
    </style:style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>
      <style:text-properties style:font-name="Courier New" style:font-name-asian="Courier New" style:font-name-complex="Courier New"/>
    </style:style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>
      <style:text-properties style:font-name="Courier New" style:font-name-asian="Courier New" style:font-name-complex="Courier New"/>
    </style:style>
    <style:style style:name="T107_16" style:family="text">
      <style:text-properties style:font-name="Courier New" style:font-name-asian="Courier New" style:font-name-complex="Courier New"/>
    </style:style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P108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>
      <style:text-properties style:font-name="Courier New" style:font-name-asian="Courier New" style:font-name-complex="Courier New"/>
    </style:style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>
      <style:text-properties style:font-name="Courier New" style:font-name-asian="Courier New" style:font-name-complex="Courier New"/>
    </style:style>
    <style:style style:name="T108_11" style:family="text">
      <style:text-properties style:font-name="Courier New" style:font-name-asian="Courier New" style:font-name-complex="Courier New"/>
    </style:style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line-height="115%" fo:margin-bottom="0.353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P110" style:family="paragraph" style:parent-style-name="Standard">
      <style:paragraph-properties fo:break-before="auto" fo:line-height="115%" fo:margin-bottom="0.353cm" style:writing-mode="lr-tb"/>
    </style:style>
    <style:style style:name="T110_1" style:family="text"/>
    <style:style style:name="T110_2" style:family="text">
      <style:text-properties fo:font-style="italic" style:font-style-asian="italic" style:font-style-complex="italic"/>
    </style:style>
    <style:style style:name="T110_3" style:family="text">
      <style:text-properties fo:font-style="italic" style:font-style-asian="italic" style:font-style-complex="italic"/>
    </style:style>
    <style:style style:name="T110_4" style:family="text">
      <style:text-properties fo:font-style="italic" style:font-style-asian="italic" style:font-style-complex="italic"/>
    </style:style>
    <style:style style:name="T110_5" style:family="text">
      <style:text-properties fo:font-style="italic" style:font-style-asian="italic" style:font-style-complex="italic"/>
    </style:style>
    <style:style style:name="T110_6" style:family="text">
      <style:text-properties fo:font-style="italic" style:font-style-asian="italic" style:font-style-complex="italic"/>
    </style:style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P111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>
      <style:text-properties style:font-name="Courier New" style:font-name-asian="Courier New" style:font-name-complex="Courier New"/>
    </style:style>
    <style:style style:name="T111_14" style:family="text">
      <style:text-properties style:font-name="Courier New" style:font-name-asian="Courier New" style:font-name-complex="Courier New"/>
    </style:style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>
      <style:text-properties style:font-name="Courier New" style:font-name-asian="Courier New" style:font-name-complex="Courier New"/>
    </style:style>
    <style:style style:name="T111_52" style:family="text">
      <style:text-properties style:font-name="Courier New" style:font-name-asian="Courier New" style:font-name-complex="Courier New"/>
    </style:style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>
      <style:text-properties style:font-name="Courier New" style:font-name-asian="Courier New" style:font-name-complex="Courier New"/>
    </style:style>
    <style:style style:name="T111_76" style:family="text">
      <style:text-properties style:font-name="Courier New" style:font-name-asian="Courier New" style:font-name-complex="Courier New"/>
    </style:style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>
      <style:text-properties style:font-name="Courier New" style:font-name-asian="Courier New" style:font-name-complex="Courier New"/>
    </style:style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>
      <style:text-properties style:font-name="Courier New" style:font-name-asian="Courier New" style:font-name-complex="Courier New"/>
    </style:style>
    <style:style style:name="T111_114" style:family="text">
      <style:text-properties style:font-name="Courier New" style:font-name-asian="Courier New" style:font-name-complex="Courier New"/>
    </style:style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>
      <style:text-properties style:font-name="Courier New" style:font-name-asian="Courier New" style:font-name-complex="Courier New"/>
    </style:style>
    <style:style style:name="T111_150" style:family="text">
      <style:text-properties style:font-name="Courier New" style:font-name-asian="Courier New" style:font-name-complex="Courier New"/>
    </style:style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>
      <style:text-properties style:font-name="Courier New" style:font-name-asian="Courier New" style:font-name-complex="Courier New"/>
    </style:style>
    <style:style style:name="T111_188" style:family="text">
      <style:text-properties style:font-name="Courier New" style:font-name-asian="Courier New" style:font-name-complex="Courier New"/>
    </style:style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T111_195" style:family="text">
      <style:text-properties style:font-name="Courier New" style:font-name-asian="Courier New" style:font-name-complex="Courier New"/>
    </style:style>
    <style:style style:name="T111_196" style:family="text">
      <style:text-properties style:font-name="Courier New" style:font-name-asian="Courier New" style:font-name-complex="Courier New"/>
    </style:style>
    <style:style style:name="T111_197" style:family="text">
      <style:text-properties style:font-name="Courier New" style:font-name-asian="Courier New" style:font-name-complex="Courier New"/>
    </style:style>
    <style:style style:name="T111_198" style:family="text"/>
    <style:style style:name="P112" style:family="paragraph" style:parent-style-name="Standard">
      <style:paragraph-properties fo:break-before="auto" fo:line-height="115%" fo:margin-bottom="0.353cm" style:writing-mode="lr-tb"/>
    </style:style>
    <style:style style:name="T112_1" style:family="text"/>
    <style:style style:name="T112_2" style:family="text">
      <style:text-properties fo:font-style="italic" style:font-style-asian="italic" style:font-style-complex="italic"/>
    </style:style>
    <style:style style:name="T112_3" style:family="text">
      <style:text-properties fo:font-style="italic" style:font-style-asian="italic" style:font-style-complex="italic"/>
    </style:style>
    <style:style style:name="T112_4" style:family="text">
      <style:text-properties fo:font-style="italic" style:font-style-asian="italic" style:font-style-complex="italic"/>
    </style:style>
    <style:style style:name="T112_5" style:family="text">
      <style:text-properties fo:font-style="italic" style:font-style-asian="italic" style:font-style-complex="italic"/>
    </style:style>
    <style:style style:name="T112_6" style:family="text">
      <style:text-properties fo:font-style="italic" style:font-style-asian="italic" style:font-style-complex="italic"/>
    </style:style>
    <style:style style:name="T112_7" style:family="text">
      <style:text-properties fo:font-style="italic" style:font-style-asian="italic" style:font-style-complex="italic"/>
    </style:style>
    <style:style style:name="T112_8" style:family="text">
      <style:text-properties fo:font-style="italic" style:font-style-asian="italic" style:font-style-complex="italic"/>
    </style:style>
    <style:style style:name="T112_9" style:family="text">
      <style:text-properties fo:font-style="italic" style:font-style-asian="italic" style:font-style-complex="italic"/>
    </style:style>
    <style:style style:name="T112_10" style:family="text">
      <style:text-properties fo:font-style="italic" style:font-style-asian="italic" style:font-style-complex="italic"/>
    </style:style>
    <style:style style:name="T112_11" style:family="text">
      <style:text-properties fo:font-style="italic" style:font-style-asian="italic" style:font-style-complex="italic"/>
    </style:style>
    <style:style style:name="P11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P114" style:family="paragraph" style:parent-style-name="Standard">
      <style:paragraph-properties fo:break-before="auto" fo:text-indent="0cm" fo:line-height="115%" fo:margin-bottom="0.353cm" fo:margin-left="0cm" style:writing-mode="lr-tb"/>
    </style:style>
    <style:style style:name="T114_1" style:family="text"/>
    <style:style style:name="P115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116_1" style:family="text"/>
    <style:style style:name="T11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>
      <style:text-properties fo:font-weight="bold" style:font-weight-asian="bold" style:font-weight-complex="bold"/>
    </style:style>
    <style:style style:name="T116_13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>
      <style:text-properties style:font-name="Courier New" style:font-name-asian="Courier New" style:font-name-complex="Courier New"/>
    </style:style>
    <style:style style:name="T117_88" style:family="text">
      <style:text-properties style:font-name="Courier New" style:font-name-asian="Courier New" style:font-name-complex="Courier New"/>
    </style:style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P11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>
      <style:text-properties style:font-name="Courier New" style:font-name-asian="Courier New" style:font-name-complex="Courier New"/>
    </style:style>
    <style:style style:name="T118_69" style:family="text">
      <style:text-properties style:font-name="Courier New" style:font-name-asian="Courier New" style:font-name-complex="Courier New"/>
    </style:style>
    <style:style style:name="T118_70" style:family="text">
      <style:text-properties style:font-name="Courier New" style:font-name-asian="Courier New" style:font-name-complex="Courier New"/>
    </style:style>
    <style:style style:name="T118_71" style:family="text">
      <style:text-properties style:font-name="Courier New" style:font-name-asian="Courier New" style:font-name-complex="Courier New"/>
    </style:style>
    <style:style style:name="T118_72" style:family="text">
      <style:text-properties style:font-name="Courier New" style:font-name-asian="Courier New" style:font-name-complex="Courier New"/>
    </style:style>
    <style:style style:name="T118_73" style:family="text">
      <style:text-properties style:font-name="Courier New" style:font-name-asian="Courier New" style:font-name-complex="Courier New"/>
    </style:style>
    <style:style style:name="T118_74" style:family="text">
      <style:text-properties style:font-name="Courier New" style:font-name-asian="Courier New" style:font-name-complex="Courier New"/>
    </style:style>
    <style:style style:name="T118_75" style:family="text">
      <style:text-properties style:font-name="Courier New" style:font-name-asian="Courier New" style:font-name-complex="Courier New"/>
    </style:style>
    <style:style style:name="T118_76" style:family="text">
      <style:text-properties style:font-name="Courier New" style:font-name-asian="Courier New" style:font-name-complex="Courier New"/>
    </style:style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>
      <style:text-properties style:font-name="Courier New" style:font-name-asian="Courier New" style:font-name-complex="Courier New"/>
    </style:style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P11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19_1" style:family="text">
      <style:text-properties style:font-name="Courier New" style:font-name-asian="Courier New" style:font-name-complex="Courier New"/>
    </style:style>
    <style:style style:name="T119_2" style:family="text">
      <style:text-properties style:font-name="Courier New" style:font-name-asian="Courier New" style:font-name-complex="Courier New"/>
    </style:style>
    <style:style style:name="T119_3" style:family="text">
      <style:text-properties style:font-name="Courier New" style:font-name-asian="Courier New" style:font-name-complex="Courier New"/>
    </style:style>
    <style:style style:name="T119_4" style:family="text">
      <style:text-properties style:font-name="Courier New" style:font-name-asian="Courier New" style:font-name-complex="Courier New"/>
    </style:style>
    <style:style style:name="T119_5" style:family="text">
      <style:text-properties style:font-name="Courier New" style:font-name-asian="Courier New" style:font-name-complex="Courier New"/>
    </style:style>
    <style:style style:name="T119_6" style:family="text">
      <style:text-properties style:font-name="Courier New" style:font-name-asian="Courier New" style:font-name-complex="Courier New"/>
    </style:style>
    <style:style style:name="T119_7" style:family="text">
      <style:text-properties style:font-name="Courier New" style:font-name-asian="Courier New" style:font-name-complex="Courier New"/>
    </style:style>
    <style:style style:name="P12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0_1" style:family="text">
      <style:text-properties style:font-name="Courier New" style:font-name-asian="Courier New" style:font-name-complex="Courier New"/>
    </style:style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1_1" style:family="text"/>
    <style:style style:name="T121_2" style:family="text">
      <style:text-properties style:font-name="Courier New" style:font-name-asian="Courier New" style:font-name-complex="Courier New"/>
    </style:style>
    <style:style style:name="T121_3" style:family="text"/>
    <style:style style:name="T121_4" style:family="text"/>
    <style:style style:name="T121_5" style:family="text"/>
    <style:style style:name="T121_6" style:family="text">
      <style:text-properties style:font-name="Courier New" style:font-name-asian="Courier New" style:font-name-complex="Courier New"/>
    </style:style>
    <style:style style:name="T121_7" style:family="text"/>
    <style:style style:name="P12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3_1" style:family="text">
      <style:text-properties style:font-name="Courier New" style:font-name-asian="Courier New" style:font-name-complex="Courier New"/>
    </style:style>
    <style:style style:name="T123_2" style:family="text">
      <style:text-properties style:font-name="Courier New" style:font-name-asian="Courier New" style:font-name-complex="Courier New"/>
    </style:style>
    <style:style style:name="T123_3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T125_3" style:family="text">
      <style:text-properties style:font-name="Courier New" style:font-name-asian="Courier New" style:font-name-complex="Courier New"/>
    </style:style>
    <style:style style:name="P12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8_1" style:family="text"/>
    <style:style style:name="T128_2" style:family="text">
      <style:text-properties style:font-name="Courier New" style:font-name-asian="Courier New" style:font-name-complex="Courier New"/>
    </style:style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>
      <style:text-properties style:font-name="Courier New" style:font-name-asian="Courier New" style:font-name-complex="Courier New"/>
    </style:style>
    <style:style style:name="T128_9" style:family="text"/>
    <style:style style:name="P12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29_1" style:family="text">
      <style:text-properties style:font-name="Courier New" style:font-name-asian="Courier New" style:font-name-complex="Courier New"/>
    </style:style>
    <style:style style:name="T129_2" style:family="text">
      <style:text-properties style:font-name="Courier New" style:font-name-asian="Courier New" style:font-name-complex="Courier New"/>
    </style:style>
    <style:style style:name="T129_3" style:family="text"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P13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text-indent="0cm" fo:line-height="115%" fo:margin-bottom="0.353cm" fo:margin-left="3.81cm" style:writing-mode="lr-tb"/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text-indent="0cm" fo:line-height="115%" fo:margin-bottom="0.353cm" fo:margin-left="3.81cm" style:writing-mode="lr-tb"/>
      <style:text-properties style:font-name="Courier New" style:font-name-asian="Courier New" style:font-name-complex="Courier New"/>
    </style:style>
  </office:automatic-styles>
  <office:body>
    <office:text>
      <text:p text:style-name="P1"><text:span text:style-name="T1_1">The</text:span><text:span text:style-name="T1_2"><text:s/></text:span><text:span text:style-name="T1_3">Circuit</text:span><text:span text:style-name="T1_4"><text:s/></text:span><text:span text:style-name="T1_5">Renderer</text:span><text:span text:style-name="T1_6"><text:s/></text:span><text:span text:style-name="T1_7">System</text:span><text:span text:style-name="T1_8">:</text:span></text:p>
      <text:p text:style-name="P2"><text:span text:style-name="T2_1">Compiler</text:span><text:span text:style-name="T2_2"><text:s/></text:span><text:span text:style-name="T2_3">Switches</text:span><text:span text:style-name="T2_4">:</text:span></text:p>
      <text:p text:style-name="P3"><text:span text:style-name="T3_1">#</text:span><text:span text:style-name="T3_2">define</text:span><text:span text:style-name="T3_3"><text:s/></text:span><text:span text:style-name="T3_4">crUseDoubles</text:span></text:p>
      <text:p text:style-name="P4"><text:span text:style-name="T4_1">The</text:span><text:span text:style-name="T4_2"><text:s/></text:span><text:span text:style-name="T4_3">type</text:span><text:span text:style-name="T4_4"><text:s/></text:span><text:span text:style-name="T4_5">crScalar</text:span><text:span text:style-name="T4_6"><text:s/></text:span><text:span text:style-name="T4_7">will</text:span><text:span text:style-name="T4_8"><text:s/></text:span><text:span text:style-name="T4_9">be</text:span><text:span text:style-name="T4_10"><text:s/></text:span><text:span text:style-name="T4_11">defined</text:span><text:span text:style-name="T4_12"><text:s/></text:span><text:span text:style-name="T4_13">as</text:span><text:span text:style-name="T4_14"><text:s/></text:span><text:span text:style-name="T4_15">double</text:span></text:p>
      <text:p text:style-name="P5"><text:span text:style-name="T5_1">#</text:span><text:span text:style-name="T5_2">define</text:span><text:span text:style-name="T5_3"><text:s/></text:span><text:span text:style-name="T5_4">crUseLongs</text:span></text:p>
      <text:p text:style-name="P6"><text:span text:style-name="T6_1">The</text:span><text:span text:style-name="T6_2"><text:s/></text:span><text:span text:style-name="T6_3">type</text:span><text:span text:style-name="T6_4"><text:s/></text:span><text:span text:style-name="T6_5">crIndex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defined</text:span><text:span text:style-name="T6_12"><text:s/></text:span><text:span text:style-name="T6_13">as</text:span><text:span text:style-name="T6_14"><text:s/></text:span><text:span text:style-name="T6_15">unsigned</text:span><text:span text:style-name="T6_16"><text:s/></text:span><text:span text:style-name="T6_17">long</text:span></text:p>
      <text:p text:style-name="P7"><text:span text:style-name="T7_1">#</text:span><text:span text:style-name="T7_2">define</text:span><text:span text:style-name="T7_3"><text:s/></text:span><text:span text:style-name="T7_4">crShowWindow</text:span></text:p>
      <text:p text:style-name="P8"><text:span text:style-name="T8_1">The</text:span><text:span text:style-name="T8_2"><text:s/></text:span><text:span text:style-name="T8_3">internal</text:span><text:span text:style-name="T8_4"><text:s/></text:span><text:span text:style-name="T8_5">rendering</text:span><text:span text:style-name="T8_6"><text:s/></text:span><text:span text:style-name="T8_7">window</text:span><text:span text:style-name="T8_8"><text:s/></text:span><text:span text:style-name="T8_9">is</text:span><text:span text:style-name="T8_10"><text:s/></text:span><text:span text:style-name="T8_11">put</text:span><text:span text:style-name="T8_12"><text:s/></text:span><text:span text:style-name="T8_13">on</text:span><text:span text:style-name="T8_14"><text:s/></text:span><text:span text:style-name="T8_15">the</text:span><text:span text:style-name="T8_16"><text:s/></text:span><text:span text:style-name="T8_17">screen</text:span><text:span text:style-name="T8_18"><text:s/></text:span><text:span text:style-name="T8_19">instead</text:span><text:span text:style-name="T8_20"><text:s/></text:span><text:span text:style-name="T8_21">of</text:span><text:span text:style-name="T8_22"><text:s/></text:span><text:span text:style-name="T8_23">being</text:span><text:span text:style-name="T8_24"><text:s/></text:span><text:span text:style-name="T8_25">hidden</text:span><text:span text:style-name="T8_26"><text:s/></text:span><text:span text:style-name="T8_27">away</text:span><text:span text:style-name="T8_28">.</text:span></text:p>
      <text:p text:style-name="P9"><text:span text:style-name="T9_1">Types</text:span><text:span text:style-name="T9_2">:</text:span></text:p>
      <text:p text:style-name="P10"><text:span text:style-name="T10_1">crScalar</text:span></text:p>
      <text:p text:style-name="P11"><text:span text:style-name="T11_1">A</text:span><text:span text:style-name="T11_2"><text:s/></text:span><text:span text:style-name="T11_3">floating</text:span><text:span text:style-name="T11_4">-</text:span><text:span text:style-name="T11_5">point</text:span><text:span text:style-name="T11_6"><text:s/></text:span><text:span text:style-name="T11_7">type</text:span><text:span text:style-name="T11_8">.<text:s/></text:span><text:span text:style-name="T11_9">If</text:span><text:span text:style-name="T11_10"><text:s/></text:span><text:span text:style-name="T11_11">crUseDoubles</text:span><text:span text:style-name="T11_12"><text:s/></text:span><text:span text:style-name="T11_13">was</text:span><text:span text:style-name="T11_14"><text:s/></text:span><text:span text:style-name="T11_15">not</text:span><text:span text:style-name="T11_16"><text:s/></text:span><text:span text:style-name="T11_17">defined</text:span><text:span text:style-name="T11_18">,<text:s/></text:span><text:span text:style-name="T11_19">is</text:span><text:span text:style-name="T11_20"><text:s/></text:span><text:span text:style-name="T11_21">defined</text:span><text:span text:style-name="T11_22"><text:s/></text:span><text:span text:style-name="T11_23">as</text:span><text:span text:style-name="T11_24"><text:s/></text:span><text:span text:style-name="T11_25">float</text:span></text:p>
      <text:p text:style-name="P12"><text:span text:style-name="T12_1">crIndex</text:span></text:p>
      <text:p text:style-name="P13"><text:span text:style-name="T13_1">An</text:span><text:span text:style-name="T13_2"><text:s/></text:span><text:span text:style-name="T13_3">unsigned</text:span><text:span text:style-name="T13_4"><text:s/></text:span><text:span text:style-name="T13_5">integer</text:span><text:span text:style-name="T13_6"><text:s/></text:span><text:span text:style-name="T13_7">type</text:span><text:span text:style-name="T13_8">.<text:s/></text:span><text:span text:style-name="T13_9">If</text:span><text:span text:style-name="T13_10"><text:s/></text:span><text:span text:style-name="T13_11">crUseLongs</text:span><text:span text:style-name="T13_12"><text:s/></text:span><text:span text:style-name="T13_13">was</text:span><text:span text:style-name="T13_14"><text:s/></text:span><text:span text:style-name="T13_15">not</text:span><text:span text:style-name="T13_16"><text:s/></text:span><text:span text:style-name="T13_17">defined</text:span><text:span text:style-name="T13_18">,<text:s/></text:span><text:span text:style-name="T13_19">is</text:span><text:span text:style-name="T13_20"><text:s/></text:span><text:span text:style-name="T13_21">defined</text:span><text:span text:style-name="T13_22"><text:s/></text:span><text:span text:style-name="T13_23">as</text:span><text:span text:style-name="T13_24"><text:s/></text:span><text:span text:style-name="T13_25">unsigned</text:span><text:span text:style-name="T13_26"><text:s/></text:span><text:span text:style-name="T13_27">int</text:span></text:p>
      <text:p text:style-name="P14"><text:span text:style-name="T14_1">struct</text:span><text:span text:style-name="T14_2"><text:s/></text:span><text:span text:style-name="T14_3">crLine</text:span><text:span text:style-name="T14_4"><text:s/>{<text:s/></text:span><text:span text:style-name="T14_5">crScalar</text:span><text:span text:style-name="T14_6"><text:s/></text:span><text:span text:style-name="T14_7">x</text:span><text:span text:style-name="T14_8">1,</text:span><text:span text:style-name="T14_9">y</text:span><text:span text:style-name="T14_10">1,</text:span><text:span text:style-name="T14_11">x</text:span><text:span text:style-name="T14_12">2,</text:span><text:span text:style-name="T14_13">y</text:span><text:span text:style-name="T14_14">2;<text:s/>}</text:span></text:p>
      <text:p text:style-name="P15"><text:span text:style-name="T15_1">Contains</text:span><text:span text:style-name="T15_2"><text:s/></text:span><text:span text:style-name="T15_3">crScalar</text:span><text:span text:style-name="T15_4"><text:s/></text:span><text:span text:style-name="T15_5">values</text:span><text:span text:style-name="T15_6"><text:s/></text:span><text:span text:style-name="T15_7">x</text:span><text:span text:style-name="T15_8">1,</text:span><text:span text:style-name="T15_9">y</text:span><text:span text:style-name="T15_10">1,</text:span><text:span text:style-name="T15_11">x</text:span><text:span text:style-name="T15_12">2,</text:span><text:span text:style-name="T15_13">y</text:span><text:span text:style-name="T15_14">2</text:span></text:p>
      <text:p text:style-name="P16"><text:span text:style-name="T16_1">x</text:span><text:span text:style-name="T16_2">1,</text:span><text:span text:style-name="T16_3">y</text:span><text:span text:style-name="T16_4">1<text:s/></text:span><text:span text:style-name="T16_5">are</text:span><text:span text:style-name="T16_6"><text:s/></text:span><text:span text:style-name="T16_7">the</text:span><text:span text:style-name="T16_8"><text:s/></text:span><text:span text:style-name="T16_9">XY</text:span><text:span text:style-name="T16_10"><text:s/></text:span><text:span text:style-name="T16_11">coordinates</text:span><text:span text:style-name="T16_12"><text:s/></text:span><text:span text:style-name="T16_13">of</text:span><text:span text:style-name="T16_14"><text:s/></text:span><text:span text:style-name="T16_15">the</text:span><text:span text:style-name="T16_16"><text:s/></text:span><text:span text:style-name="T16_17">point</text:span><text:span text:style-name="T16_18"><text:s/></text:span><text:span text:style-name="T16_19">at</text:span><text:span text:style-name="T16_20"><text:s/></text:span><text:span text:style-name="T16_21">one</text:span><text:span text:style-name="T16_22"><text:s/></text:span><text:span text:style-name="T16_23">end</text:span><text:span text:style-name="T16_24"><text:s/></text:span><text:span text:style-name="T16_25">of</text:span><text:span text:style-name="T16_26"><text:s/></text:span><text:span text:style-name="T16_27">the</text:span><text:span text:style-name="T16_28"><text:s/></text:span><text:span text:style-name="T16_29">line</text:span><text:span text:style-name="T16_30"><text:s/></text:span><text:span text:style-name="T16_31">and</text:span><text:span text:style-name="T16_32"><text:s/></text:span><text:span text:style-name="T16_33">x</text:span><text:span text:style-name="T16_34">2,</text:span><text:span text:style-name="T16_35">y</text:span><text:span text:style-name="T16_36">2<text:s/></text:span><text:span text:style-name="T16_37">are</text:span><text:span text:style-name="T16_38"><text:s/></text:span><text:span text:style-name="T16_39">the</text:span><text:span text:style-name="T16_40"><text:s/></text:span><text:span text:style-name="T16_41">XY</text:span><text:span text:style-name="T16_42"><text:s/></text:span><text:span text:style-name="T16_43">coordinates</text:span><text:span text:style-name="T16_44"><text:s/></text:span><text:span text:style-name="T16_45">of</text:span><text:span text:style-name="T16_46"><text:s/></text:span><text:span text:style-name="T16_47">the</text:span><text:span text:style-name="T16_48"><text:s/></text:span><text:span text:style-name="T16_49">point</text:span><text:span text:style-name="T16_50"><text:s/></text:span><text:span text:style-name="T16_51">at</text:span><text:span text:style-name="T16_52"><text:s/></text:span><text:span text:style-name="T16_53">the</text:span><text:span text:style-name="T16_54"><text:s/></text:span><text:span text:style-name="T16_55">other</text:span><text:span text:style-name="T16_56"><text:s/></text:span><text:span text:style-name="T16_57">end</text:span><text:span text:style-name="T16_58"><text:s/></text:span><text:span text:style-name="T16_59">of</text:span><text:span text:style-name="T16_60"><text:s/></text:span><text:span text:style-name="T16_61">the</text:span><text:span text:style-name="T16_62"><text:s/></text:span><text:span text:style-name="T16_63">line</text:span></text:p>
      <text:p text:style-name="P17"><text:span text:style-name="T17_1">Used</text:span><text:span text:style-name="T17_2"><text:s/></text:span><text:span text:style-name="T17_3">in</text:span><text:span text:style-name="T17_4"><text:s/></text:span><text:span text:style-name="T17_5">the</text:span><text:span text:style-name="T17_6"><text:s/></text:span><text:span text:style-name="T17_7">crProto</text:span><text:span text:style-name="T17_8"><text:s/></text:span><text:span text:style-name="T17_9">object</text:span><text:span text:style-name="T17_10">,<text:s/></text:span><text:span text:style-name="T17_11">which</text:span><text:span text:style-name="T17_12"><text:s/></text:span><text:span text:style-name="T17_13">contains</text:span><text:span text:style-name="T17_14"><text:s/></text:span><text:span text:style-name="T17_15">an</text:span><text:span text:style-name="T17_16"><text:s/></text:span><text:span text:style-name="T17_17">array</text:span><text:span text:style-name="T17_18"><text:s/></text:span><text:span text:style-name="T17_19">of</text:span><text:span text:style-name="T17_20"><text:s/></text:span><text:span text:style-name="T17_21">lines</text:span><text:span text:style-name="T17_22">.</text:span></text:p>
      <text:p text:style-name="P18"><text:span text:style-name="T18_1"><text:tab/><text:tab/></text:span><text:span text:style-name="T18_2">struct</text:span><text:span text:style-name="T18_3"><text:s/></text:span><text:span text:style-name="T18_4">crProto</text:span></text:p>
      <text:p text:style-name="P19"><text:span text:style-name="T19_1"><text:tab/><text:tab/><text:tab/></text:span><text:span text:style-name="T19_2">Used</text:span><text:span text:style-name="T19_3"><text:s/></text:span><text:span text:style-name="T19_4">for</text:span><text:span text:style-name="T19_5"><text:s/></text:span><text:span text:style-name="T19_6">storing</text:span><text:span text:style-name="T19_7"><text:s/></text:span><text:span text:style-name="T19_8">groups</text:span><text:span text:style-name="T19_9"><text:s/></text:span><text:span text:style-name="T19_10">of</text:span><text:span text:style-name="T19_11"><text:s/></text:span><text:span text:style-name="T19_12">lines</text:span><text:span text:style-name="T19_13"><text:s/></text:span><text:span text:style-name="T19_14">making</text:span><text:span text:style-name="T19_15"><text:s/></text:span><text:span text:style-name="T19_16">up</text:span><text:span text:style-name="T19_17"><text:s/></text:span><text:span text:style-name="T19_18">an</text:span><text:span text:style-name="T19_19"><text:s/></text:span><text:span text:style-name="T19_20">image</text:span><text:span text:style-name="T19_21">.</text:span></text:p>
      <text:p text:style-name="P20"><text:span text:style-name="T20_1">DO</text:span><text:span text:style-name="T20_2"><text:s/></text:span><text:span text:style-name="T20_3">NOT</text:span><text:span text:style-name="T20_4"><text:s/></text:span><text:span text:style-name="T20_5">ALLOCATE</text:span><text:span text:style-name="T20_6"><text:s/></text:span><text:span text:style-name="T20_7">INDEPENDENTLY</text:span><text:span text:style-name="T20_8">:</text:span></text:p>
      <text:p text:style-name="P21"><text:span text:style-name="T21_1"><text:tab/></text:span><text:span text:style-name="T21_2">Always</text:span><text:span text:style-name="T21_3"><text:s/></text:span><text:span text:style-name="T21_4">acquire</text:span><text:span text:style-name="T21_5"><text:s/></text:span><text:span text:style-name="T21_6">with</text:span><text:span text:style-name="T21_7"><text:s/></text:span><text:span text:style-name="T21_8">a</text:span><text:span text:style-name="T21_9"><text:s/></text:span><text:span text:style-name="T21_10">call</text:span><text:span text:style-name="T21_11"><text:s/></text:span><text:span text:style-name="T21_12">to</text:span><text:span text:style-name="T21_13"><text:s/></text:span><text:span text:style-name="T21_14">crRequireProto</text:span><text:span text:style-name="T21_15">!</text:span></text:p>
      <text:p text:style-name="P22"><text:span text:style-name="T22_1">DO</text:span><text:span text:style-name="T22_2"><text:s/></text:span><text:span text:style-name="T22_3">NOT</text:span><text:span text:style-name="T22_4"><text:s/></text:span><text:span text:style-name="T22_5">FREE</text:span><text:span text:style-name="T22_6">:</text:span></text:p>
      <text:p text:style-name="P23"><text:span text:style-name="T23_1">This</text:span><text:span text:style-name="T23_2"><text:s/></text:span><text:span text:style-name="T23_3">object</text:span><text:span text:style-name="T23_4"><text:s/></text:span><text:span text:style-name="T23_5">belongs</text:span><text:span text:style-name="T23_6"><text:s/></text:span><text:span text:style-name="T23_7">to</text:span><text:span text:style-name="T23_8"><text:s/></text:span><text:span text:style-name="T23_9">the</text:span><text:span text:style-name="T23_10"><text:s/></text:span><text:span text:style-name="T23_11">circuit</text:span><text:span text:style-name="T23_12"><text:s/></text:span><text:span text:style-name="T23_13">renderer</text:span><text:span text:style-name="T23_14"><text:s/></text:span><text:span text:style-name="T23_15">system</text:span><text:span text:style-name="T23_16">,<text:s/></text:span><text:span text:style-name="T23_17">and</text:span><text:span text:style-name="T23_18"><text:s/></text:span><text:span text:style-name="T23_19">deleting</text:span><text:span text:style-name="T23_20"><text:s/></text:span><text:span text:style-name="T23_21">its</text:span><text:span text:style-name="T23_22"><text:s/></text:span><text:span text:style-name="T23_23">memory</text:span><text:span text:style-name="T23_24"><text:s/></text:span><text:span text:style-name="T23_25">may</text:span><text:span text:style-name="T23_26"><text:s/></text:span><text:span text:style-name="T23_27">have</text:span><text:span text:style-name="T23_28"><text:s/></text:span><text:span text:style-name="T23_29">unforeseen</text:span><text:span text:style-name="T23_30"><text:s/></text:span><text:span text:style-name="T23_31">consequences</text:span><text:span text:style-name="T23_32">.</text:span></text:p>
      <text:p text:style-name="P24"><text:span text:style-name="T24_1">struct</text:span><text:span text:style-name="T24_2"><text:s/></text:span><text:span text:style-name="T24_3">crItem</text:span><text:span text:style-name="T24_4"><text:s/>{<text:s/></text:span><text:span text:style-name="T24_5">crProto</text:span><text:span text:style-name="T24_6">*<text:s/></text:span><text:span text:style-name="T24_7">proto</text:span><text:span text:style-name="T24_8">;<text:s/></text:span><text:span text:style-name="T24_9">crScalar</text:span><text:span text:style-name="T24_10"><text:s/></text:span><text:span text:style-name="T24_11">posx</text:span><text:span text:style-name="T24_12">,</text:span><text:span text:style-name="T24_13">posy</text:span><text:span text:style-name="T24_14">;<text:s/>}</text:span></text:p>
      <text:p text:style-name="P25"><text:span text:style-name="T25_1">An</text:span><text:span text:style-name="T25_2"><text:s/></text:span><text:span text:style-name="T25_3">instance</text:span><text:span text:style-name="T25_4"><text:s/></text:span><text:span text:style-name="T25_5">to</text:span><text:span text:style-name="T25_6"><text:s/></text:span><text:span text:style-name="T25_7">be</text:span><text:span text:style-name="T25_8"><text:s/></text:span><text:span text:style-name="T25_9">drawn</text:span><text:span text:style-name="T25_10"><text:s/></text:span><text:span text:style-name="T25_11">on</text:span><text:span text:style-name="T25_12"><text:s/></text:span><text:span text:style-name="T25_13">the</text:span><text:span text:style-name="T25_14"><text:s/></text:span><text:span text:style-name="T25_15">screen</text:span><text:span text:style-name="T25_16"><text:s/></text:span><text:span text:style-name="T25_17">every</text:span><text:span text:style-name="T25_18"><text:s/></text:span><text:span text:style-name="T25_19">frame</text:span><text:span text:style-name="T25_20">.</text:span></text:p>
      <text:p text:style-name="P26"><text:span text:style-name="T26_1">Contains</text:span><text:span text:style-name="T26_2"><text:s/></text:span><text:span text:style-name="T26_3">a</text:span><text:span text:style-name="T26_4"><text:s/></text:span><text:span text:style-name="T26_5">reference</text:span><text:span text:style-name="T26_6"><text:s/></text:span><text:span text:style-name="T26_7">to</text:span><text:span text:style-name="T26_8"><text:s/></text:span><text:span text:style-name="T26_9">an</text:span><text:span text:style-name="T26_10"><text:s/></text:span><text:span text:style-name="T26_11">image</text:span><text:span text:style-name="T26_12"><text:s/></text:span><text:span text:style-name="T26_13">prototype</text:span><text:span text:style-name="T26_14">,<text:s/></text:span><text:span text:style-name="T26_15">and</text:span><text:span text:style-name="T26_16"><text:s/></text:span><text:span text:style-name="T26_17">the</text:span><text:span text:style-name="T26_18"><text:s/></text:span><text:span text:style-name="T26_19">XY</text:span><text:span text:style-name="T26_20"><text:s/></text:span><text:span text:style-name="T26_21">coordinates</text:span><text:span text:style-name="T26_22"><text:s/></text:span><text:span text:style-name="T26_23">of</text:span><text:span text:style-name="T26_24"><text:s/></text:span><text:span text:style-name="T26_25">the</text:span><text:span text:style-name="T26_26"><text:s/></text:span><text:span text:style-name="T26_27">instance</text:span><text:span text:style-name="T26_28"><text:s/></text:span><text:span text:style-name="T26_29">on</text:span><text:span text:style-name="T26_30"><text:s/></text:span><text:span text:style-name="T26_31">the</text:span><text:span text:style-name="T26_32"><text:s/>‘</text:span><text:span text:style-name="T26_33">canvas</text:span><text:span text:style-name="T26_34">’.</text:span></text:p>
      <text:p text:style-name="P27"><text:span text:style-name="T27_1">DO</text:span><text:span text:style-name="T27_2"><text:s/></text:span><text:span text:style-name="T27_3">NOT</text:span><text:span text:style-name="T27_4"><text:s/></text:span><text:span text:style-name="T27_5">ALLOCATE</text:span><text:span text:style-name="T27_6"><text:s/></text:span><text:span text:style-name="T27_7">INDEPENDENTLY</text:span><text:span text:style-name="T27_8">:</text:span></text:p>
      <text:p text:style-name="P28"><text:span text:style-name="T28_1">Do</text:span><text:span text:style-name="T28_2"><text:s/></text:span><text:span text:style-name="T28_3">not</text:span><text:span text:style-name="T28_4"><text:s/></text:span><text:span text:style-name="T28_5">expect</text:span><text:span text:style-name="T28_6"><text:s/></text:span><text:span text:style-name="T28_7">crItem</text:span><text:span text:style-name="T28_8">*<text:s/></text:span><text:span text:style-name="T28_9">item</text:span><text:span text:style-name="T28_10"><text:s/>=<text:s/></text:span><text:span text:style-name="T28_11">malloc</text:span><text:span text:style-name="T28_12">(</text:span><text:span text:style-name="T28_13">sizeof</text:span><text:span text:style-name="T28_14">(</text:span><text:span text:style-name="T28_15">crItem</text:span><text:span text:style-name="T28_16">));</text:span><text:span text:style-name="T28_17"><text:s/></text:span><text:span text:style-name="T28_18">to</text:span><text:span text:style-name="T28_19"><text:s/></text:span><text:span text:style-name="T28_20">add</text:span><text:span text:style-name="T28_21"><text:s/></text:span><text:span text:style-name="T28_22">the</text:span><text:span text:style-name="T28_23"><text:s/></text:span><text:span text:style-name="T28_24">instance</text:span><text:span text:style-name="T28_25"><text:s/></text:span><text:span text:style-name="T28_26">to</text:span><text:span text:style-name="T28_27"><text:s/></text:span><text:span text:style-name="T28_28">the</text:span><text:span text:style-name="T28_29"><text:s/></text:span><text:span text:style-name="T28_30">internal</text:span><text:span text:style-name="T28_31"><text:s/></text:span><text:span text:style-name="T28_32">list</text:span><text:span text:style-name="T28_33">!<text:s/></text:span><text:span text:style-name="T28_34">This</text:span><text:span text:style-name="T28_35"><text:s/></text:span><text:span text:style-name="T28_36">type</text:span><text:span text:style-name="T28_37"><text:s/></text:span><text:span text:style-name="T28_38">of</text:span><text:span text:style-name="T28_39"><text:s/></text:span><text:span text:style-name="T28_40">allocation</text:span><text:span text:style-name="T28_41"><text:s/></text:span><text:span text:style-name="T28_42">is</text:span><text:span text:style-name="T28_43"><text:s/></text:span><text:span text:style-name="T28_44">not</text:span><text:span text:style-name="T28_45"><text:s/></text:span><text:span text:style-name="T28_46">invalid</text:span><text:span text:style-name="T28_47"><text:s/></text:span><text:span text:style-name="T28_48">but</text:span><text:span text:style-name="T28_49"><text:s/></text:span><text:span text:style-name="T28_50">should</text:span><text:span text:style-name="T28_51"><text:s/></text:span><text:span text:style-name="T28_52">not</text:span><text:span text:style-name="T28_53"><text:s/></text:span><text:span text:style-name="T28_54">be</text:span><text:span text:style-name="T28_55"><text:s/></text:span><text:span text:style-name="T28_56">used</text:span><text:span text:style-name="T28_57"><text:s/></text:span><text:span text:style-name="T28_58">for</text:span><text:span text:style-name="T28_59"><text:s/></text:span><text:span text:style-name="T28_60">interfacing</text:span><text:span text:style-name="T28_61"><text:s/></text:span><text:span text:style-name="T28_62">with</text:span><text:span text:style-name="T28_63"><text:s/></text:span><text:span text:style-name="T28_64">the</text:span><text:span text:style-name="T28_65"><text:s/></text:span><text:span text:style-name="T28_66">draw</text:span><text:span text:style-name="T28_67"><text:s/></text:span><text:span text:style-name="T28_68">system</text:span><text:span text:style-name="T28_69">.</text:span></text:p>
      <text:p text:style-name="P29"><text:span text:style-name="T29_1">Use</text:span><text:span text:style-name="T29_2"><text:s/></text:span><text:span text:style-name="T29_3">crItem</text:span><text:span text:style-name="T29_4">*<text:s/></text:span><text:span text:style-name="T29_5">item</text:span><text:span text:style-name="T29_6"><text:s/>=<text:s/></text:span><text:span text:style-name="T29_7">crCreateItem</text:span><text:span text:style-name="T29_8">(...);</text:span><text:span text:style-name="T29_9"><text:s/></text:span><text:span text:style-name="T29_10">instead</text:span><text:span text:style-name="T29_11">.</text:span></text:p>
      <text:p text:style-name="P30"><text:span text:style-name="T30_1">DO</text:span><text:span text:style-name="T30_2"><text:s/></text:span><text:span text:style-name="T30_3">NOT</text:span><text:span text:style-name="T30_4"><text:s/></text:span><text:span text:style-name="T30_5">FREE</text:span><text:span text:style-name="T30_6"><text:s/></text:span><text:span text:style-name="T30_7">INDEPENDENTLY</text:span><text:span text:style-name="T30_8">:</text:span></text:p>
      <text:p text:style-name="P31"><text:span text:style-name="T31_1">Using</text:span><text:span text:style-name="T31_2"><text:s/></text:span><text:span text:style-name="T31_3">free</text:span><text:span text:style-name="T31_4">(</text:span><text:span text:style-name="T31_5">item</text:span><text:span text:style-name="T31_6">);</text:span><text:span text:style-name="T31_7"><text:s/></text:span><text:span text:style-name="T31_8">to</text:span><text:span text:style-name="T31_9"><text:s/></text:span><text:span text:style-name="T31_10">deallocate</text:span><text:span text:style-name="T31_11"><text:s/></text:span><text:span text:style-name="T31_12">a</text:span><text:span text:style-name="T31_13"><text:s/></text:span><text:span text:style-name="T31_14">reference</text:span><text:span text:style-name="T31_15"><text:s/></text:span><text:span text:style-name="T31_16">item</text:span><text:span text:style-name="T31_17"><text:s/></text:span><text:span text:style-name="T31_18">returned</text:span><text:span text:style-name="T31_19"><text:s/></text:span><text:span text:style-name="T31_20">previously</text:span><text:span text:style-name="T31_21"><text:s/></text:span><text:span text:style-name="T31_22">from</text:span><text:span text:style-name="T31_23"><text:s/></text:span><text:span text:style-name="T31_24">a</text:span><text:span text:style-name="T31_25"><text:s/></text:span><text:span text:style-name="T31_26">call</text:span><text:span text:style-name="T31_27"><text:s/></text:span><text:span text:style-name="T31_28">to</text:span><text:span text:style-name="T31_29"><text:s/></text:span><text:span text:style-name="T31_30">crCreateItem</text:span><text:span text:style-name="T31_31"><text:s/></text:span><text:span text:style-name="T31_32">will</text:span><text:span text:style-name="T31_33"><text:s/></text:span><text:span text:style-name="T31_34">not</text:span><text:span text:style-name="T31_35"><text:s/></text:span><text:span text:style-name="T31_36">remove</text:span><text:span text:style-name="T31_37"><text:s/></text:span><text:span text:style-name="T31_38">it</text:span><text:span text:style-name="T31_39"><text:s/></text:span><text:span text:style-name="T31_40">from</text:span><text:span text:style-name="T31_41"><text:s/></text:span><text:span text:style-name="T31_42">the</text:span><text:span text:style-name="T31_43"><text:s/></text:span><text:span text:style-name="T31_44">internal</text:span><text:span text:style-name="T31_45"><text:s/></text:span><text:span text:style-name="T31_46">list</text:span><text:span text:style-name="T31_47">,<text:s/></text:span><text:span text:style-name="T31_48">and</text:span><text:span text:style-name="T31_49"><text:s/></text:span><text:span text:style-name="T31_50">since</text:span><text:span text:style-name="T31_51"><text:s/></text:span><text:span text:style-name="T31_52">the</text:span><text:span text:style-name="T31_53"><text:s/></text:span><text:span text:style-name="T31_54">memory</text:span><text:span text:style-name="T31_55"><text:s/></text:span><text:span text:style-name="T31_56">is</text:span><text:span text:style-name="T31_57"><text:s/></text:span><text:span text:style-name="T31_58">now</text:span><text:span text:style-name="T31_59"><text:s/></text:span><text:span text:style-name="T31_60">invalid</text:span><text:span text:style-name="T31_61"><text:s/></text:span><text:span text:style-name="T31_62">the</text:span><text:span text:style-name="T31_63"><text:s/></text:span><text:span text:style-name="T31_64">renderer</text:span><text:span text:style-name="T31_65"><text:s/></text:span><text:span text:style-name="T31_66">will</text:span><text:span text:style-name="T31_67"><text:s/></text:span><text:span text:style-name="T31_68">have</text:span><text:span text:style-name="T31_69"><text:s/></text:span><text:span text:style-name="T31_70">a</text:span><text:span text:style-name="T31_71"><text:s/></text:span><text:span text:style-name="T31_72">memory</text:span><text:span text:style-name="T31_73"><text:s/></text:span><text:span text:style-name="T31_74">access</text:span><text:span text:style-name="T31_75"><text:s/></text:span><text:span text:style-name="T31_76">violation</text:span><text:span text:style-name="T31_77"><text:s/></text:span><text:span text:style-name="T31_78">on</text:span><text:span text:style-name="T31_79"><text:s/></text:span><text:span text:style-name="T31_80">trying</text:span><text:span text:style-name="T31_81"><text:s/></text:span><text:span text:style-name="T31_82">to</text:span><text:span text:style-name="T31_83"><text:s/></text:span><text:span text:style-name="T31_84">draw</text:span><text:span text:style-name="T31_85"><text:s/></text:span><text:span text:style-name="T31_86">the</text:span><text:span text:style-name="T31_87"><text:s/></text:span><text:span text:style-name="T31_88">next</text:span><text:span text:style-name="T31_89"><text:s/></text:span><text:span text:style-name="T31_90">frame</text:span><text:span text:style-name="T31_91">.</text:span></text:p>
      <text:p text:style-name="P32"><text:span text:style-name="T32_1">Use</text:span><text:span text:style-name="T32_2"><text:s/></text:span><text:span text:style-name="T32_3">crDestroyItem</text:span><text:span text:style-name="T32_4">(</text:span><text:span text:style-name="T32_5">item</text:span><text:span text:style-name="T32_6">);</text:span><text:span text:style-name="T32_7"><text:s/></text:span><text:span text:style-name="T32_8">instead</text:span><text:span text:style-name="T32_9">.</text:span></text:p>
      <text:p text:style-name="P33"><text:span text:style-name="T33_1"><text:tab/></text:span><text:span text:style-name="T33_2">Functions</text:span><text:span text:style-name="T33_3">:</text:span></text:p>
      <text:p text:style-name="P34"><text:span text:style-name="T34_1">crProto</text:span><text:span text:style-name="T34_2">*<text:s/></text:span><text:span text:style-name="T34_3">crRequireProto</text:span><text:span text:style-name="T34_4"><text:s/>(</text:span><text:span text:style-name="T34_5">char</text:span><text:span text:style-name="T34_6">*<text:s/></text:span><text:span text:style-name="T34_7">path</text:span><text:span text:style-name="T34_8">)</text:span></text:p>
      <text:p text:style-name="P35"><text:span text:style-name="T35_1"><text:tab/><text:tab/></text:span><text:span text:style-name="T35_2">Checks</text:span><text:span text:style-name="T35_3"><text:s/></text:span><text:span text:style-name="T35_4">for</text:span><text:span text:style-name="T35_5"><text:s/></text:span><text:span text:style-name="T35_6">existence</text:span><text:span text:style-name="T35_7"><text:s/></text:span><text:span text:style-name="T35_8">of</text:span><text:span text:style-name="T35_9"><text:s/></text:span><text:span text:style-name="T35_10">the</text:span><text:span text:style-name="T35_11"><text:s/></text:span><text:span text:style-name="T35_12">image</text:span><text:span text:style-name="T35_13"><text:s/></text:span><text:span text:style-name="T35_14">prototype</text:span><text:span text:style-name="T35_15"><text:s/></text:span><text:span text:style-name="T35_16">loaded</text:span><text:span text:style-name="T35_17"><text:s/></text:span><text:span text:style-name="T35_18">from</text:span><text:span text:style-name="T35_19"><text:s/></text:span><text:span text:style-name="T35_20">path</text:span><text:span text:style-name="T35_21">.<text:s/></text:span></text:p>
      <text:p text:style-name="P36"><text:span text:style-name="T36_1"><text:tab/><text:tab/></text:span><text:span text:style-name="T36_2">If</text:span><text:span text:style-name="T36_3"><text:s/></text:span><text:span text:style-name="T36_4">the</text:span><text:span text:style-name="T36_5"><text:s/></text:span><text:span text:style-name="T36_6">prototype</text:span><text:span text:style-name="T36_7"><text:s/></text:span><text:span text:style-name="T36_8">hasn</text:span><text:span text:style-name="T36_9">’</text:span><text:span text:style-name="T36_10">t</text:span><text:span text:style-name="T36_11"><text:s/></text:span><text:span text:style-name="T36_12">been</text:span><text:span text:style-name="T36_13"><text:s/></text:span><text:span text:style-name="T36_14">loaded</text:span><text:span text:style-name="T36_15">,<text:s/></text:span><text:span text:style-name="T36_16">loads</text:span><text:span text:style-name="T36_17"><text:s/></text:span><text:span text:style-name="T36_18">the</text:span><text:span text:style-name="T36_19"><text:s/></text:span><text:span text:style-name="T36_20">prototype</text:span><text:span text:style-name="T36_21">.</text:span></text:p>
      <text:p text:style-name="P37"><text:span text:style-name="T37_1"><text:tab/></text:span><text:span text:style-name="T37_2">THIS</text:span><text:span text:style-name="T37_3"><text:s/></text:span><text:span text:style-name="T37_4">FUNCTION</text:span><text:span text:style-name="T37_5"><text:s/></text:span><text:span text:style-name="T37_6">CAN</text:span><text:span text:style-name="T37_7"><text:s/></text:span><text:span text:style-name="T37_8">RETURN</text:span><text:span text:style-name="T37_9"><text:s/></text:span><text:span text:style-name="T37_10">NULL</text:span><text:span text:style-name="T37_11">!!</text:span></text:p>
      <text:p text:style-name="P38"><text:span text:style-name="T38_1">Always</text:span><text:span text:style-name="T38_2"><text:s/></text:span><text:span text:style-name="T38_3">check</text:span><text:span text:style-name="T38_4"><text:s/></text:span><text:span text:style-name="T38_5">for</text:span><text:span text:style-name="T38_6"><text:s/></text:span><text:span text:style-name="T38_7">existence</text:span><text:span text:style-name="T38_8"><text:s/></text:span><text:span text:style-name="T38_9">of</text:span><text:span text:style-name="T38_10"><text:s/></text:span><text:span text:style-name="T38_11">the</text:span><text:span text:style-name="T38_12"><text:s/></text:span><text:span text:style-name="T38_13">pointer</text:span><text:span text:style-name="T38_14"><text:s/></text:span><text:span text:style-name="T38_15">returned</text:span><text:span text:style-name="T38_16">.<text:s/></text:span><text:span text:style-name="T38_17">If</text:span><text:span text:style-name="T38_18"><text:s/></text:span><text:span text:style-name="T38_19">the</text:span><text:span text:style-name="T38_20"><text:s/></text:span><text:span text:style-name="T38_21">pointer</text:span><text:span text:style-name="T38_22"><text:s/></text:span><text:span text:style-name="T38_23">is</text:span><text:span text:style-name="T38_24"><text:s/></text:span><text:span text:style-name="T38_25">NULL</text:span><text:span text:style-name="T38_26">,<text:s/></text:span><text:span text:style-name="T38_27">something</text:span><text:span text:style-name="T38_28"><text:s/></text:span><text:span text:style-name="T38_29">has</text:span><text:span text:style-name="T38_30"><text:s/></text:span><text:span text:style-name="T38_31">gone</text:span><text:span text:style-name="T38_32"><text:s/></text:span><text:span text:style-name="T38_33">wrong</text:span><text:span text:style-name="T38_34">,<text:s/></text:span><text:span text:style-name="T38_35">and</text:span><text:span text:style-name="T38_36"><text:s/></text:span><text:span text:style-name="T38_37">the</text:span><text:span text:style-name="T38_38"><text:s/></text:span><text:span text:style-name="T38_39">issue</text:span><text:span text:style-name="T38_40"><text:s/></text:span><text:span text:style-name="T38_41">can</text:span><text:span text:style-name="T38_42"><text:s/></text:span><text:span text:style-name="T38_43">be</text:span><text:span text:style-name="T38_44"><text:s/></text:span><text:span text:style-name="T38_45">investigated</text:span><text:span text:style-name="T38_46"><text:s/></text:span><text:span text:style-name="T38_47">with</text:span><text:span text:style-name="T38_48"><text:s/></text:span><text:span text:style-name="T38_49">a</text:span><text:span text:style-name="T38_50"><text:s/></text:span><text:span text:style-name="T38_51">subsequent</text:span><text:span text:style-name="T38_52"><text:s/></text:span><text:span text:style-name="T38_53">call</text:span><text:span text:style-name="T38_54"><text:s/></text:span><text:span text:style-name="T38_55">to</text:span><text:span text:style-name="T38_56"><text:s/></text:span><text:span text:style-name="T38_57">crGetError</text:span><text:span text:style-name="T38_58">.</text:span></text:p>
      <text:p text:style-name="P39"><text:span text:style-name="T39_1">This</text:span><text:span text:style-name="T39_2"><text:s/></text:span><text:span text:style-name="T39_3">function</text:span><text:span text:style-name="T39_4"><text:s/></text:span><text:span text:style-name="T39_5">can</text:span><text:span text:style-name="T39_6"><text:s/></text:span><text:span text:style-name="T39_7">be</text:span><text:span text:style-name="T39_8"><text:s/></text:span><text:span text:style-name="T39_9">used</text:span><text:span text:style-name="T39_10"><text:s/></text:span><text:span text:style-name="T39_11">by</text:span><text:span text:style-name="T39_12"><text:s/></text:span><text:span text:style-name="T39_13">the</text:span><text:span text:style-name="T39_14"><text:s/></text:span><text:span text:style-name="T39_15">application</text:span><text:span text:style-name="T39_16"><text:s/></text:span><text:span text:style-name="T39_17">for</text:span><text:span text:style-name="T39_18"><text:s/></text:span><text:span text:style-name="T39_19">changing</text:span><text:span text:style-name="T39_20"><text:s/></text:span><text:span text:style-name="T39_21">the</text:span><text:span text:style-name="T39_22"><text:s/></text:span><text:span text:style-name="T39_23">image</text:span><text:span text:style-name="T39_24"><text:s/></text:span><text:span text:style-name="T39_25">that</text:span><text:span text:style-name="T39_26"><text:s/></text:span><text:span text:style-name="T39_27">a</text:span><text:span text:style-name="T39_28"><text:s/></text:span><text:span text:style-name="T39_29">crItem</text:span><text:span text:style-name="T39_30"><text:s/></text:span><text:span text:style-name="T39_31">references</text:span><text:span text:style-name="T39_32">.<text:s/></text:span><text:span text:style-name="T39_33">For</text:span><text:span text:style-name="T39_34"><text:s/></text:span><text:span text:style-name="T39_35">example</text:span><text:span text:style-name="T39_36">,<text:s/></text:span><text:span text:style-name="T39_37">where</text:span><text:span text:style-name="T39_38"><text:s/></text:span><text:span text:style-name="T39_39">item</text:span><text:span text:style-name="T39_40"><text:s/></text:span><text:span text:style-name="T39_41">is</text:span><text:span text:style-name="T39_42"><text:s/></text:span><text:span text:style-name="T39_43">a</text:span><text:span text:style-name="T39_44"><text:s/></text:span><text:span text:style-name="T39_45">crItem</text:span><text:span text:style-name="T39_46">,<text:s/></text:span><text:span text:style-name="T39_47">crProto</text:span><text:span text:style-name="T39_48">*<text:s/></text:span><text:span text:style-name="T39_49">proto</text:span><text:span text:style-name="T39_50"><text:s/>=<text:s/></text:span><text:span text:style-name="T39_51">crRequireProto</text:span><text:span text:style-name="T39_52">(“</text:span><text:span text:style-name="T39_53">example</text:span><text:span text:style-name="T39_54">-</text:span><text:span text:style-name="T39_55">proto</text:span><text:span text:style-name="T39_56">.</text:span><text:span text:style-name="T39_57">cbip</text:span><text:span text:style-name="T39_58">”);<text:s/></text:span><text:span text:style-name="T39_59">if</text:span><text:span text:style-name="T39_60"><text:s/>(!</text:span><text:span text:style-name="T39_61">proto</text:span><text:span text:style-name="T39_62">)<text:s/>{<text:s/>/*<text:s/></text:span><text:span text:style-name="T39_63">Error</text:span><text:span text:style-name="T39_64"><text:s/></text:span><text:span text:style-name="T39_65">Handling</text:span><text:span text:style-name="T39_66"><text:s/>*/<text:s/>}<text:s/></text:span><text:span text:style-name="T39_67">else</text:span><text:span text:style-name="T39_68"><text:s/></text:span><text:span text:style-name="T39_69">item</text:span><text:span text:style-name="T39_70">-&gt;</text:span><text:span text:style-name="T39_71">proto</text:span><text:span text:style-name="T39_72"><text:s/>=<text:s/></text:span><text:span text:style-name="T39_73">proto</text:span><text:span text:style-name="T39_74">;<text:s/></text:span><text:span text:style-name="T39_75">would</text:span><text:span text:style-name="T39_76"><text:s/></text:span><text:span text:style-name="T39_77">change</text:span><text:span text:style-name="T39_78"><text:s/></text:span><text:span text:style-name="T39_79">the</text:span><text:span text:style-name="T39_80"><text:s/></text:span><text:span text:style-name="T39_81">image</text:span><text:span text:style-name="T39_82"><text:s/></text:span><text:span text:style-name="T39_83">prototype</text:span><text:span text:style-name="T39_84"><text:s/></text:span><text:span text:style-name="T39_85">used</text:span><text:span text:style-name="T39_86"><text:s/></text:span><text:span text:style-name="T39_87">for</text:span><text:span text:style-name="T39_88"><text:s/></text:span><text:span text:style-name="T39_89">drawing</text:span><text:span text:style-name="T39_90"><text:s/></text:span><text:span text:style-name="T39_91">item</text:span><text:span text:style-name="T39_92">.</text:span></text:p>
      <text:p text:style-name="P40"><text:span text:style-name="T40_1">crItem</text:span><text:span text:style-name="T40_2">*<text:s/></text:span><text:span text:style-name="T40_3">crCreateItem</text:span><text:span text:style-name="T40_4"><text:s/>(</text:span><text:span text:style-name="T40_5">char</text:span><text:span text:style-name="T40_6">*<text:s/></text:span><text:span text:style-name="T40_7">path</text:span><text:span text:style-name="T40_8">)</text:span></text:p>
      <text:p text:style-name="P41"><text:span text:style-name="T41_1">Creates</text:span><text:span text:style-name="T41_2"><text:s/></text:span><text:span text:style-name="T41_3">a</text:span><text:span text:style-name="T41_4"><text:s/></text:span><text:span text:style-name="T41_5">new</text:span><text:span text:style-name="T41_6"><text:s/></text:span><text:span text:style-name="T41_7">crItem</text:span><text:span text:style-name="T41_8"><text:s/></text:span><text:span text:style-name="T41_9">and</text:span><text:span text:style-name="T41_10"><text:s/></text:span><text:span text:style-name="T41_11">calls</text:span><text:span text:style-name="T41_12"><text:s/></text:span><text:span text:style-name="T41_13">crRequireProto</text:span><text:span text:style-name="T41_14"><text:s/></text:span><text:span text:style-name="T41_15">with</text:span><text:span text:style-name="T41_16"><text:s/></text:span><text:span text:style-name="T41_17">path</text:span><text:span text:style-name="T41_18">.<text:s/></text:span><text:span text:style-name="T41_19">This</text:span><text:span text:style-name="T41_20"><text:s/></text:span><text:span text:style-name="T41_21">ensures</text:span><text:span text:style-name="T41_22"><text:s/></text:span><text:span text:style-name="T41_23">that</text:span><text:span text:style-name="T41_24"><text:s/></text:span><text:span text:style-name="T41_25">the</text:span><text:span text:style-name="T41_26"><text:s/></text:span><text:span text:style-name="T41_27">prototype</text:span><text:span text:style-name="T41_28"><text:s/></text:span><text:span text:style-name="T41_29">is</text:span><text:span text:style-name="T41_30"><text:s/></text:span><text:span text:style-name="T41_31">either</text:span><text:span text:style-name="T41_32"><text:s/></text:span><text:span text:style-name="T41_33">grabbed</text:span><text:span text:style-name="T41_34"><text:s/></text:span><text:span text:style-name="T41_35">from</text:span><text:span text:style-name="T41_36"><text:s/></text:span><text:span text:style-name="T41_37">the</text:span><text:span text:style-name="T41_38"><text:s/></text:span><text:span text:style-name="T41_39">list</text:span><text:span text:style-name="T41_40"><text:s/></text:span><text:span text:style-name="T41_41">of</text:span><text:span text:style-name="T41_42"><text:s/></text:span><text:span text:style-name="T41_43">already</text:span><text:span text:style-name="T41_44">-</text:span><text:span text:style-name="T41_45">loaded</text:span><text:span text:style-name="T41_46"><text:s/></text:span><text:span text:style-name="T41_47">prototypes</text:span><text:span text:style-name="T41_48"><text:s/></text:span><text:span text:style-name="T41_49">or</text:span><text:span text:style-name="T41_50"><text:s/></text:span><text:span text:style-name="T41_51">loaded</text:span><text:span text:style-name="T41_52"><text:s/></text:span><text:span text:style-name="T41_53">from</text:span><text:span text:style-name="T41_54"><text:s/></text:span><text:span text:style-name="T41_55">the</text:span><text:span text:style-name="T41_56"><text:s/></text:span><text:span text:style-name="T41_57">file</text:span><text:span text:style-name="T41_58"><text:s/></text:span><text:span text:style-name="T41_59">pointed</text:span><text:span text:style-name="T41_60"><text:s/></text:span><text:span text:style-name="T41_61">to</text:span><text:span text:style-name="T41_62"><text:s/></text:span><text:span text:style-name="T41_63">by</text:span><text:span text:style-name="T41_64"><text:s/></text:span><text:span text:style-name="T41_65">path</text:span><text:span text:style-name="T41_66"><text:s/></text:span><text:span text:style-name="T41_67">and</text:span><text:span text:style-name="T41_68"><text:s/></text:span><text:span text:style-name="T41_69">put</text:span><text:span text:style-name="T41_70"><text:s/></text:span><text:span text:style-name="T41_71">into</text:span><text:span text:style-name="T41_72"><text:s/></text:span><text:span text:style-name="T41_73">the</text:span><text:span text:style-name="T41_74"><text:s/></text:span><text:span text:style-name="T41_75">list</text:span><text:span text:style-name="T41_76">.</text:span></text:p>
      <text:p text:style-name="P42"><text:span text:style-name="T42_1"><text:tab/></text:span><text:span text:style-name="T42_2">THIS</text:span><text:span text:style-name="T42_3"><text:s/></text:span><text:span text:style-name="T42_4">FUNCTION</text:span><text:span text:style-name="T42_5"><text:s/></text:span><text:span text:style-name="T42_6">CAN</text:span><text:span text:style-name="T42_7"><text:s/></text:span><text:span text:style-name="T42_8">RETURN</text:span><text:span text:style-name="T42_9"><text:s/></text:span><text:span text:style-name="T42_10">NULL</text:span><text:span text:style-name="T42_11">!!</text:span></text:p>
      <text:p text:style-name="P43"><text:span text:style-name="T43_1">Always</text:span><text:span text:style-name="T43_2"><text:s/></text:span><text:span text:style-name="T43_3">check</text:span><text:span text:style-name="T43_4"><text:s/></text:span><text:span text:style-name="T43_5">for</text:span><text:span text:style-name="T43_6"><text:s/></text:span><text:span text:style-name="T43_7">existence</text:span><text:span text:style-name="T43_8"><text:s/></text:span><text:span text:style-name="T43_9">of</text:span><text:span text:style-name="T43_10"><text:s/></text:span><text:span text:style-name="T43_11">the</text:span><text:span text:style-name="T43_12"><text:s/></text:span><text:span text:style-name="T43_13">pointer</text:span><text:span text:style-name="T43_14"><text:s/></text:span><text:span text:style-name="T43_15">returned</text:span><text:span text:style-name="T43_16">.<text:s/></text:span><text:span text:style-name="T43_17">If</text:span><text:span text:style-name="T43_18"><text:s/></text:span><text:span text:style-name="T43_19">the</text:span><text:span text:style-name="T43_20"><text:s/></text:span><text:span text:style-name="T43_21">pointer</text:span><text:span text:style-name="T43_22"><text:s/></text:span><text:span text:style-name="T43_23">is</text:span><text:span text:style-name="T43_24"><text:s/></text:span><text:span text:style-name="T43_25">NULL</text:span><text:span text:style-name="T43_26">,<text:s/></text:span><text:span text:style-name="T43_27">something</text:span><text:span text:style-name="T43_28"><text:s/></text:span><text:span text:style-name="T43_29">has</text:span><text:span text:style-name="T43_30"><text:s/></text:span><text:span text:style-name="T43_31">gone</text:span><text:span text:style-name="T43_32"><text:s/></text:span><text:span text:style-name="T43_33">wrong</text:span><text:span text:style-name="T43_34">,<text:s/></text:span><text:span text:style-name="T43_35">and</text:span><text:span text:style-name="T43_36"><text:s/></text:span><text:span text:style-name="T43_37">the</text:span><text:span text:style-name="T43_38"><text:s/></text:span><text:span text:style-name="T43_39">issue</text:span><text:span text:style-name="T43_40"><text:s/></text:span><text:span text:style-name="T43_41">can</text:span><text:span text:style-name="T43_42"><text:s/></text:span><text:span text:style-name="T43_43">be</text:span><text:span text:style-name="T43_44"><text:s/></text:span><text:span text:style-name="T43_45">investigated</text:span><text:span text:style-name="T43_46"><text:s/></text:span><text:span text:style-name="T43_47">with</text:span><text:span text:style-name="T43_48"><text:s/></text:span><text:span text:style-name="T43_49">a</text:span><text:span text:style-name="T43_50"><text:s/></text:span><text:span text:style-name="T43_51">subsequent</text:span><text:span text:style-name="T43_52"><text:s/></text:span><text:span text:style-name="T43_53">call</text:span><text:span text:style-name="T43_54"><text:s/></text:span><text:span text:style-name="T43_55">to</text:span><text:span text:style-name="T43_56"><text:s/></text:span><text:span text:style-name="T43_57">crGetError</text:span><text:span text:style-name="T43_58">.</text:span></text:p>
      <text:p text:style-name="P44"><text:span text:style-name="T44_1">void</text:span><text:span text:style-name="T44_2"><text:s/></text:span><text:span text:style-name="T44_3">crDestroyItem</text:span><text:span text:style-name="T44_4"><text:s/>(</text:span><text:span text:style-name="T44_5">crItem</text:span><text:span text:style-name="T44_6">*<text:s/></text:span><text:span text:style-name="T44_7">todel</text:span><text:span text:style-name="T44_8">)</text:span></text:p>
      <text:p text:style-name="P45"><text:span text:style-name="T45_1">Frees</text:span><text:span text:style-name="T45_2"><text:s/></text:span><text:span text:style-name="T45_3">memory</text:span><text:span text:style-name="T45_4"><text:s/></text:span><text:span text:style-name="T45_5">associated</text:span><text:span text:style-name="T45_6"><text:s/></text:span><text:span text:style-name="T45_7">with</text:span><text:span text:style-name="T45_8"><text:s/></text:span><text:span text:style-name="T45_9">a</text:span><text:span text:style-name="T45_10"><text:s/></text:span><text:span text:style-name="T45_11">crItem</text:span><text:span text:style-name="T45_12"><text:s/></text:span><text:span text:style-name="T45_13">object</text:span><text:span text:style-name="T45_14"><text:s/></text:span><text:span text:style-name="T45_15">and</text:span><text:span text:style-name="T45_16"><text:s/></text:span><text:span text:style-name="T45_17">removes</text:span><text:span text:style-name="T45_18"><text:s/></text:span><text:span text:style-name="T45_19">it</text:span><text:span text:style-name="T45_20"><text:s/></text:span><text:span text:style-name="T45_21">from</text:span><text:span text:style-name="T45_22"><text:s/></text:span><text:span text:style-name="T45_23">the</text:span><text:span text:style-name="T45_24"><text:s/></text:span><text:span text:style-name="T45_25">internal</text:span><text:span text:style-name="T45_26"><text:s/></text:span><text:span text:style-name="T45_27">list</text:span><text:span text:style-name="T45_28">.</text:span></text:p>
      <text:p text:style-name="P46"><text:span text:style-name="T46_1">Providing</text:span><text:span text:style-name="T46_2"><text:s/></text:span><text:span text:style-name="T46_3">NULL</text:span><text:span text:style-name="T46_4"><text:s/></text:span><text:span text:style-name="T46_5">or</text:span><text:span text:style-name="T46_6"><text:s/></text:span><text:span text:style-name="T46_7">an</text:span><text:span text:style-name="T46_8"><text:s/></text:span><text:span text:style-name="T46_9">invalid</text:span><text:span text:style-name="T46_10"><text:s/></text:span><text:span text:style-name="T46_11">pointer</text:span><text:span text:style-name="T46_12"><text:s/></text:span><text:span text:style-name="T46_13">for</text:span><text:span text:style-name="T46_14"><text:s/></text:span><text:span text:style-name="T46_15">todel</text:span><text:span text:style-name="T46_16"><text:s/></text:span><text:span text:style-name="T46_17">has</text:span><text:span text:style-name="T46_18"><text:s/></text:span><text:span text:style-name="T46_19">no</text:span><text:span text:style-name="T46_20"><text:s/></text:span><text:span text:style-name="T46_21">negative</text:span><text:span text:style-name="T46_22"><text:s/></text:span><text:span text:style-name="T46_23">effects</text:span><text:span text:style-name="T46_24"><text:s/>(</text:span><text:span text:style-name="T46_25">unless</text:span><text:span text:style-name="T46_26"><text:s/></text:span><text:span text:style-name="T46_27">a</text:span><text:span text:style-name="T46_28"><text:s/></text:span><text:span text:style-name="T46_29">non</text:span><text:span text:style-name="T46_30">-</text:span><text:span text:style-name="T46_31">NULL</text:span><text:span text:style-name="T46_32"><text:s/></text:span><text:span text:style-name="T46_33">pointer</text:span><text:span text:style-name="T46_34"><text:s/></text:span><text:span text:style-name="T46_35">provided</text:span><text:span text:style-name="T46_36"><text:s/></text:span><text:span text:style-name="T46_37">coincidentally</text:span><text:span text:style-name="T46_38"><text:s/></text:span><text:span text:style-name="T46_39">equals</text:span><text:span text:style-name="T46_40"><text:s/></text:span><text:span text:style-name="T46_41">a</text:span><text:span text:style-name="T46_42"><text:s/></text:span><text:span text:style-name="T46_43">pointer</text:span><text:span text:style-name="T46_44"><text:s/></text:span><text:span text:style-name="T46_45">in</text:span><text:span text:style-name="T46_46"><text:s/></text:span><text:span text:style-name="T46_47">the</text:span><text:span text:style-name="T46_48"><text:s/></text:span><text:span text:style-name="T46_49">list</text:span><text:span text:style-name="T46_50"><text:s/></text:span><text:span text:style-name="T46_51">of</text:span><text:span text:style-name="T46_52"><text:s/></text:span><text:span text:style-name="T46_53">an</text:span><text:span text:style-name="T46_54"><text:s/></text:span><text:span text:style-name="T46_55">object</text:span><text:span text:style-name="T46_56"><text:s/></text:span><text:span text:style-name="T46_57">that</text:span><text:span text:style-name="T46_58"><text:s/></text:span><text:span text:style-name="T46_59">is</text:span><text:span text:style-name="T46_60"><text:s/></text:span><text:span text:style-name="T46_61">not</text:span><text:span text:style-name="T46_62"><text:s/></text:span><text:span text:style-name="T46_63">intended</text:span><text:span text:style-name="T46_64"><text:s/></text:span><text:span text:style-name="T46_65">to</text:span><text:span text:style-name="T46_66"><text:s/></text:span><text:span text:style-name="T46_67">be</text:span><text:span text:style-name="T46_68"><text:s/></text:span><text:span text:style-name="T46_69">deleted</text:span><text:span text:style-name="T46_70">).<text:s/></text:span><text:span text:style-name="T46_71">So</text:span><text:span text:style-name="T46_72"><text:s/></text:span><text:span text:style-name="T46_73">it</text:span><text:span text:style-name="T46_74"><text:s/></text:span><text:span text:style-name="T46_75">is</text:span><text:span text:style-name="T46_76"><text:s/></text:span><text:span text:style-name="T46_77">safe</text:span><text:span text:style-name="T46_78"><text:s/></text:span><text:span text:style-name="T46_79">to</text:span><text:span text:style-name="T46_80"><text:s/></text:span><text:span text:style-name="T46_81">call</text:span><text:span text:style-name="T46_82"><text:s/></text:span><text:span text:style-name="T46_83">with</text:span><text:span text:style-name="T46_84"><text:s/></text:span><text:span text:style-name="T46_85">NULL</text:span><text:span text:style-name="T46_86"><text:s/></text:span><text:span text:style-name="T46_87">but</text:span><text:span text:style-name="T46_88"><text:s/></text:span><text:span text:style-name="T46_89">risky</text:span><text:span text:style-name="T46_90"><text:s/></text:span><text:span text:style-name="T46_91">to</text:span><text:span text:style-name="T46_92"><text:s/></text:span><text:span text:style-name="T46_93">call</text:span><text:span text:style-name="T46_94"><text:s/></text:span><text:span text:style-name="T46_95">with</text:span><text:span text:style-name="T46_96"><text:s/></text:span><text:span text:style-name="T46_97">junk</text:span><text:span text:style-name="T46_98"><text:s/></text:span><text:span text:style-name="T46_99">data</text:span><text:span text:style-name="T46_100">.</text:span></text:p>
      <text:p text:style-name="P47"><text:span text:style-name="T47_1">crIndex</text:span><text:span text:style-name="T47_2"><text:s/></text:span><text:span text:style-name="T47_3">crGetError</text:span><text:span text:style-name="T47_4"><text:s/>()</text:span></text:p>
      <text:p text:style-name="P48"><text:span text:style-name="T48_1">Returns</text:span><text:span text:style-name="T48_2"><text:s/></text:span><text:span text:style-name="T48_3">the</text:span><text:span text:style-name="T48_4"><text:s/></text:span><text:span text:style-name="T48_5">code</text:span><text:span text:style-name="T48_6"><text:s/></text:span><text:span text:style-name="T48_7">of</text:span><text:span text:style-name="T48_8"><text:s/></text:span><text:span text:style-name="T48_9">the</text:span><text:span text:style-name="T48_10"><text:s/></text:span><text:span text:style-name="T48_11">most</text:span><text:span text:style-name="T48_12"><text:s/></text:span><text:span text:style-name="T48_13">recent</text:span><text:span text:style-name="T48_14"><text:s/></text:span><text:span text:style-name="T48_15">error</text:span><text:span text:style-name="T48_16"><text:s/></text:span><text:span text:style-name="T48_17">logged</text:span><text:span text:style-name="T48_18"><text:s/></text:span><text:span text:style-name="T48_19">internally</text:span><text:span text:style-name="T48_20">,<text:s/></text:span><text:span text:style-name="T48_21">and</text:span><text:span text:style-name="T48_22"><text:s/></text:span><text:span text:style-name="T48_23">sets</text:span><text:span text:style-name="T48_24"><text:s/></text:span><text:span text:style-name="T48_25">the</text:span><text:span text:style-name="T48_26"><text:s/></text:span><text:span text:style-name="T48_27">internal</text:span><text:span text:style-name="T48_28"><text:s/></text:span><text:span text:style-name="T48_29">error</text:span><text:span text:style-name="T48_30"><text:s/></text:span><text:span text:style-name="T48_31">value</text:span><text:span text:style-name="T48_32"><text:s/></text:span><text:span text:style-name="T48_33">to</text:span><text:span text:style-name="T48_34"><text:s/></text:span><text:span text:style-name="T48_35">0</text:span><text:span text:style-name="T48_36">.<text:s/></text:span><text:span text:style-name="T48_37">Returns</text:span><text:span text:style-name="T48_38"><text:s/></text:span><text:span text:style-name="T48_39">one</text:span><text:span text:style-name="T48_40"><text:s/></text:span><text:span text:style-name="T48_41">of</text:span><text:span text:style-name="T48_42"><text:s/></text:span><text:span text:style-name="T48_43">the</text:span><text:span text:style-name="T48_44"><text:s/></text:span><text:span text:style-name="T48_45">following</text:span><text:span text:style-name="T48_46"><text:s/></text:span><text:span text:style-name="T48_47">values</text:span><text:span text:style-name="T48_48">:</text:span></text:p>
      <text:p text:style-name="P49"><text:span text:style-name="T49_1">Error</text:span><text:span text:style-name="T49_2"><text:s/></text:span><text:span text:style-name="T49_3">Codes</text:span><text:span text:style-name="T49_4">:</text:span></text:p>
      <text:p text:style-name="P50"><text:span text:style-name="T50_1"><text:tab/></text:span><text:span text:style-name="T50_2">0</text:span></text:p>
      <text:p text:style-name="P51"><text:span text:style-name="T51_1">No</text:span><text:span text:style-name="T51_2"><text:s/></text:span><text:span text:style-name="T51_3">error</text:span><text:span text:style-name="T51_4"><text:s/></text:span><text:span text:style-name="T51_5">has</text:span><text:span text:style-name="T51_6"><text:s/></text:span><text:span text:style-name="T51_7">been</text:span><text:span text:style-name="T51_8"><text:s/></text:span><text:span text:style-name="T51_9">logged</text:span><text:span text:style-name="T51_10"><text:s/></text:span><text:span text:style-name="T51_11">between</text:span><text:span text:style-name="T51_12"><text:s/></text:span><text:span text:style-name="T51_13">this</text:span><text:span text:style-name="T51_14"><text:s/></text:span><text:span text:style-name="T51_15">call</text:span><text:span text:style-name="T51_16"><text:s/></text:span><text:span text:style-name="T51_17">and</text:span><text:span text:style-name="T51_18"><text:s/></text:span><text:span text:style-name="T51_19">the</text:span><text:span text:style-name="T51_20"><text:s/></text:span><text:span text:style-name="T51_21">last</text:span><text:span text:style-name="T51_22"><text:s/></text:span><text:span text:style-name="T51_23">call</text:span><text:span text:style-name="T51_24"><text:s/></text:span><text:span text:style-name="T51_25">to</text:span><text:span text:style-name="T51_26"><text:s/></text:span><text:span text:style-name="T51_27">crGetError</text:span><text:span text:style-name="T51_28">,<text:s/></text:span><text:span text:style-name="T51_29">or</text:span><text:span text:style-name="T51_30"><text:s/></text:span><text:span text:style-name="T51_31">if</text:span><text:span text:style-name="T51_32"><text:s/></text:span><text:span text:style-name="T51_33">crGetError</text:span><text:span text:style-name="T51_34"><text:s/></text:span><text:span text:style-name="T51_35">has</text:span><text:span text:style-name="T51_36"><text:s/></text:span><text:span text:style-name="T51_37">not</text:span><text:span text:style-name="T51_38"><text:s/></text:span><text:span text:style-name="T51_39">been</text:span><text:span text:style-name="T51_40"><text:s/></text:span><text:span text:style-name="T51_41">called</text:span><text:span text:style-name="T51_42"><text:s/></text:span><text:span text:style-name="T51_43">before</text:span><text:span text:style-name="T51_44">,<text:s/></text:span><text:span text:style-name="T51_45">between</text:span><text:span text:style-name="T51_46"><text:s/></text:span><text:span text:style-name="T51_47">this</text:span><text:span text:style-name="T51_48"><text:s/></text:span><text:span text:style-name="T51_49">call</text:span><text:span text:style-name="T51_50"><text:s/></text:span><text:span text:style-name="T51_51">to</text:span><text:span text:style-name="T51_52"><text:s/></text:span><text:span text:style-name="T51_53">crGetError</text:span><text:span text:style-name="T51_54"><text:s/></text:span><text:span text:style-name="T51_55">and</text:span><text:span text:style-name="T51_56"><text:s/></text:span><text:span text:style-name="T51_57">the</text:span><text:span text:style-name="T51_58"><text:s/></text:span><text:span text:style-name="T51_59">program</text:span><text:span text:style-name="T51_60">’</text:span><text:span text:style-name="T51_61">s</text:span><text:span text:style-name="T51_62"><text:s/></text:span><text:span text:style-name="T51_63">start</text:span><text:span text:style-name="T51_64">.</text:span></text:p>
      <text:p text:style-name="P52"><text:span text:style-name="T52_1">crError</text:span><text:span text:style-name="T52_2">_</text:span><text:span text:style-name="T52_3">NoProtoPath</text:span></text:p>
      <text:p text:style-name="P53"><text:span text:style-name="T53_1">A</text:span><text:span text:style-name="T53_2"><text:s/></text:span><text:span text:style-name="T53_3">null</text:span><text:span text:style-name="T53_4"><text:s/></text:span><text:span text:style-name="T53_5">pointer</text:span><text:span text:style-name="T53_6"><text:s/></text:span><text:span text:style-name="T53_7">was</text:span><text:span text:style-name="T53_8"><text:s/></text:span><text:span text:style-name="T53_9">provided</text:span><text:span text:style-name="T53_10"><text:s/></text:span><text:span text:style-name="T53_11">for</text:span><text:span text:style-name="T53_12"><text:s/></text:span><text:span text:style-name="T53_13">the</text:span><text:span text:style-name="T53_14"><text:s/></text:span><text:span text:style-name="T53_15">path</text:span><text:span text:style-name="T53_16"><text:s/></text:span><text:span text:style-name="T53_17">argument</text:span><text:span text:style-name="T53_18"><text:s/></text:span><text:span text:style-name="T53_19">to</text:span><text:span text:style-name="T53_20"><text:s/></text:span><text:span text:style-name="T53_21">crRequireProto</text:span><text:span text:style-name="T53_22">,<text:s/></text:span><text:span text:style-name="T53_23">and</text:span><text:span text:style-name="T53_24"><text:s/></text:span><text:span text:style-name="T53_25">as</text:span><text:span text:style-name="T53_26"><text:s/></text:span><text:span text:style-name="T53_27">this</text:span><text:span text:style-name="T53_28"><text:s/></text:span><text:span text:style-name="T53_29">is</text:span><text:span text:style-name="T53_30"><text:s/></text:span><text:span text:style-name="T53_31">not</text:span><text:span text:style-name="T53_32"><text:s/></text:span><text:span text:style-name="T53_33">a</text:span><text:span text:style-name="T53_34"><text:s/></text:span><text:span text:style-name="T53_35">valid</text:span><text:span text:style-name="T53_36"><text:s/></text:span><text:span text:style-name="T53_37">file</text:span><text:span text:style-name="T53_38"><text:s/></text:span><text:span text:style-name="T53_39">path</text:span><text:span text:style-name="T53_40">,<text:s/></text:span><text:span text:style-name="T53_41">it</text:span><text:span text:style-name="T53_42"><text:s/></text:span><text:span text:style-name="T53_43">is</text:span><text:span text:style-name="T53_44"><text:s/></text:span><text:span text:style-name="T53_45">impossible</text:span><text:span text:style-name="T53_46"><text:s/></text:span><text:span text:style-name="T53_47">to</text:span><text:span text:style-name="T53_48"><text:s/></text:span><text:span text:style-name="T53_49">load</text:span><text:span text:style-name="T53_50"><text:s/></text:span><text:span text:style-name="T53_51">a</text:span><text:span text:style-name="T53_52"><text:s/></text:span><text:span text:style-name="T53_53">prototype</text:span><text:span text:style-name="T53_54"><text:s/></text:span><text:span text:style-name="T53_55">from</text:span><text:span text:style-name="T53_56"><text:s/></text:span><text:span text:style-name="T53_57">this</text:span><text:span text:style-name="T53_58"><text:s/></text:span><text:span text:style-name="T53_59">location</text:span><text:span text:style-name="T53_60">.</text:span></text:p>
      <text:p text:style-name="P54"><text:span text:style-name="T54_1">crError</text:span><text:span text:style-name="T54_2">_</text:span><text:span text:style-name="T54_3">NoProtoFile</text:span></text:p>
      <text:p text:style-name="P55"><text:span text:style-name="T55_1">crRequireProto</text:span><text:span text:style-name="T55_2"><text:s/></text:span><text:span text:style-name="T55_3">attempted</text:span><text:span text:style-name="T55_4"><text:s/></text:span><text:span text:style-name="T55_5">to</text:span><text:span text:style-name="T55_6"><text:s/></text:span><text:span text:style-name="T55_7">open</text:span><text:span text:style-name="T55_8"><text:s/></text:span><text:span text:style-name="T55_9">the</text:span><text:span text:style-name="T55_10"><text:s/></text:span><text:span text:style-name="T55_11">prototype</text:span><text:span text:style-name="T55_12"><text:s/></text:span><text:span text:style-name="T55_13">file</text:span><text:span text:style-name="T55_14"><text:s/></text:span><text:span text:style-name="T55_15">pointed</text:span><text:span text:style-name="T55_16"><text:s/></text:span><text:span text:style-name="T55_17">to</text:span><text:span text:style-name="T55_18"><text:s/></text:span><text:span text:style-name="T55_19">by</text:span><text:span text:style-name="T55_20"><text:s/></text:span><text:span text:style-name="T55_21">path</text:span><text:span text:style-name="T55_22">,<text:s/></text:span><text:span text:style-name="T55_23">but</text:span><text:span text:style-name="T55_24"><text:s/></text:span><text:span text:style-name="T55_25">the</text:span><text:span text:style-name="T55_26"><text:s/></text:span><text:span text:style-name="T55_27">file</text:span><text:span text:style-name="T55_28"><text:s/></text:span><text:span text:style-name="T55_29">did</text:span><text:span text:style-name="T55_30"><text:s/></text:span><text:span text:style-name="T55_31">not</text:span><text:span text:style-name="T55_32"><text:s/></text:span><text:span text:style-name="T55_33">exist</text:span><text:span text:style-name="T55_34">.</text:span></text:p>
      <text:p text:style-name="P56"><text:span text:style-name="T56_1">crError</text:span><text:span text:style-name="T56_2">_</text:span><text:span text:style-name="T56_3">BadProtoFile</text:span></text:p>
      <text:p text:style-name="P57"><text:span text:style-name="T57_1">crRequireProto</text:span><text:span text:style-name="T57_2"><text:s/></text:span><text:span text:style-name="T57_3">found</text:span><text:span text:style-name="T57_4"><text:s/></text:span><text:span text:style-name="T57_5">a</text:span><text:span text:style-name="T57_6"><text:s/></text:span><text:span text:style-name="T57_7">file</text:span><text:span text:style-name="T57_8"><text:s/></text:span><text:span text:style-name="T57_9">at</text:span><text:span text:style-name="T57_10"><text:s/></text:span><text:span text:style-name="T57_11">the</text:span><text:span text:style-name="T57_12"><text:s/></text:span><text:span text:style-name="T57_13">location</text:span><text:span text:style-name="T57_14"><text:s/></text:span><text:span text:style-name="T57_15">pointed</text:span><text:span text:style-name="T57_16"><text:s/></text:span><text:span text:style-name="T57_17">to</text:span><text:span text:style-name="T57_18"><text:s/></text:span><text:span text:style-name="T57_19">by</text:span><text:span text:style-name="T57_20"><text:s/></text:span><text:span text:style-name="T57_21">path</text:span><text:span text:style-name="T57_22">,<text:s/></text:span><text:span text:style-name="T57_23">but</text:span><text:span text:style-name="T57_24"><text:s/></text:span><text:span text:style-name="T57_25">the</text:span><text:span text:style-name="T57_26"><text:s/></text:span><text:span text:style-name="T57_27">file</text:span><text:span text:style-name="T57_28"><text:s/></text:span><text:span text:style-name="T57_29">was</text:span><text:span text:style-name="T57_30"><text:s/></text:span><text:span text:style-name="T57_31">corrupt</text:span><text:span text:style-name="T57_32"><text:s/></text:span><text:span text:style-name="T57_33">and</text:span><text:span text:style-name="T57_34"><text:s/></text:span><text:span text:style-name="T57_35">therefore</text:span><text:span text:style-name="T57_36"><text:s/></text:span><text:span text:style-name="T57_37">loading</text:span><text:span text:style-name="T57_38"><text:s/></text:span><text:span text:style-name="T57_39">of</text:span><text:span text:style-name="T57_40"><text:s/></text:span><text:span text:style-name="T57_41">its</text:span><text:span text:style-name="T57_42"><text:s/></text:span><text:span text:style-name="T57_43">information</text:span><text:span text:style-name="T57_44"><text:s/></text:span><text:span text:style-name="T57_45">has</text:span><text:span text:style-name="T57_46"><text:s/></text:span><text:span text:style-name="T57_47">failed</text:span><text:span text:style-name="T57_48">.</text:span></text:p>
      <text:p text:style-name="P58"><text:span text:style-name="T58_1">crError</text:span><text:span text:style-name="T58_2">_</text:span><text:span text:style-name="T58_3">FailedAlloc</text:span></text:p>
      <text:p text:style-name="P59"><text:span text:style-name="T59_1">A</text:span><text:span text:style-name="T59_2"><text:s/></text:span><text:span text:style-name="T59_3">circuit</text:span><text:span text:style-name="T59_4"><text:s/></text:span><text:span text:style-name="T59_5">renderer</text:span><text:span text:style-name="T59_6"><text:s/></text:span><text:span text:style-name="T59_7">system</text:span><text:span text:style-name="T59_8"><text:s/></text:span><text:span text:style-name="T59_9">function</text:span><text:span text:style-name="T59_10"><text:s/></text:span><text:span text:style-name="T59_11">has</text:span><text:span text:style-name="T59_12"><text:s/></text:span><text:span text:style-name="T59_13">attempted</text:span><text:span text:style-name="T59_14"><text:s/></text:span><text:span text:style-name="T59_15">to</text:span><text:span text:style-name="T59_16"><text:s/></text:span><text:span text:style-name="T59_17">allocate</text:span><text:span text:style-name="T59_18"><text:s/></text:span><text:span text:style-name="T59_19">memory</text:span><text:span text:style-name="T59_20"><text:s/></text:span><text:span text:style-name="T59_21">but</text:span><text:span text:style-name="T59_22"><text:s/></text:span><text:span text:style-name="T59_23">the</text:span><text:span text:style-name="T59_24"><text:s/></text:span><text:span text:style-name="T59_25">attempt</text:span><text:span text:style-name="T59_26"><text:s/></text:span><text:span text:style-name="T59_27">failed</text:span><text:span text:style-name="T59_28">.<text:s/></text:span><text:span text:style-name="T59_29">In</text:span><text:span text:style-name="T59_30"><text:s/></text:span><text:span text:style-name="T59_31">order</text:span><text:span text:style-name="T59_32"><text:s/></text:span><text:span text:style-name="T59_33">to</text:span><text:span text:style-name="T59_34"><text:s/></text:span><text:span text:style-name="T59_35">avoid</text:span><text:span text:style-name="T59_36"><text:s/></text:span><text:span text:style-name="T59_37">a</text:span><text:span text:style-name="T59_38"><text:s/></text:span><text:span text:style-name="T59_39">memory</text:span><text:span text:style-name="T59_40"><text:s/></text:span><text:span text:style-name="T59_41">access</text:span><text:span text:style-name="T59_42"><text:s/></text:span><text:span text:style-name="T59_43">violation</text:span><text:span text:style-name="T59_44">,<text:s/></text:span><text:span text:style-name="T59_45">the</text:span><text:span text:style-name="T59_46"><text:s/></text:span><text:span text:style-name="T59_47">function</text:span><text:span text:style-name="T59_48"><text:s/></text:span><text:span text:style-name="T59_49">has</text:span><text:span text:style-name="T59_50"><text:s/></text:span><text:span text:style-name="T59_51">failed</text:span><text:span text:style-name="T59_52"><text:s/></text:span><text:span text:style-name="T59_53">early</text:span><text:span text:style-name="T59_54">.</text:span></text:p>
      <text:p text:style-name="P60"><text:span text:style-name="T60_1">Note</text:span><text:span text:style-name="T60_2"><text:s/></text:span><text:span text:style-name="T60_3">that</text:span><text:span text:style-name="T60_4"><text:s/></text:span><text:span text:style-name="T60_5">some</text:span><text:span text:style-name="T60_6"><text:s/></text:span><text:span text:style-name="T60_7">memory</text:span><text:span text:style-name="T60_8"><text:s/></text:span><text:span text:style-name="T60_9">allocation</text:span><text:span text:style-name="T60_10"><text:s/></text:span><text:span text:style-name="T60_11">failures</text:span><text:span text:style-name="T60_12"><text:s/></text:span><text:span text:style-name="T60_13">may</text:span><text:span text:style-name="T60_14"><text:s/></text:span><text:span text:style-name="T60_15">cause</text:span><text:span text:style-name="T60_16"><text:s/></text:span><text:span text:style-name="T60_17">a</text:span><text:span text:style-name="T60_18"><text:s/></text:span><text:span text:style-name="T60_19">state</text:span><text:span text:style-name="T60_20"><text:s/></text:span><text:span text:style-name="T60_21">that</text:span><text:span text:style-name="T60_22"><text:s/></text:span><text:span text:style-name="T60_23">the</text:span><text:span text:style-name="T60_24"><text:s/></text:span><text:span text:style-name="T60_25">program</text:span><text:span text:style-name="T60_26"><text:s/></text:span><text:span text:style-name="T60_27">can</text:span><text:span text:style-name="T60_28"><text:s/></text:span><text:span text:style-name="T60_29">not</text:span><text:span text:style-name="T60_30"><text:s/></text:span><text:span text:style-name="T60_31">recover</text:span><text:span text:style-name="T60_32"><text:s/></text:span><text:span text:style-name="T60_33">from</text:span><text:span text:style-name="T60_34">,<text:s/></text:span><text:span text:style-name="T60_35">and</text:span><text:span text:style-name="T60_36"><text:s/></text:span><text:span text:style-name="T60_37">so</text:span><text:span text:style-name="T60_38"><text:s/></text:span><text:span text:style-name="T60_39">to</text:span><text:span text:style-name="T60_40"><text:s/></text:span><text:span text:style-name="T60_41">prevent</text:span><text:span text:style-name="T60_42"><text:s/></text:span><text:span text:style-name="T60_43">memory</text:span><text:span text:style-name="T60_44"><text:s/></text:span><text:span text:style-name="T60_45">access</text:span><text:span text:style-name="T60_46"><text:s/></text:span><text:span text:style-name="T60_47">violations</text:span><text:span text:style-name="T60_48"><text:s/></text:span><text:span text:style-name="T60_49">the</text:span><text:span text:style-name="T60_50"><text:s/></text:span><text:span text:style-name="T60_51">program</text:span><text:span text:style-name="T60_52"><text:s/></text:span><text:span text:style-name="T60_53">is</text:span><text:span text:style-name="T60_54"><text:s/></text:span><text:span text:style-name="T60_55">immediately</text:span><text:span text:style-name="T60_56"><text:s/></text:span><text:span text:style-name="T60_57">forced</text:span><text:span text:style-name="T60_58"><text:s/></text:span><text:span text:style-name="T60_59">to</text:span><text:span text:style-name="T60_60"><text:s/></text:span><text:span text:style-name="T60_61">exit</text:span><text:span text:style-name="T60_62">.</text:span></text:p>
      <text:p text:style-name="P61"><text:span text:style-name="T61_1">Note</text:span><text:span text:style-name="T61_2"><text:s/></text:span><text:span text:style-name="T61_3">also</text:span><text:span text:style-name="T61_4"><text:s/></text:span><text:span text:style-name="T61_5">that</text:span><text:span text:style-name="T61_6"><text:s/></text:span><text:span text:style-name="T61_7">it</text:span><text:span text:style-name="T61_8"><text:s/></text:span><text:span text:style-name="T61_9">is</text:span><text:span text:style-name="T61_10"><text:s/></text:span><text:span text:style-name="T61_11">extremely</text:span><text:span text:style-name="T61_12"><text:s/></text:span><text:span text:style-name="T61_13">unlikely</text:span><text:span text:style-name="T61_14"><text:s/></text:span><text:span text:style-name="T61_15">for</text:span><text:span text:style-name="T61_16"><text:s/></text:span><text:span text:style-name="T61_17">memory</text:span><text:span text:style-name="T61_18"><text:s/></text:span><text:span text:style-name="T61_19">allocation</text:span><text:span text:style-name="T61_20"><text:s/></text:span><text:span text:style-name="T61_21">to</text:span><text:span text:style-name="T61_22"><text:s/></text:span><text:span text:style-name="T61_23">fail</text:span><text:span text:style-name="T61_24"><text:s/></text:span><text:span text:style-name="T61_25">under</text:span><text:span text:style-name="T61_26"><text:s/></text:span><text:span text:style-name="T61_27">normal</text:span><text:span text:style-name="T61_28"><text:s/></text:span><text:span text:style-name="T61_29">circumstances</text:span><text:span text:style-name="T61_30">.</text:span></text:p>
      <text:p text:style-name="P62"><text:span text:style-name="T62_1">crError</text:span><text:span text:style-name="T62_2">_</text:span><text:span text:style-name="T62_3">SDL</text:span><text:span text:style-name="T62_4">_</text:span><text:span text:style-name="T62_5">InitFailure</text:span></text:p>
      <text:p text:style-name="P63"><text:span text:style-name="T63_1">SDL</text:span><text:span text:style-name="T63_2"><text:s/></text:span><text:span text:style-name="T63_3">could</text:span><text:span text:style-name="T63_4"><text:s/></text:span><text:span text:style-name="T63_5">not</text:span><text:span text:style-name="T63_6"><text:s/></text:span><text:span text:style-name="T63_7">be</text:span><text:span text:style-name="T63_8"><text:s/></text:span><text:span text:style-name="T63_9">initialized</text:span><text:span text:style-name="T63_10">,<text:s/></text:span><text:span text:style-name="T63_11">and</text:span><text:span text:style-name="T63_12"><text:s/></text:span><text:span text:style-name="T63_13">so</text:span><text:span text:style-name="T63_14"><text:s/></text:span><text:span text:style-name="T63_15">crInit</text:span><text:span text:style-name="T63_16"><text:s/></text:span><text:span text:style-name="T63_17">has</text:span><text:span text:style-name="T63_18"><text:s/></text:span><text:span text:style-name="T63_19">failed</text:span></text:p>
      <text:p text:style-name="P64"><text:span text:style-name="T64_1">crError</text:span><text:span text:style-name="T64_2">_</text:span><text:span text:style-name="T64_3">SDL</text:span><text:span text:style-name="T64_4">_</text:span><text:span text:style-name="T64_5">NoWindow</text:span></text:p>
      <text:p text:style-name="P65"><text:span text:style-name="T65_1">SDL</text:span><text:span text:style-name="T65_2"><text:s/></text:span><text:span text:style-name="T65_3">could</text:span><text:span text:style-name="T65_4"><text:s/></text:span><text:span text:style-name="T65_5">not</text:span><text:span text:style-name="T65_6"><text:s/></text:span><text:span text:style-name="T65_7">create</text:span><text:span text:style-name="T65_8"><text:s/></text:span><text:span text:style-name="T65_9">a</text:span><text:span text:style-name="T65_10"><text:s/></text:span><text:span text:style-name="T65_11">window</text:span><text:span text:style-name="T65_12">,<text:s/></text:span><text:span text:style-name="T65_13">and</text:span><text:span text:style-name="T65_14"><text:s/></text:span><text:span text:style-name="T65_15">so</text:span><text:span text:style-name="T65_16"><text:s/></text:span><text:span text:style-name="T65_17">crInit</text:span><text:span text:style-name="T65_18"><text:s/></text:span><text:span text:style-name="T65_19">has</text:span><text:span text:style-name="T65_20"><text:s/></text:span><text:span text:style-name="T65_21">failed</text:span><text:span text:style-name="T65_22">.</text:span></text:p>
      <text:p text:style-name="P66"><text:span text:style-name="T66_1">It</text:span><text:span text:style-name="T66_2"><text:s/></text:span><text:span text:style-name="T66_3">is</text:span><text:span text:style-name="T66_4"><text:s/></text:span><text:span text:style-name="T66_5">necessary</text:span><text:span text:style-name="T66_6"><text:s/></text:span><text:span text:style-name="T66_7">to</text:span><text:span text:style-name="T66_8"><text:s/></text:span><text:span text:style-name="T66_9">create</text:span><text:span text:style-name="T66_10"><text:s/></text:span><text:span text:style-name="T66_11">a</text:span><text:span text:style-name="T66_12"><text:s/></text:span><text:span text:style-name="T66_13">window</text:span><text:span text:style-name="T66_14"><text:s/></text:span><text:span text:style-name="T66_15">for</text:span><text:span text:style-name="T66_16"><text:s/></text:span><text:span text:style-name="T66_17">creation</text:span><text:span text:style-name="T66_18"><text:s/></text:span><text:span text:style-name="T66_19">of</text:span><text:span text:style-name="T66_20"><text:s/></text:span><text:span text:style-name="T66_21">the</text:span><text:span text:style-name="T66_22"><text:s/></text:span><text:span text:style-name="T66_23">rendering</text:span><text:span text:style-name="T66_24"><text:s/></text:span><text:span text:style-name="T66_25">context</text:span><text:span text:style-name="T66_26"><text:s/></text:span><text:span text:style-name="T66_27">for</text:span><text:span text:style-name="T66_28"><text:s/></text:span><text:span text:style-name="T66_29">accelerated</text:span><text:span text:style-name="T66_30"><text:s/></text:span><text:span text:style-name="T66_31">rendering</text:span><text:span text:style-name="T66_32">.<text:s/></text:span><text:span text:style-name="T66_33">The</text:span><text:span text:style-name="T66_34"><text:s/></text:span><text:span text:style-name="T66_35">window</text:span><text:span text:style-name="T66_36"><text:s/></text:span><text:span text:style-name="T66_37">is</text:span><text:span text:style-name="T66_38"><text:s/></text:span><text:span text:style-name="T66_39">hidden</text:span><text:span text:style-name="T66_40"><text:s/></text:span><text:span text:style-name="T66_41">unless</text:span><text:span text:style-name="T66_42"><text:s/></text:span><text:span text:style-name="T66_43">crShowWindow</text:span><text:span text:style-name="T66_44"><text:s/></text:span><text:span text:style-name="T66_45">is</text:span><text:span text:style-name="T66_46"><text:s/></text:span><text:span text:style-name="T66_47">defined</text:span></text:p>
      <text:p text:style-name="P67"><text:span text:style-name="T67_1">crError</text:span><text:span text:style-name="T67_2">_</text:span><text:span text:style-name="T67_3">SDL</text:span><text:span text:style-name="T67_4">_</text:span><text:span text:style-name="T67_5">NoRenderer</text:span></text:p>
      <text:p text:style-name="P68"><text:span text:style-name="T68_1">SDL</text:span><text:span text:style-name="T68_2"><text:s/></text:span><text:span text:style-name="T68_3">could</text:span><text:span text:style-name="T68_4"><text:s/></text:span><text:span text:style-name="T68_5">not</text:span><text:span text:style-name="T68_6"><text:s/></text:span><text:span text:style-name="T68_7">create</text:span><text:span text:style-name="T68_8"><text:s/></text:span><text:span text:style-name="T68_9">a</text:span><text:span text:style-name="T68_10"><text:s/></text:span><text:span text:style-name="T68_11">rendering</text:span><text:span text:style-name="T68_12"><text:s/></text:span><text:span text:style-name="T68_13">context</text:span><text:span text:style-name="T68_14">,<text:s/></text:span><text:span text:style-name="T68_15">and</text:span><text:span text:style-name="T68_16"><text:s/></text:span><text:span text:style-name="T68_17">so</text:span><text:span text:style-name="T68_18"><text:s/></text:span><text:span text:style-name="T68_19">crInit</text:span><text:span text:style-name="T68_20"><text:s/></text:span><text:span text:style-name="T68_21">has</text:span><text:span text:style-name="T68_22"><text:s/></text:span><text:span text:style-name="T68_23">failed</text:span></text:p>
      <text:p text:style-name="P69"><text:span text:style-name="T69_1"><text:tab/><text:tab/><text:tab/><text:tab/></text:span><text:span text:style-name="T69_2">crError</text:span><text:span text:style-name="T69_3">_</text:span><text:span text:style-name="T69_4">BadArgs</text:span></text:p>
      <text:p text:style-name="P70"><text:span text:style-name="T70_1">Invalid</text:span><text:span text:style-name="T70_2"><text:s/></text:span><text:span text:style-name="T70_3">arguments</text:span><text:span text:style-name="T70_4"><text:s/></text:span><text:span text:style-name="T70_5">were</text:span><text:span text:style-name="T70_6"><text:s/></text:span><text:span text:style-name="T70_7">provided</text:span><text:span text:style-name="T70_8"><text:s/></text:span><text:span text:style-name="T70_9">to</text:span><text:span text:style-name="T70_10"><text:s/></text:span><text:span text:style-name="T70_11">a</text:span><text:span text:style-name="T70_12"><text:s/></text:span><text:span text:style-name="T70_13">function</text:span><text:span text:style-name="T70_14">.<text:s/></text:span><text:span text:style-name="T70_15">This</text:span><text:span text:style-name="T70_16"><text:s/></text:span><text:span text:style-name="T70_17">error</text:span><text:span text:style-name="T70_18"><text:s/></text:span><text:span text:style-name="T70_19">is</text:span><text:span text:style-name="T70_20"><text:s/></text:span><text:span text:style-name="T70_21">for</text:span><text:span text:style-name="T70_22"><text:s/></text:span><text:span text:style-name="T70_23">crGetImg</text:span><text:span text:style-name="T70_24">,<text:s/></text:span><text:span text:style-name="T70_25">and</text:span><text:span text:style-name="T70_26"><text:s/></text:span><text:span text:style-name="T70_27">is</text:span><text:span text:style-name="T70_28"><text:s/></text:span><text:span text:style-name="T70_29">triggered</text:span><text:span text:style-name="T70_30"><text:s/></text:span><text:span text:style-name="T70_31">when</text:span><text:span text:style-name="T70_32"><text:s/></text:span><text:span text:style-name="T70_33">a</text:span><text:span text:style-name="T70_34"><text:s/></text:span><text:span text:style-name="T70_35">NULL</text:span><text:span text:style-name="T70_36"><text:s/></text:span><text:span text:style-name="T70_37">pointer</text:span><text:span text:style-name="T70_38"><text:s/></text:span><text:span text:style-name="T70_39">is</text:span><text:span text:style-name="T70_40"><text:s/></text:span><text:span text:style-name="T70_41">provided</text:span><text:span text:style-name="T70_42"><text:s/></text:span><text:span text:style-name="T70_43">for</text:span><text:span text:style-name="T70_44"><text:s/></text:span><text:span text:style-name="T70_45">any</text:span><text:span text:style-name="T70_46"><text:s/></text:span><text:span text:style-name="T70_47">of</text:span><text:span text:style-name="T70_48"><text:s/></text:span><text:span text:style-name="T70_49">its</text:span><text:span text:style-name="T70_50"><text:s/></text:span><text:span text:style-name="T70_51">three</text:span><text:span text:style-name="T70_52"><text:s/></text:span><text:span text:style-name="T70_53">arguments</text:span><text:span text:style-name="T70_54">.</text:span></text:p>
      <text:p text:style-name="P71"><text:span text:style-name="T71_1"><text:tab/><text:tab/><text:tab/><text:tab/></text:span><text:span text:style-name="T71_2">crError</text:span><text:span text:style-name="T71_3">_</text:span><text:span text:style-name="T71_4">ForcedResize</text:span></text:p>
      <text:p text:style-name="P72"><text:span text:style-name="T72_1">Indicates</text:span><text:span text:style-name="T72_2"><text:s/></text:span><text:span text:style-name="T72_3">that</text:span><text:span text:style-name="T72_4"><text:s/></text:span><text:span text:style-name="T72_5">a</text:span><text:span text:style-name="T72_6"><text:s/></text:span><text:span text:style-name="T72_7">call</text:span><text:span text:style-name="T72_8"><text:s/></text:span><text:span text:style-name="T72_9">to</text:span><text:span text:style-name="T72_10"><text:s/></text:span><text:span text:style-name="T72_11">crGetImg</text:span><text:span text:style-name="T72_12">_</text:span><text:span text:style-name="T72_13">ForceDims</text:span><text:span text:style-name="T72_14"><text:s/></text:span><text:span text:style-name="T72_15">had</text:span><text:span text:style-name="T72_16"><text:s/></text:span><text:span text:style-name="T72_17">to</text:span><text:span text:style-name="T72_18"><text:s/></text:span><text:span text:style-name="T72_19">rescale</text:span><text:span text:style-name="T72_20"><text:s/></text:span><text:span text:style-name="T72_21">the</text:span><text:span text:style-name="T72_22"><text:s/></text:span><text:span text:style-name="T72_23">renderer</text:span><text:span text:style-name="T72_24">’</text:span><text:span text:style-name="T72_25">s</text:span><text:span text:style-name="T72_26"><text:s/></text:span><text:span text:style-name="T72_27">output</text:span><text:span text:style-name="T72_28"><text:s/></text:span><text:span text:style-name="T72_29">in</text:span><text:span text:style-name="T72_30"><text:s/></text:span><text:span text:style-name="T72_31">order</text:span><text:span text:style-name="T72_32"><text:s/></text:span><text:span text:style-name="T72_33">to</text:span><text:span text:style-name="T72_34"><text:s/></text:span><text:span text:style-name="T72_35">match</text:span><text:span text:style-name="T72_36"><text:s/></text:span><text:span text:style-name="T72_37">the</text:span><text:span text:style-name="T72_38"><text:s/></text:span><text:span text:style-name="T72_39">forced</text:span><text:span text:style-name="T72_40"><text:s/></text:span><text:span text:style-name="T72_41">width</text:span><text:span text:style-name="T72_42"><text:s/></text:span><text:span text:style-name="T72_43">and</text:span><text:span text:style-name="T72_44"><text:s/></text:span><text:span text:style-name="T72_45">height</text:span><text:span text:style-name="T72_46"><text:s/></text:span><text:span text:style-name="T72_47">values</text:span><text:span text:style-name="T72_48">.</text:span></text:p>
      <text:p text:style-name="P73"><text:span text:style-name="T73_1">bool</text:span><text:span text:style-name="T73_2"><text:s/></text:span><text:span text:style-name="T73_3">crInit</text:span><text:span text:style-name="T73_4"><text:s/>()</text:span></text:p>
      <text:p text:style-name="P74"><text:span text:style-name="T74_1">Initializes</text:span><text:span text:style-name="T74_2"><text:s/></text:span><text:span text:style-name="T74_3">the</text:span><text:span text:style-name="T74_4"><text:s/></text:span><text:span text:style-name="T74_5">circuit</text:span><text:span text:style-name="T74_6"><text:s/></text:span><text:span text:style-name="T74_7">renderer</text:span><text:span text:style-name="T74_8"><text:s/></text:span><text:span text:style-name="T74_9">library</text:span><text:span text:style-name="T74_10">.</text:span></text:p>
      <text:p text:style-name="P75"><text:span text:style-name="T75_1">Returns</text:span><text:span text:style-name="T75_2"><text:s/></text:span><text:span text:style-name="T75_3">false</text:span><text:span text:style-name="T75_4"><text:s/></text:span><text:span text:style-name="T75_5">for</text:span><text:span text:style-name="T75_6"><text:s/></text:span><text:span text:style-name="T75_7">no</text:span><text:span text:style-name="T75_8"><text:s/></text:span><text:span text:style-name="T75_9">error</text:span><text:span text:style-name="T75_10">,<text:s/></text:span><text:span text:style-name="T75_11">but</text:span><text:span text:style-name="T75_12"><text:s/></text:span><text:span text:style-name="T75_13">returns</text:span><text:span text:style-name="T75_14"><text:s/></text:span><text:span text:style-name="T75_15">true</text:span><text:span text:style-name="T75_16"><text:s/></text:span><text:span text:style-name="T75_17">if</text:span><text:span text:style-name="T75_18"><text:s/></text:span><text:span text:style-name="T75_19">something</text:span><text:span text:style-name="T75_20"><text:s/></text:span><text:span text:style-name="T75_21">went</text:span><text:span text:style-name="T75_22"><text:s/></text:span><text:span text:style-name="T75_23">wrong</text:span><text:span text:style-name="T75_24">.</text:span></text:p>
      <text:p text:style-name="P76"><text:span text:style-name="T76_1">Safe</text:span><text:span text:style-name="T76_2"><text:s/></text:span><text:span text:style-name="T76_3">to</text:span><text:span text:style-name="T76_4"><text:s/></text:span><text:span text:style-name="T76_5">be</text:span><text:span text:style-name="T76_6"><text:s/></text:span><text:span text:style-name="T76_7">called</text:span><text:span text:style-name="T76_8"><text:s/></text:span><text:span text:style-name="T76_9">even</text:span><text:span text:style-name="T76_10"><text:s/></text:span><text:span text:style-name="T76_11">if</text:span><text:span text:style-name="T76_12"><text:s/></text:span><text:span text:style-name="T76_13">the</text:span><text:span text:style-name="T76_14"><text:s/></text:span><text:span text:style-name="T76_15">circuit</text:span><text:span text:style-name="T76_16"><text:s/></text:span><text:span text:style-name="T76_17">renderer</text:span><text:span text:style-name="T76_18"><text:s/></text:span><text:span text:style-name="T76_19">system</text:span><text:span text:style-name="T76_20"><text:s/></text:span><text:span text:style-name="T76_21">is</text:span><text:span text:style-name="T76_22"><text:s/></text:span><text:span text:style-name="T76_23">already</text:span><text:span text:style-name="T76_24"><text:s/></text:span><text:span text:style-name="T76_25">initialized</text:span><text:span text:style-name="T76_26">,<text:s/></text:span><text:span text:style-name="T76_27">in</text:span><text:span text:style-name="T76_28"><text:s/></text:span><text:span text:style-name="T76_29">which</text:span><text:span text:style-name="T76_30"><text:s/></text:span><text:span text:style-name="T76_31">case</text:span><text:span text:style-name="T76_32"><text:s/></text:span><text:span text:style-name="T76_33">returns</text:span><text:span text:style-name="T76_34"><text:s/></text:span><text:span text:style-name="T76_35">false</text:span><text:span text:style-name="T76_36">.</text:span></text:p>
      <text:p text:style-name="P77"><text:span text:style-name="T77_1">void</text:span><text:span text:style-name="T77_2"><text:s/></text:span><text:span text:style-name="T77_3">crDraw</text:span><text:span text:style-name="T77_4"><text:s/>()</text:span></text:p>
      <text:p text:style-name="P78"><text:span text:style-name="T78_1">Draws</text:span><text:span text:style-name="T78_2"><text:s/></text:span><text:span text:style-name="T78_3">a</text:span><text:span text:style-name="T78_4"><text:s/></text:span><text:span text:style-name="T78_5">frame</text:span><text:span text:style-name="T78_6"><text:s/></text:span><text:span text:style-name="T78_7">to</text:span><text:span text:style-name="T78_8"><text:s/></text:span><text:span text:style-name="T78_9">the</text:span><text:span text:style-name="T78_10"><text:s/></text:span><text:span text:style-name="T78_11">internal</text:span><text:span text:style-name="T78_12"><text:s/></text:span><text:span text:style-name="T78_13">window</text:span><text:span text:style-name="T78_14">.</text:span></text:p>
      <text:p text:style-name="P79"><text:span text:style-name="T79_1">If</text:span><text:span text:style-name="T79_2"><text:s/></text:span><text:span text:style-name="T79_3">the</text:span><text:span text:style-name="T79_4"><text:s/></text:span><text:span text:style-name="T79_5">library</text:span><text:span text:style-name="T79_6"><text:s/></text:span><text:span text:style-name="T79_7">isn</text:span><text:span text:style-name="T79_8">’</text:span><text:span text:style-name="T79_9">t</text:span><text:span text:style-name="T79_10"><text:s/></text:span><text:span text:style-name="T79_11">properly</text:span><text:span text:style-name="T79_12"><text:s/></text:span><text:span text:style-name="T79_13">initialized</text:span><text:span text:style-name="T79_14"><text:s/></text:span><text:span text:style-name="T79_15">yet</text:span><text:span text:style-name="T79_16">,<text:s/></text:span><text:span text:style-name="T79_17">crDraw</text:span><text:span text:style-name="T79_18"><text:s/></text:span><text:span text:style-name="T79_19">attempts</text:span><text:span text:style-name="T79_20"><text:s/></text:span><text:span text:style-name="T79_21">to</text:span><text:span text:style-name="T79_22"><text:s/></text:span><text:span text:style-name="T79_23">initialize</text:span><text:span text:style-name="T79_24"><text:s/></text:span><text:span text:style-name="T79_25">it</text:span><text:span text:style-name="T79_26"><text:s/></text:span><text:span text:style-name="T79_27">itself</text:span><text:span text:style-name="T79_28">.<text:s/></text:span><text:span text:style-name="T79_29">If</text:span><text:span text:style-name="T79_30"><text:s/></text:span><text:span text:style-name="T79_31">that</text:span><text:span text:style-name="T79_32"><text:s/></text:span><text:span text:style-name="T79_33">fails</text:span><text:span text:style-name="T79_34">,<text:s/></text:span><text:span text:style-name="T79_35">the</text:span><text:span text:style-name="T79_36"><text:s/></text:span><text:span text:style-name="T79_37">frame</text:span><text:span text:style-name="T79_38"><text:s/></text:span><text:span text:style-name="T79_39">is</text:span><text:span text:style-name="T79_40"><text:s/></text:span><text:span text:style-name="T79_41">not</text:span><text:span text:style-name="T79_42"><text:s/></text:span><text:span text:style-name="T79_43">drawn</text:span><text:span text:style-name="T79_44">.<text:s/></text:span><text:span text:style-name="T79_45">Do</text:span><text:span text:style-name="T79_46"><text:s/></text:span><text:span text:style-name="T79_47">not</text:span><text:span text:style-name="T79_48"><text:s/></text:span><text:span text:style-name="T79_49">rely</text:span><text:span text:style-name="T79_50"><text:s/></text:span><text:span text:style-name="T79_51">on</text:span><text:span text:style-name="T79_52"><text:s/></text:span><text:span text:style-name="T79_53">this</text:span><text:span text:style-name="T79_54"><text:s/></text:span><text:span text:style-name="T79_55">tolerance</text:span><text:span text:style-name="T79_56">,<text:s/></text:span><text:span text:style-name="T79_57">because</text:span><text:span text:style-name="T79_58"><text:s/></text:span><text:span text:style-name="T79_59">crDraw</text:span><text:span text:style-name="T79_60"><text:s/></text:span><text:span text:style-name="T79_61">returns</text:span><text:span text:style-name="T79_62"><text:s/></text:span><text:span text:style-name="T79_63">no</text:span><text:span text:style-name="T79_64"><text:s/></text:span><text:span text:style-name="T79_65">indication</text:span><text:span text:style-name="T79_66"><text:s/></text:span><text:span text:style-name="T79_67">of</text:span><text:span text:style-name="T79_68"><text:s/></text:span><text:span text:style-name="T79_69">an</text:span><text:span text:style-name="T79_70"><text:s/></text:span><text:span text:style-name="T79_71">error</text:span><text:span text:style-name="T79_72"><text:s/></text:span><text:span text:style-name="T79_73">directly</text:span><text:span text:style-name="T79_74">.<text:s/></text:span><text:span text:style-name="T79_75">Still</text:span><text:span text:style-name="T79_76">,<text:s/></text:span><text:span text:style-name="T79_77">if</text:span><text:span text:style-name="T79_78"><text:s/></text:span><text:span text:style-name="T79_79">initialization</text:span><text:span text:style-name="T79_80"><text:s/></text:span><text:span text:style-name="T79_81">was</text:span><text:span text:style-name="T79_82"><text:s/></text:span><text:span text:style-name="T79_83">attempted</text:span><text:span text:style-name="T79_84"><text:s/></text:span><text:span text:style-name="T79_85">but</text:span><text:span text:style-name="T79_86"><text:s/></text:span><text:span text:style-name="T79_87">failed</text:span><text:span text:style-name="T79_88">,<text:s/></text:span><text:span text:style-name="T79_89">crGetError</text:span><text:span text:style-name="T79_90"><text:s/></text:span><text:span text:style-name="T79_91">will</text:span><text:span text:style-name="T79_92"><text:s/></text:span><text:span text:style-name="T79_93">have</text:span><text:span text:style-name="T79_94"><text:s/></text:span><text:span text:style-name="T79_95">the</text:span><text:span text:style-name="T79_96"><text:s/></text:span><text:span text:style-name="T79_97">status</text:span><text:span text:style-name="T79_98"><text:s/></text:span><text:span text:style-name="T79_99">code</text:span><text:span text:style-name="T79_100">.</text:span></text:p>
      <text:p text:style-name="P80"><text:span text:style-name="T80_1">void</text:span><text:span text:style-name="T80_2"><text:s/></text:span><text:span text:style-name="T80_3">crQuit</text:span><text:span text:style-name="T80_4"><text:s/>()</text:span></text:p>
      <text:p text:style-name="P81"><text:span text:style-name="T81_1">Releases</text:span><text:span text:style-name="T81_2"><text:s/></text:span><text:span text:style-name="T81_3">the</text:span><text:span text:style-name="T81_4"><text:s/></text:span><text:span text:style-name="T81_5">SDL</text:span><text:span text:style-name="T81_6">-</text:span><text:span text:style-name="T81_7">related</text:span><text:span text:style-name="T81_8"><text:s/></text:span><text:span text:style-name="T81_9">resources</text:span><text:span text:style-name="T81_10"><text:s/></text:span><text:span text:style-name="T81_11">that</text:span><text:span text:style-name="T81_12"><text:s/></text:span><text:span text:style-name="T81_13">had</text:span><text:span text:style-name="T81_14"><text:s/></text:span><text:span text:style-name="T81_15">been</text:span><text:span text:style-name="T81_16"><text:s/></text:span><text:span text:style-name="T81_17">acquired</text:span><text:span text:style-name="T81_18"><text:s/></text:span><text:span text:style-name="T81_19">by</text:span><text:span text:style-name="T81_20"><text:s/></text:span><text:span text:style-name="T81_21">crInit</text:span><text:span text:style-name="T81_22">.</text:span></text:p>
      <text:p text:style-name="P82"><text:span text:style-name="T82_1">Safe</text:span><text:span text:style-name="T82_2"><text:s/></text:span><text:span text:style-name="T82_3">to</text:span><text:span text:style-name="T82_4"><text:s/></text:span><text:span text:style-name="T82_5">call</text:span><text:span text:style-name="T82_6"><text:s/></text:span><text:span text:style-name="T82_7">even</text:span><text:span text:style-name="T82_8"><text:s/></text:span><text:span text:style-name="T82_9">if</text:span><text:span text:style-name="T82_10"><text:s/></text:span><text:span text:style-name="T82_11">the</text:span><text:span text:style-name="T82_12"><text:s/></text:span><text:span text:style-name="T82_13">circuit</text:span><text:span text:style-name="T82_14"><text:s/></text:span><text:span text:style-name="T82_15">renderer</text:span><text:span text:style-name="T82_16"><text:s/></text:span><text:span text:style-name="T82_17">system</text:span><text:span text:style-name="T82_18"><text:s/></text:span><text:span text:style-name="T82_19">was</text:span><text:span text:style-name="T82_20"><text:s/></text:span><text:span text:style-name="T82_21">not</text:span><text:span text:style-name="T82_22"><text:s/></text:span><text:span text:style-name="T82_23">initialized</text:span><text:span text:style-name="T82_24">.</text:span></text:p>
      <text:p text:style-name="P83"><text:span text:style-name="T83_1">Does</text:span><text:span text:style-name="T83_2"><text:s/></text:span><text:span text:style-name="T83_3">not</text:span><text:span text:style-name="T83_4"><text:s/></text:span><text:span text:style-name="T83_5">clear</text:span><text:span text:style-name="T83_6"><text:s/></text:span><text:span text:style-name="T83_7">the</text:span><text:span text:style-name="T83_8"><text:s/></text:span><text:span text:style-name="T83_9">lists</text:span><text:span text:style-name="T83_10"><text:s/></text:span><text:span text:style-name="T83_11">of</text:span><text:span text:style-name="T83_12"><text:s/></text:span><text:span text:style-name="T83_13">items</text:span><text:span text:style-name="T83_14"><text:s/></text:span><text:span text:style-name="T83_15">and</text:span><text:span text:style-name="T83_16"><text:s/></text:span><text:span text:style-name="T83_17">prototypes</text:span><text:span text:style-name="T83_18"><text:s/></text:span><text:span text:style-name="T83_19">so</text:span><text:span text:style-name="T83_20"><text:s/></text:span><text:span text:style-name="T83_21">the</text:span><text:span text:style-name="T83_22"><text:s/></text:span><text:span text:style-name="T83_23">library</text:span><text:span text:style-name="T83_24"><text:s/></text:span><text:span text:style-name="T83_25">may</text:span><text:span text:style-name="T83_26"><text:s/></text:span><text:span text:style-name="T83_27">be</text:span><text:span text:style-name="T83_28"><text:s/></text:span><text:span text:style-name="T83_29">re</text:span><text:span text:style-name="T83_30">-</text:span><text:span text:style-name="T83_31">initialized</text:span><text:span text:style-name="T83_32"><text:s/></text:span><text:span text:style-name="T83_33">after</text:span><text:span text:style-name="T83_34"><text:s/></text:span><text:span text:style-name="T83_35">this</text:span><text:span text:style-name="T83_36"><text:s/></text:span><text:span text:style-name="T83_37">and</text:span><text:span text:style-name="T83_38"><text:s/></text:span><text:span text:style-name="T83_39">the</text:span><text:span text:style-name="T83_40"><text:s/></text:span><text:span text:style-name="T83_41">items</text:span><text:span text:style-name="T83_42"><text:s/></text:span><text:span text:style-name="T83_43">and</text:span><text:span text:style-name="T83_44"><text:s/></text:span><text:span text:style-name="T83_45">prototypes</text:span><text:span text:style-name="T83_46"><text:s/></text:span><text:span text:style-name="T83_47">will</text:span><text:span text:style-name="T83_48"><text:s/></text:span><text:span text:style-name="T83_49">be</text:span><text:span text:style-name="T83_50"><text:s/></text:span><text:span text:style-name="T83_51">preserved</text:span><text:span text:style-name="T83_52">.</text:span></text:p>
      <text:p text:style-name="P84"><text:span text:style-name="T84_1">void</text:span><text:span text:style-name="T84_2"><text:s/></text:span><text:span text:style-name="T84_3">crDropAll</text:span><text:span text:style-name="T84_4"><text:s/>()</text:span></text:p>
      <text:p text:style-name="P85"><text:span text:style-name="T85_1">Empties</text:span><text:span text:style-name="T85_2"><text:s/></text:span><text:span text:style-name="T85_3">the</text:span><text:span text:style-name="T85_4"><text:s/></text:span><text:span text:style-name="T85_5">list</text:span><text:span text:style-name="T85_6"><text:s/></text:span><text:span text:style-name="T85_7">of</text:span><text:span text:style-name="T85_8"><text:s/></text:span><text:span text:style-name="T85_9">crItem</text:span><text:span text:style-name="T85_10"><text:s/></text:span><text:span text:style-name="T85_11">objects</text:span><text:span text:style-name="T85_12">.<text:s/></text:span><text:span text:style-name="T85_13">After</text:span><text:span text:style-name="T85_14"><text:s/></text:span><text:span text:style-name="T85_15">this</text:span><text:span text:style-name="T85_16"><text:s/></text:span><text:span text:style-name="T85_17">call</text:span><text:span text:style-name="T85_18">,<text:s/></text:span><text:span text:style-name="T85_19">any</text:span><text:span text:style-name="T85_20"><text:s/></text:span><text:span text:style-name="T85_21">previous</text:span><text:span text:style-name="T85_22"><text:s/></text:span><text:span text:style-name="T85_23">references</text:span><text:span text:style-name="T85_24"><text:s/></text:span><text:span text:style-name="T85_25">to</text:span><text:span text:style-name="T85_26"><text:s/></text:span><text:span text:style-name="T85_27">crItem</text:span><text:span text:style-name="T85_28"><text:s/></text:span><text:span text:style-name="T85_29">objects</text:span><text:span text:style-name="T85_30"><text:s/></text:span><text:span text:style-name="T85_31">will</text:span><text:span text:style-name="T85_32"><text:s/></text:span><text:span text:style-name="T85_33">be</text:span><text:span text:style-name="T85_34"><text:s/></text:span><text:span text:style-name="T85_35">invalid</text:span><text:span text:style-name="T85_36"><text:s/></text:span><text:span text:style-name="T85_37">and</text:span><text:span text:style-name="T85_38"><text:s/></text:span><text:span text:style-name="T85_39">care</text:span><text:span text:style-name="T85_40"><text:s/></text:span><text:span text:style-name="T85_41">should</text:span><text:span text:style-name="T85_42"><text:s/></text:span><text:span text:style-name="T85_43">be</text:span><text:span text:style-name="T85_44"><text:s/></text:span><text:span text:style-name="T85_45">taken</text:span><text:span text:style-name="T85_46"><text:s/></text:span><text:span text:style-name="T85_47">not</text:span><text:span text:style-name="T85_48"><text:s/></text:span><text:span text:style-name="T85_49">to</text:span><text:span text:style-name="T85_50"><text:s/></text:span><text:span text:style-name="T85_51">attempt</text:span><text:span text:style-name="T85_52"><text:s/></text:span><text:span text:style-name="T85_53">to</text:span><text:span text:style-name="T85_54"><text:s/></text:span><text:span text:style-name="T85_55">dereference</text:span><text:span text:style-name="T85_56"><text:s/></text:span><text:span text:style-name="T85_57">them</text:span><text:span text:style-name="T85_58">!<text:s/></text:span><text:span text:style-name="T85_59">This</text:span><text:span text:style-name="T85_60"><text:s/></text:span><text:span text:style-name="T85_61">function</text:span><text:span text:style-name="T85_62"><text:s/></text:span><text:span text:style-name="T85_63">can</text:span><text:span text:style-name="T85_64"><text:s/></text:span><text:span text:style-name="T85_65">be</text:span><text:span text:style-name="T85_66"><text:s/></text:span><text:span text:style-name="T85_67">called</text:span><text:span text:style-name="T85_68"><text:s/></text:span><text:span text:style-name="T85_69">before</text:span><text:span text:style-name="T85_70"><text:s/></text:span><text:span text:style-name="T85_71">exiting</text:span><text:span text:style-name="T85_72"><text:s/></text:span><text:span text:style-name="T85_73">the</text:span><text:span text:style-name="T85_74"><text:s/></text:span><text:span text:style-name="T85_75">program</text:span><text:span text:style-name="T85_76"><text:s/></text:span><text:span text:style-name="T85_77">to</text:span><text:span text:style-name="T85_78"><text:s/></text:span><text:span text:style-name="T85_79">clean</text:span><text:span text:style-name="T85_80"><text:s/></text:span><text:span text:style-name="T85_81">up</text:span><text:span text:style-name="T85_82"><text:s/></text:span><text:span text:style-name="T85_83">objects</text:span><text:span text:style-name="T85_84"><text:s/></text:span><text:span text:style-name="T85_85">that</text:span><text:span text:style-name="T85_86"><text:s/></text:span><text:span text:style-name="T85_87">haven</text:span><text:span text:style-name="T85_88">’</text:span><text:span text:style-name="T85_89">t</text:span><text:span text:style-name="T85_90"><text:s/></text:span><text:span text:style-name="T85_91">been</text:span><text:span text:style-name="T85_92"><text:s/></text:span><text:span text:style-name="T85_93">deleted</text:span><text:span text:style-name="T85_94"><text:s/></text:span><text:span text:style-name="T85_95">specifically</text:span><text:span text:style-name="T85_96">.<text:s/></text:span><text:span text:style-name="T85_97">This</text:span><text:span text:style-name="T85_98"><text:s/></text:span><text:span text:style-name="T85_99">function</text:span><text:span text:style-name="T85_100"><text:s/></text:span><text:span text:style-name="T85_101">also</text:span><text:span text:style-name="T85_102"><text:s/></text:span><text:span text:style-name="T85_103">clears</text:span><text:span text:style-name="T85_104"><text:s/></text:span><text:span text:style-name="T85_105">the</text:span><text:span text:style-name="T85_106"><text:s/></text:span><text:span text:style-name="T85_107">internal</text:span><text:span text:style-name="T85_108"><text:s/></text:span><text:span text:style-name="T85_109">cache</text:span><text:span text:style-name="T85_110"><text:s/></text:span><text:span text:style-name="T85_111">of</text:span><text:span text:style-name="T85_112"><text:s/></text:span><text:span text:style-name="T85_113">crProto</text:span><text:span text:style-name="T85_114"><text:s/></text:span><text:span text:style-name="T85_115">objects</text:span><text:span text:style-name="T85_116"><text:s/></text:span><text:span text:style-name="T85_117">as</text:span><text:span text:style-name="T85_118"><text:s/></text:span><text:span text:style-name="T85_119">well</text:span><text:span text:style-name="T85_120">.</text:span></text:p>
      <text:p text:style-name="P86"><text:span text:style-name="T86_1"><text:tab/><text:tab/></text:span><text:span text:style-name="T86_2">void</text:span><text:span text:style-name="T86_3"><text:s/></text:span><text:span text:style-name="T86_4">crResize</text:span><text:span text:style-name="T86_5"><text:s/>(</text:span><text:span text:style-name="T86_6">crIndex</text:span><text:span text:style-name="T86_7"><text:s/></text:span><text:span text:style-name="T86_8">w</text:span><text:span text:style-name="T86_9">,<text:s/></text:span><text:span text:style-name="T86_10">crIndex</text:span><text:span text:style-name="T86_11"><text:s/></text:span><text:span text:style-name="T86_12">h</text:span><text:span text:style-name="T86_13">)</text:span></text:p>
      <text:p text:style-name="P87"><text:span text:style-name="T87_1">Resizes</text:span><text:span text:style-name="T87_2"><text:s/></text:span><text:span text:style-name="T87_3">the</text:span><text:span text:style-name="T87_4"><text:s/></text:span><text:span text:style-name="T87_5">internal</text:span><text:span text:style-name="T87_6"><text:s/></text:span><text:span text:style-name="T87_7">rendering</text:span><text:span text:style-name="T87_8"><text:s/></text:span><text:span text:style-name="T87_9">window</text:span><text:span text:style-name="T87_10"><text:s/></text:span><text:span text:style-name="T87_11">to</text:span><text:span text:style-name="T87_12"><text:s/></text:span><text:span text:style-name="T87_13">the</text:span><text:span text:style-name="T87_14"><text:s/></text:span><text:span text:style-name="T87_15">specified</text:span><text:span text:style-name="T87_16"><text:s/></text:span><text:span text:style-name="T87_17">width</text:span><text:span text:style-name="T87_18"><text:s/></text:span><text:span text:style-name="T87_19">and</text:span><text:span text:style-name="T87_20"><text:s/></text:span><text:span text:style-name="T87_21">height</text:span><text:span text:style-name="T87_22">.<text:s/></text:span><text:span text:style-name="T87_23">This</text:span><text:span text:style-name="T87_24"><text:s/></text:span><text:span text:style-name="T87_25">is</text:span><text:span text:style-name="T87_26"><text:s/></text:span><text:span text:style-name="T87_27">not</text:span><text:span text:style-name="T87_28"><text:s/></text:span><text:span text:style-name="T87_29">guaranteed</text:span><text:span text:style-name="T87_30"><text:s/></text:span><text:span text:style-name="T87_31">to</text:span><text:span text:style-name="T87_32"><text:s/></text:span><text:span text:style-name="T87_33">succeed</text:span><text:span text:style-name="T87_34">.</text:span></text:p>
      <text:p text:style-name="P88"><text:span text:style-name="T88_1"><text:tab/><text:tab/></text:span><text:span text:style-name="T88_2">void</text:span><text:span text:style-name="T88_3"><text:s/></text:span><text:span text:style-name="T88_4">crGetImg</text:span><text:span text:style-name="T88_5"><text:s/>(</text:span><text:span text:style-name="T88_6">void</text:span><text:span text:style-name="T88_7">**<text:s/></text:span><text:span text:style-name="T88_8">buf</text:span><text:span text:style-name="T88_9">,<text:s/></text:span><text:span text:style-name="T88_10">crIndex</text:span><text:span text:style-name="T88_11">*<text:s/></text:span><text:span text:style-name="T88_12">w</text:span><text:span text:style-name="T88_13">,<text:s/></text:span><text:span text:style-name="T88_14">crIndex</text:span><text:span text:style-name="T88_15">*<text:s/></text:span><text:span text:style-name="T88_16">h</text:span><text:span text:style-name="T88_17">)</text:span></text:p>
      <text:p text:style-name="P89"><text:span text:style-name="T89_1">If</text:span><text:span text:style-name="T89_2"><text:s/></text:span><text:span text:style-name="T89_3">buf</text:span><text:span text:style-name="T89_4">,<text:s/></text:span><text:span text:style-name="T89_5">w</text:span><text:span text:style-name="T89_6">,<text:s/></text:span><text:span text:style-name="T89_7">or</text:span><text:span text:style-name="T89_8"><text:s/></text:span><text:span text:style-name="T89_9">h</text:span><text:span text:style-name="T89_10"><text:s/></text:span><text:span text:style-name="T89_11">is</text:span><text:span text:style-name="T89_12"><text:s/></text:span><text:span text:style-name="T89_13">NULL</text:span><text:span text:style-name="T89_14">,<text:s/></text:span><text:span text:style-name="T89_15">none</text:span><text:span text:style-name="T89_16"><text:s/></text:span><text:span text:style-name="T89_17">of</text:span><text:span text:style-name="T89_18"><text:s/></text:span><text:span text:style-name="T89_19">the</text:span><text:span text:style-name="T89_20"><text:s/></text:span><text:span text:style-name="T89_21">pointers</text:span><text:span text:style-name="T89_22"><text:s/></text:span><text:span text:style-name="T89_23">are</text:span><text:span text:style-name="T89_24"><text:s/></text:span><text:span text:style-name="T89_25">touched</text:span><text:span text:style-name="T89_26"><text:s/></text:span><text:span text:style-name="T89_27">and</text:span><text:span text:style-name="T89_28"><text:s/></text:span><text:span text:style-name="T89_29">crLastError</text:span><text:span text:style-name="T89_30"><text:s/></text:span><text:span text:style-name="T89_31">is</text:span><text:span text:style-name="T89_32"><text:s/></text:span><text:span text:style-name="T89_33">set</text:span><text:span text:style-name="T89_34"><text:s/></text:span><text:span text:style-name="T89_35">to</text:span><text:span text:style-name="T89_36"><text:s/></text:span><text:span text:style-name="T89_37">crError</text:span><text:span text:style-name="T89_38">_</text:span><text:span text:style-name="T89_39">BadArgs</text:span><text:span text:style-name="T89_40">.<text:s/></text:span><text:span text:style-name="T89_41">Otherwise</text:span><text:span text:style-name="T89_42">,<text:s/></text:span><text:span text:style-name="T89_43">sets</text:span><text:span text:style-name="T89_44"><text:s/></text:span><text:span text:style-name="T89_45">the</text:span><text:span text:style-name="T89_46"><text:s/></text:span><text:span text:style-name="T89_47">void</text:span><text:span text:style-name="T89_48">*<text:s/></text:span><text:span text:style-name="T89_49">pointed</text:span><text:span text:style-name="T89_50"><text:s/></text:span><text:span text:style-name="T89_51">to</text:span><text:span text:style-name="T89_52"><text:s/></text:span><text:span text:style-name="T89_53">by</text:span><text:span text:style-name="T89_54"><text:s/></text:span><text:span text:style-name="T89_55">buf</text:span><text:span text:style-name="T89_56"><text:s/></text:span><text:span text:style-name="T89_57">to</text:span><text:span text:style-name="T89_58"><text:s/></text:span><text:span text:style-name="T89_59">the</text:span><text:span text:style-name="T89_60"><text:s/></text:span><text:span text:style-name="T89_61">last</text:span><text:span text:style-name="T89_62"><text:s/></text:span><text:span text:style-name="T89_63">rendered</text:span><text:span text:style-name="T89_64"><text:s/></text:span><text:span text:style-name="T89_65">frame</text:span><text:span text:style-name="T89_66"><text:s/></text:span><text:span text:style-name="T89_67">buffer</text:span><text:span text:style-name="T89_68">,<text:s/></text:span><text:span text:style-name="T89_69">the</text:span><text:span text:style-name="T89_70"><text:s/></text:span><text:span text:style-name="T89_71">crIndex</text:span><text:span text:style-name="T89_72"><text:s/></text:span><text:span text:style-name="T89_73">pointed</text:span><text:span text:style-name="T89_74"><text:s/></text:span><text:span text:style-name="T89_75">to</text:span><text:span text:style-name="T89_76"><text:s/></text:span><text:span text:style-name="T89_77">by</text:span><text:span text:style-name="T89_78"><text:s/></text:span><text:span text:style-name="T89_79">w</text:span><text:span text:style-name="T89_80"><text:s/></text:span><text:span text:style-name="T89_81">to</text:span><text:span text:style-name="T89_82"><text:s/></text:span><text:span text:style-name="T89_83">the</text:span><text:span text:style-name="T89_84"><text:s/></text:span><text:span text:style-name="T89_85">last</text:span><text:span text:style-name="T89_86"><text:s/></text:span><text:span text:style-name="T89_87">rendered</text:span><text:span text:style-name="T89_88"><text:s/></text:span><text:span text:style-name="T89_89">frame</text:span><text:span text:style-name="T89_90">’</text:span><text:span text:style-name="T89_91">s</text:span><text:span text:style-name="T89_92"><text:s/></text:span><text:span text:style-name="T89_93">width</text:span><text:span text:style-name="T89_94">,<text:s/></text:span><text:span text:style-name="T89_95">and</text:span><text:span text:style-name="T89_96"><text:s/></text:span><text:span text:style-name="T89_97">the</text:span><text:span text:style-name="T89_98"><text:s/></text:span><text:span text:style-name="T89_99">crIndex</text:span><text:span text:style-name="T89_100"><text:s/></text:span><text:span text:style-name="T89_101">pointed</text:span><text:span text:style-name="T89_102"><text:s/></text:span><text:span text:style-name="T89_103">to</text:span><text:span text:style-name="T89_104"><text:s/></text:span><text:span text:style-name="T89_105">by</text:span><text:span text:style-name="T89_106"><text:s/></text:span><text:span text:style-name="T89_107">h</text:span><text:span text:style-name="T89_108"><text:s/></text:span><text:span text:style-name="T89_109">to</text:span><text:span text:style-name="T89_110"><text:s/></text:span><text:span text:style-name="T89_111">the</text:span><text:span text:style-name="T89_112"><text:s/></text:span><text:span text:style-name="T89_113">last</text:span><text:span text:style-name="T89_114"><text:s/></text:span><text:span text:style-name="T89_115">rendered</text:span><text:span text:style-name="T89_116"><text:s/></text:span><text:span text:style-name="T89_117">frame</text:span><text:span text:style-name="T89_118">’</text:span><text:span text:style-name="T89_119">s</text:span><text:span text:style-name="T89_120"><text:s/></text:span><text:span text:style-name="T89_121">height</text:span><text:span text:style-name="T89_122">.</text:span></text:p>
      <text:p text:style-name="P90"><text:span text:style-name="T90_1"><text:tab/><text:tab/><text:tab/></text:span><text:span text:style-name="T90_2">w</text:span><text:span text:style-name="T90_3"><text:s/></text:span><text:span text:style-name="T90_4">and</text:span><text:span text:style-name="T90_5"><text:s/></text:span><text:span text:style-name="T90_6">h</text:span><text:span text:style-name="T90_7"><text:s/></text:span><text:span text:style-name="T90_8">are</text:span><text:span text:style-name="T90_9"><text:s/></text:span><text:span text:style-name="T90_10">output</text:span><text:span text:style-name="T90_11">-</text:span><text:span text:style-name="T90_12">only</text:span><text:span text:style-name="T90_13">.<text:s/></text:span><text:span text:style-name="T90_14">Setting</text:span><text:span text:style-name="T90_15"><text:s/></text:span><text:span text:style-name="T90_16">them</text:span><text:span text:style-name="T90_17"><text:s/></text:span><text:span text:style-name="T90_18">to</text:span><text:span text:style-name="T90_19"><text:s/></text:span><text:span text:style-name="T90_20">desired</text:span><text:span text:style-name="T90_21"><text:s/></text:span><text:span text:style-name="T90_22">width</text:span><text:span text:style-name="T90_23"><text:s/></text:span><text:span text:style-name="T90_24">and</text:span><text:span text:style-name="T90_25"><text:s/></text:span><text:span text:style-name="T90_26">height</text:span><text:span text:style-name="T90_27"><text:s/></text:span><text:span text:style-name="T90_28">will</text:span><text:span text:style-name="T90_29"><text:s/></text:span><text:span text:style-name="T90_30">not</text:span><text:span text:style-name="T90_31"><text:s/></text:span><text:span text:style-name="T90_32">resize</text:span><text:span text:style-name="T90_33"><text:s/></text:span><text:span text:style-name="T90_34">the</text:span><text:span text:style-name="T90_35"><text:s/></text:span><text:span text:style-name="T90_36">canvas</text:span><text:span text:style-name="T90_37">.<text:s/></text:span><text:span text:style-name="T90_38">Instead</text:span><text:span text:style-name="T90_39">,<text:s/></text:span><text:span text:style-name="T90_40">use</text:span><text:span text:style-name="T90_41"><text:s/></text:span><text:span text:style-name="T90_42">crResize</text:span><text:span text:style-name="T90_43"><text:s/></text:span><text:span text:style-name="T90_44">prior</text:span><text:span text:style-name="T90_45"><text:s/></text:span><text:span text:style-name="T90_46">to</text:span><text:span text:style-name="T90_47"><text:s/></text:span><text:span text:style-name="T90_48">calling</text:span><text:span text:style-name="T90_49"><text:s/></text:span><text:span text:style-name="T90_50">this</text:span><text:span text:style-name="T90_51"><text:s/></text:span><text:span text:style-name="T90_52">function</text:span><text:span text:style-name="T90_53">.</text:span></text:p>
      <text:p text:style-name="P91"><text:span text:style-name="T91_1"><text:tab/><text:tab/><text:tab/></text:span><text:span text:style-name="T91_2">Calls</text:span><text:span text:style-name="T91_3"><text:s/></text:span><text:span text:style-name="T91_4">crDraw</text:span><text:span text:style-name="T91_5">,<text:s/></text:span><text:span text:style-name="T91_6">so</text:span><text:span text:style-name="T91_7"><text:s/></text:span><text:span text:style-name="T91_8">calling</text:span><text:span text:style-name="T91_9"><text:s/></text:span><text:span text:style-name="T91_10">crDraw</text:span><text:span text:style-name="T91_11"><text:s/></text:span><text:span text:style-name="T91_12">prior</text:span><text:span text:style-name="T91_13"><text:s/></text:span><text:span text:style-name="T91_14">to</text:span><text:span text:style-name="T91_15"><text:s/></text:span><text:span text:style-name="T91_16">calling</text:span><text:span text:style-name="T91_17"><text:s/></text:span><text:span text:style-name="T91_18">this</text:span><text:span text:style-name="T91_19"><text:s/></text:span><text:span text:style-name="T91_20">function</text:span><text:span text:style-name="T91_21"><text:s/></text:span><text:span text:style-name="T91_22">is</text:span><text:span text:style-name="T91_23"><text:s/></text:span><text:span text:style-name="T91_24">wasteful</text:span><text:span text:style-name="T91_25">.</text:span></text:p>
      <text:p text:style-name="P92"><text:span text:style-name="T92_1"><text:tab/><text:tab/><text:tab/></text:span><text:span text:style-name="T92_2">The</text:span><text:span text:style-name="T92_3"><text:s/></text:span><text:span text:style-name="T92_4">buffer</text:span><text:span text:style-name="T92_5"><text:s/></text:span><text:span text:style-name="T92_6">will</text:span><text:span text:style-name="T92_7"><text:s/></text:span><text:span text:style-name="T92_8">be</text:span><text:span text:style-name="T92_9"><text:s/></text:span><text:span text:style-name="T92_10">in</text:span><text:span text:style-name="T92_11"><text:s/></text:span><text:span text:style-name="T92_12">the</text:span><text:span text:style-name="T92_13"><text:s/></text:span><text:span text:style-name="T92_14">form</text:span><text:span text:style-name="T92_15"><text:s/></text:span><text:span text:style-name="T92_16">of</text:span><text:span text:style-name="T92_17"><text:s/>24-</text:span><text:span text:style-name="T92_18">bit</text:span><text:span text:style-name="T92_19"><text:s/></text:span><text:span text:style-name="T92_20">pixels</text:span><text:span text:style-name="T92_21"><text:s/></text:span><text:span text:style-name="T92_22">in</text:span><text:span text:style-name="T92_23"><text:s/></text:span><text:span text:style-name="T92_24">RGB</text:span><text:span text:style-name="T92_25"><text:s/></text:span><text:span text:style-name="T92_26">order</text:span><text:span text:style-name="T92_27">.</text:span></text:p>
      <text:p text:style-name="P93"><text:span text:style-name="T93_1"><text:tab/><text:tab/></text:span><text:span text:style-name="T93_2"><text:tab/></text:span><text:span text:style-name="T93_3">CHECK</text:span><text:span text:style-name="T93_4"><text:s/></text:span><text:span text:style-name="T93_5">FOR</text:span><text:span text:style-name="T93_6"><text:s/></text:span><text:span text:style-name="T93_7">A</text:span><text:span text:style-name="T93_8"><text:s/></text:span><text:span text:style-name="T93_9">NULL</text:span><text:span text:style-name="T93_10"><text:s/></text:span><text:span text:style-name="T93_11">BUFFER</text:span><text:span text:style-name="T93_12">!!</text:span></text:p>
      <text:p text:style-name="P94"><text:span text:style-name="T94_1">If</text:span><text:span text:style-name="T94_2"><text:s/></text:span><text:span text:style-name="T94_3">there</text:span><text:span text:style-name="T94_4"><text:s/></text:span><text:span text:style-name="T94_5">was</text:span><text:span text:style-name="T94_6"><text:s/></text:span><text:span text:style-name="T94_7">no</text:span><text:span text:style-name="T94_8"><text:s/></text:span><text:span text:style-name="T94_9">call</text:span><text:span text:style-name="T94_10"><text:s/></text:span><text:span text:style-name="T94_11">to</text:span><text:span text:style-name="T94_12"><text:s/></text:span><text:span text:style-name="T94_13">crDraw</text:span><text:span text:style-name="T94_14"><text:s/></text:span><text:span text:style-name="T94_15">between</text:span><text:span text:style-name="T94_16"><text:s/></text:span><text:span text:style-name="T94_17">either</text:span><text:span text:style-name="T94_18"><text:s/></text:span><text:span text:style-name="T94_19">the</text:span><text:span text:style-name="T94_20"><text:s/></text:span><text:span text:style-name="T94_21">program</text:span><text:span text:style-name="T94_22">’</text:span><text:span text:style-name="T94_23">s</text:span><text:span text:style-name="T94_24"><text:s/></text:span><text:span text:style-name="T94_25">start</text:span><text:span text:style-name="T94_26"><text:s/></text:span><text:span text:style-name="T94_27">and</text:span><text:span text:style-name="T94_28"><text:s/></text:span><text:span text:style-name="T94_29">the</text:span><text:span text:style-name="T94_30"><text:s/></text:span><text:span text:style-name="T94_31">call</text:span><text:span text:style-name="T94_32"><text:s/></text:span><text:span text:style-name="T94_33">to</text:span><text:span text:style-name="T94_34"><text:s/></text:span><text:span text:style-name="T94_35">this</text:span><text:span text:style-name="T94_36"><text:s/></text:span><text:span text:style-name="T94_37">function</text:span><text:span text:style-name="T94_38"><text:s/></text:span><text:span text:style-name="T94_39">or</text:span><text:span text:style-name="T94_40"><text:s/></text:span><text:span text:style-name="T94_41">to</text:span><text:span text:style-name="T94_42"><text:s/></text:span><text:span text:style-name="T94_43">the</text:span><text:span text:style-name="T94_44"><text:s/></text:span><text:span text:style-name="T94_45">last</text:span><text:span text:style-name="T94_46"><text:s/></text:span><text:span text:style-name="T94_47">call</text:span><text:span text:style-name="T94_48"><text:s/></text:span><text:span text:style-name="T94_49">to</text:span><text:span text:style-name="T94_50"><text:s/></text:span><text:span text:style-name="T94_51">crQuit</text:span><text:span text:style-name="T94_52"><text:s/></text:span><text:span text:style-name="T94_53">and</text:span><text:span text:style-name="T94_54"><text:s/></text:span><text:span text:style-name="T94_55">the</text:span><text:span text:style-name="T94_56"><text:s/></text:span><text:span text:style-name="T94_57">call</text:span><text:span text:style-name="T94_58"><text:s/></text:span><text:span text:style-name="T94_59">to</text:span><text:span text:style-name="T94_60"><text:s/></text:span><text:span text:style-name="T94_61">this</text:span><text:span text:style-name="T94_62"><text:s/></text:span><text:span text:style-name="T94_63">function</text:span><text:span text:style-name="T94_64"><text:s/></text:span><text:span text:style-name="T94_65">then</text:span><text:span text:style-name="T94_66"><text:s/></text:span><text:span text:style-name="T94_67">the</text:span><text:span text:style-name="T94_68"><text:s/></text:span><text:span text:style-name="T94_69">buffer</text:span><text:span text:style-name="T94_70"><text:s/></text:span><text:span text:style-name="T94_71">will</text:span><text:span text:style-name="T94_72"><text:s/></text:span><text:span text:style-name="T94_73">be</text:span><text:span text:style-name="T94_74"><text:s/></text:span><text:span text:style-name="T94_75">NULL</text:span><text:span text:style-name="T94_76"><text:s/></text:span><text:span text:style-name="T94_77">and</text:span><text:span text:style-name="T94_78"><text:s/></text:span><text:span text:style-name="T94_79">the</text:span><text:span text:style-name="T94_80"><text:s/></text:span><text:span text:style-name="T94_81">width</text:span><text:span text:style-name="T94_82"><text:s/></text:span><text:span text:style-name="T94_83">and</text:span><text:span text:style-name="T94_84"><text:s/></text:span><text:span text:style-name="T94_85">height</text:span><text:span text:style-name="T94_86"><text:s/></text:span><text:span text:style-name="T94_87">will</text:span><text:span text:style-name="T94_88"><text:s/></text:span><text:span text:style-name="T94_89">be</text:span><text:span text:style-name="T94_90"><text:s/></text:span><text:span text:style-name="T94_91">0</text:span><text:span text:style-name="T94_92">.<text:s/></text:span><text:span text:style-name="T94_93">However</text:span><text:span text:style-name="T94_94">,<text:s/></text:span><text:span text:style-name="T94_95">this</text:span><text:span text:style-name="T94_96"><text:s/></text:span><text:span text:style-name="T94_97">can</text:span><text:span text:style-name="T94_98"><text:s/></text:span><text:span text:style-name="T94_99">also</text:span><text:span text:style-name="T94_100"><text:s/></text:span><text:span text:style-name="T94_101">happen</text:span><text:span text:style-name="T94_102"><text:s/></text:span><text:span text:style-name="T94_103">if</text:span><text:span text:style-name="T94_104"><text:s/></text:span><text:span text:style-name="T94_105">the</text:span><text:span text:style-name="T94_106"><text:s/></text:span><text:span text:style-name="T94_107">last</text:span><text:span text:style-name="T94_108"><text:s/></text:span><text:span text:style-name="T94_109">call</text:span><text:span text:style-name="T94_110"><text:s/></text:span><text:span text:style-name="T94_111">to</text:span><text:span text:style-name="T94_112"><text:s/></text:span><text:span text:style-name="T94_113">crDraw</text:span><text:span text:style-name="T94_114"><text:s/></text:span><text:span text:style-name="T94_115">attempted</text:span><text:span text:style-name="T94_116"><text:s/></text:span><text:span text:style-name="T94_117">to</text:span><text:span text:style-name="T94_118"><text:s/></text:span><text:span text:style-name="T94_119">allocate</text:span><text:span text:style-name="T94_120"><text:s/></text:span><text:span text:style-name="T94_121">memory</text:span><text:span text:style-name="T94_122"><text:s/></text:span><text:span text:style-name="T94_123">for</text:span><text:span text:style-name="T94_124"><text:s/></text:span><text:span text:style-name="T94_125">the</text:span><text:span text:style-name="T94_126"><text:s/></text:span><text:span text:style-name="T94_127">image</text:span><text:span text:style-name="T94_128"><text:s/></text:span><text:span text:style-name="T94_129">buffer</text:span><text:span text:style-name="T94_130"><text:s/></text:span><text:span text:style-name="T94_131">but</text:span><text:span text:style-name="T94_132"><text:s/></text:span><text:span text:style-name="T94_133">the</text:span><text:span text:style-name="T94_134"><text:s/></text:span><text:span text:style-name="T94_135">allocation</text:span><text:span text:style-name="T94_136"><text:s/></text:span><text:span text:style-name="T94_137">failed</text:span><text:span text:style-name="T94_138">.</text:span></text:p>
      <text:p text:style-name="P95"><text:span text:style-name="T95_1"><text:tab/><text:tab/><text:tab/></text:span><text:span text:style-name="T95_2">DO</text:span><text:span text:style-name="T95_3"><text:s/></text:span><text:span text:style-name="T95_4">NOT</text:span><text:span text:style-name="T95_5"><text:s/></text:span><text:span text:style-name="T95_6">ASSUME</text:span><text:span text:style-name="T95_7"><text:s/></text:span><text:span text:style-name="T95_8">WIDTH</text:span><text:span text:style-name="T95_9"><text:s/></text:span><text:span text:style-name="T95_10">OR</text:span><text:span text:style-name="T95_11"><text:s/></text:span><text:span text:style-name="T95_12">HEIGHT</text:span><text:span text:style-name="T95_13">!!</text:span></text:p>
      <text:p text:style-name="P96"><text:span text:style-name="T96_1">Calling</text:span><text:span text:style-name="T96_2"><text:s/></text:span><text:span text:style-name="T96_3">crResize</text:span><text:span text:style-name="T96_4"><text:s/></text:span><text:span text:style-name="T96_5">and</text:span><text:span text:style-name="T96_6"><text:s/></text:span><text:span text:style-name="T96_7">then</text:span><text:span text:style-name="T96_8"><text:s/></text:span><text:span text:style-name="T96_9">crGetImg</text:span><text:span text:style-name="T96_10"><text:s/></text:span><text:span text:style-name="T96_11">does</text:span><text:span text:style-name="T96_12"><text:s/></text:span><text:span text:style-name="T96_13">not</text:span><text:span text:style-name="T96_14"><text:s/></text:span><text:span text:style-name="T96_15">guarantee</text:span><text:span text:style-name="T96_16"><text:s/></text:span><text:span text:style-name="T96_17">that</text:span><text:span text:style-name="T96_18"><text:s/></text:span><text:span text:style-name="T96_19">w</text:span><text:span text:style-name="T96_20"><text:s/></text:span><text:span text:style-name="T96_21">and</text:span><text:span text:style-name="T96_22"><text:s/></text:span><text:span text:style-name="T96_23">h</text:span><text:span text:style-name="T96_24"><text:s/></text:span><text:span text:style-name="T96_25">will</text:span><text:span text:style-name="T96_26"><text:s/></text:span><text:span text:style-name="T96_27">be</text:span><text:span text:style-name="T96_28"><text:s/></text:span><text:span text:style-name="T96_29">the</text:span><text:span text:style-name="T96_30"><text:s/></text:span><text:span text:style-name="T96_31">same</text:span><text:span text:style-name="T96_32"><text:s/></text:span><text:span text:style-name="T96_33">as</text:span><text:span text:style-name="T96_34"><text:s/></text:span><text:span text:style-name="T96_35">the</text:span><text:span text:style-name="T96_36"><text:s/></text:span><text:span text:style-name="T96_37">values</text:span><text:span text:style-name="T96_38"><text:s/></text:span><text:span text:style-name="T96_39">given</text:span><text:span text:style-name="T96_40"><text:s/></text:span><text:span text:style-name="T96_41">to</text:span><text:span text:style-name="T96_42"><text:s/></text:span><text:span text:style-name="T96_43">crResize</text:span><text:span text:style-name="T96_44">.<text:s/></text:span><text:span text:style-name="T96_45">Always</text:span><text:span text:style-name="T96_46"><text:s/></text:span><text:span text:style-name="T96_47">use</text:span><text:span text:style-name="T96_48"><text:s/></text:span><text:span text:style-name="T96_49">the</text:span><text:span text:style-name="T96_50"><text:s/></text:span><text:span text:style-name="T96_51">dimensions</text:span><text:span text:style-name="T96_52"><text:s/></text:span><text:span text:style-name="T96_53">outputs</text:span><text:span text:style-name="T96_54"><text:s/></text:span><text:span text:style-name="T96_55">from</text:span><text:span text:style-name="T96_56"><text:s/></text:span><text:span text:style-name="T96_57">crGetImg</text:span><text:span text:style-name="T96_58"><text:s/></text:span><text:span text:style-name="T96_59">instead</text:span><text:span text:style-name="T96_60"><text:s/></text:span><text:span text:style-name="T96_61">of</text:span><text:span text:style-name="T96_62"><text:s/></text:span><text:span text:style-name="T96_63">assuming</text:span><text:span text:style-name="T96_64"><text:s/></text:span><text:span text:style-name="T96_65">that</text:span><text:span text:style-name="T96_66"><text:s/></text:span><text:span text:style-name="T96_67">the</text:span><text:span text:style-name="T96_68"><text:s/></text:span><text:span text:style-name="T96_69">dimensions</text:span><text:span text:style-name="T96_70"><text:s/></text:span><text:span text:style-name="T96_71">are</text:span><text:span text:style-name="T96_72"><text:s/></text:span><text:span text:style-name="T96_73">what</text:span><text:span text:style-name="T96_74"><text:s/></text:span><text:span text:style-name="T96_75">you</text:span><text:span text:style-name="T96_76"><text:s/></text:span><text:span text:style-name="T96_77">requested</text:span><text:span text:style-name="T96_78">.</text:span></text:p>
      <text:p text:style-name="P97"><text:span text:style-name="T97_1"><text:tab/><text:tab/><text:tab/></text:span><text:span text:style-name="T97_2">DO</text:span><text:span text:style-name="T97_3"><text:s/></text:span><text:span text:style-name="T97_4">NOT</text:span><text:span text:style-name="T97_5"><text:s/></text:span><text:span text:style-name="T97_6">FREE</text:span><text:span text:style-name="T97_7"><text:s/></text:span><text:span text:style-name="T97_8">THE</text:span><text:span text:style-name="T97_9"><text:s/></text:span><text:span text:style-name="T97_10">BUFFER</text:span><text:span text:style-name="T97_11">!!</text:span></text:p>
      <text:p text:style-name="P98"><text:span text:style-name="T98_1">This</text:span><text:span text:style-name="T98_2"><text:s/></text:span><text:span text:style-name="T98_3">buffer</text:span><text:span text:style-name="T98_4"><text:s/></text:span><text:span text:style-name="T98_5">is</text:span><text:span text:style-name="T98_6"><text:s/></text:span><text:span text:style-name="T98_7">owned</text:span><text:span text:style-name="T98_8"><text:s/></text:span><text:span text:style-name="T98_9">by</text:span><text:span text:style-name="T98_10"><text:s/></text:span><text:span text:style-name="T98_11">the</text:span><text:span text:style-name="T98_12"><text:s/></text:span><text:span text:style-name="T98_13">library</text:span><text:span text:style-name="T98_14"><text:s/></text:span><text:span text:style-name="T98_15">and</text:span><text:span text:style-name="T98_16"><text:s/></text:span><text:span text:style-name="T98_17">will</text:span><text:span text:style-name="T98_18"><text:s/></text:span><text:span text:style-name="T98_19">be</text:span><text:span text:style-name="T98_20"><text:s/></text:span><text:span text:style-name="T98_21">freed</text:span><text:span text:style-name="T98_22"><text:s/></text:span><text:span text:style-name="T98_23">by</text:span><text:span text:style-name="T98_24"><text:s/></text:span><text:span text:style-name="T98_25">the</text:span><text:span text:style-name="T98_26"><text:s/></text:span><text:span text:style-name="T98_27">library</text:span><text:span text:style-name="T98_28">.<text:s/></text:span><text:span text:style-name="T98_29">It</text:span><text:span text:style-name="T98_30"><text:s/></text:span><text:span text:style-name="T98_31">also</text:span><text:span text:style-name="T98_32"><text:s/></text:span><text:span text:style-name="T98_33">will</text:span><text:span text:style-name="T98_34"><text:s/></text:span><text:span text:style-name="T98_35">probably</text:span><text:span text:style-name="T98_36"><text:s/></text:span><text:span text:style-name="T98_37">be</text:span><text:span text:style-name="T98_38"><text:s/></text:span><text:span text:style-name="T98_39">written</text:span><text:span text:style-name="T98_40"><text:s/></text:span><text:span text:style-name="T98_41">to</text:span><text:span text:style-name="T98_42"><text:s/></text:span><text:span text:style-name="T98_43">by</text:span><text:span text:style-name="T98_44"><text:s/></text:span><text:span text:style-name="T98_45">the</text:span><text:span text:style-name="T98_46"><text:s/></text:span><text:span text:style-name="T98_47">library</text:span><text:span text:style-name="T98_48"><text:s/></text:span><text:span text:style-name="T98_49">in</text:span><text:span text:style-name="T98_50"><text:s/></text:span><text:span text:style-name="T98_51">subsequent</text:span><text:span text:style-name="T98_52"><text:s/></text:span><text:span text:style-name="T98_53">frames</text:span><text:span text:style-name="T98_54"><text:s/></text:span><text:span text:style-name="T98_55">too</text:span><text:span text:style-name="T98_56">.<text:s/></text:span><text:span text:style-name="T98_57">Freeing</text:span><text:span text:style-name="T98_58"><text:s/></text:span><text:span text:style-name="T98_59">the</text:span><text:span text:style-name="T98_60"><text:s/></text:span><text:span text:style-name="T98_61">buffer</text:span><text:span text:style-name="T98_62"><text:s/></text:span><text:span text:style-name="T98_63">will</text:span><text:span text:style-name="T98_64"><text:s/></text:span><text:span text:style-name="T98_65">result</text:span><text:span text:style-name="T98_66"><text:s/></text:span><text:span text:style-name="T98_67">in</text:span><text:span text:style-name="T98_68"><text:s/></text:span><text:span text:style-name="T98_69">memory</text:span><text:span text:style-name="T98_70"><text:s/></text:span><text:span text:style-name="T98_71">access</text:span><text:span text:style-name="T98_72"><text:s/></text:span><text:span text:style-name="T98_73">violations</text:span><text:span text:style-name="T98_74">.</text:span></text:p>
      <text:p text:style-name="P99"><text:span text:style-name="T99_1"><text:tab/><text:tab/></text:span><text:span text:style-name="T99_2"><text:tab/></text:span><text:span text:style-name="T99_3">Example</text:span><text:span text:style-name="T99_4"><text:s/></text:span><text:span text:style-name="T99_5">Code</text:span><text:span text:style-name="T99_6">:</text:span></text:p>
      <text:p text:style-name="P100"><text:span text:style-name="T100_1"><text:tab/><text:tab/><text:tab/><text:tab/></text:span><text:span text:style-name="T100_2">crResize</text:span><text:span text:style-name="T100_3">(</text:span><text:span text:style-name="T100_4">RequestedWidth</text:span><text:span text:style-name="T100_5">,</text:span><text:span text:style-name="T100_6">RequestedHeight</text:span><text:span text:style-name="T100_7">);</text:span></text:p>
      <text:p text:style-name="P101"><text:span text:style-name="T101_1"><text:tab/><text:tab/><text:tab/><text:tab/></text:span><text:span text:style-name="T101_2">void</text:span><text:span text:style-name="T101_3">*<text:s/></text:span><text:span text:style-name="T101_4">imgbuf</text:span><text:span text:style-name="T101_5">;</text:span></text:p>
      <text:p text:style-name="P102"><text:span text:style-name="T102_1"><text:tab/><text:tab/><text:tab/><text:tab/></text:span><text:span text:style-name="T102_2">crIndex</text:span><text:span text:style-name="T102_3"><text:s/></text:span><text:span text:style-name="T102_4">imgw</text:span><text:span text:style-name="T102_5">;</text:span></text:p>
      <text:p text:style-name="P103"><text:span text:style-name="T103_1"><text:tab/><text:tab/><text:tab/><text:tab/></text:span><text:span text:style-name="T103_2">crIndex</text:span><text:span text:style-name="T103_3"><text:s/></text:span><text:span text:style-name="T103_4">imgh</text:span><text:span text:style-name="T103_5">;</text:span></text:p>
      <text:p text:style-name="P104"><text:span text:style-name="T104_1"><text:tab/><text:tab/><text:tab/><text:tab/></text:span><text:span text:style-name="T104_2">crGetImg</text:span><text:span text:style-name="T104_3">(&amp;</text:span><text:span text:style-name="T104_4">imgdata</text:span><text:span text:style-name="T104_5">,&amp;</text:span><text:span text:style-name="T104_6">imgw</text:span><text:span text:style-name="T104_7">,&amp;</text:span><text:span text:style-name="T104_8">imgh</text:span><text:span text:style-name="T104_9">);</text:span></text:p>
      <text:p text:style-name="P105"><text:span text:style-name="T105_1">void</text:span><text:span text:style-name="T105_2">*<text:s/></text:span><text:span text:style-name="T105_3">crGetImg</text:span><text:span text:style-name="T105_4">_</text:span><text:span text:style-name="T105_5">ForceDims</text:span><text:span text:style-name="T105_6"><text:s/>(</text:span><text:span text:style-name="T105_7">crIndex</text:span><text:span text:style-name="T105_8"><text:s/></text:span><text:span text:style-name="T105_9">w</text:span><text:span text:style-name="T105_10">_</text:span><text:span text:style-name="T105_11">forced</text:span><text:span text:style-name="T105_12">,<text:s/></text:span><text:span text:style-name="T105_13">crIndex</text:span><text:span text:style-name="T105_14"><text:s/></text:span><text:span text:style-name="T105_15">h</text:span><text:span text:style-name="T105_16">_</text:span><text:span text:style-name="T105_17">forced</text:span><text:span text:style-name="T105_18">)</text:span></text:p>
      <text:p text:style-name="P106"><text:span text:style-name="T106_1">Fails</text:span><text:span text:style-name="T106_2"><text:s/></text:span><text:span text:style-name="T106_3">under</text:span><text:span text:style-name="T106_4"><text:s/></text:span><text:span text:style-name="T106_5">the</text:span><text:span text:style-name="T106_6"><text:s/></text:span><text:span text:style-name="T106_7">same</text:span><text:span text:style-name="T106_8"><text:s/></text:span><text:span text:style-name="T106_9">conditions</text:span><text:span text:style-name="T106_10"><text:s/></text:span><text:span text:style-name="T106_11">as</text:span><text:span text:style-name="T106_12"><text:s/></text:span><text:span text:style-name="T106_13">crGetImg</text:span><text:span text:style-name="T106_14"><text:s/></text:span><text:span text:style-name="T106_15">and</text:span><text:span text:style-name="T106_16"><text:s/></text:span><text:span text:style-name="T106_17">upon</text:span><text:span text:style-name="T106_18"><text:s/></text:span><text:span text:style-name="T106_19">failure</text:span><text:span text:style-name="T106_20"><text:s/></text:span><text:span text:style-name="T106_21">returns</text:span><text:span text:style-name="T106_22"><text:s/></text:span><text:span text:style-name="T106_23">NULL</text:span><text:span text:style-name="T106_24">.<text:s/></text:span><text:span text:style-name="T106_25">Can</text:span><text:span text:style-name="T106_26"><text:s/></text:span><text:span text:style-name="T106_27">also</text:span><text:span text:style-name="T106_28"><text:s/></text:span><text:span text:style-name="T106_29">return</text:span><text:span text:style-name="T106_30"><text:s/></text:span><text:span text:style-name="T106_31">NULL</text:span><text:span text:style-name="T106_32"><text:s/></text:span><text:span text:style-name="T106_33">if</text:span><text:span text:style-name="T106_34"><text:s/></text:span><text:span text:style-name="T106_35">the</text:span><text:span text:style-name="T106_36"><text:s/></text:span><text:span text:style-name="T106_37">function</text:span><text:span text:style-name="T106_38"><text:s/></text:span><text:span text:style-name="T106_39">tried</text:span><text:span text:style-name="T106_40"><text:s/></text:span><text:span text:style-name="T106_41">to</text:span><text:span text:style-name="T106_42"><text:s/></text:span><text:span text:style-name="T106_43">allocate</text:span><text:span text:style-name="T106_44"><text:s/></text:span><text:span text:style-name="T106_45">memory</text:span><text:span text:style-name="T106_46"><text:s/></text:span><text:span text:style-name="T106_47">for</text:span><text:span text:style-name="T106_48"><text:s/></text:span><text:span text:style-name="T106_49">the</text:span><text:span text:style-name="T106_50"><text:s/></text:span><text:span text:style-name="T106_51">buffer</text:span><text:span text:style-name="T106_52"><text:s/></text:span><text:span text:style-name="T106_53">but</text:span><text:span text:style-name="T106_54"><text:s/></text:span><text:span text:style-name="T106_55">failed</text:span><text:span text:style-name="T106_56">.<text:s/></text:span><text:span text:style-name="T106_57">Otherwise</text:span><text:span text:style-name="T106_58">,<text:s/></text:span><text:span text:style-name="T106_59">returns</text:span><text:span text:style-name="T106_60"><text:s/></text:span><text:span text:style-name="T106_61">an</text:span><text:span text:style-name="T106_62"><text:s/></text:span><text:span text:style-name="T106_63">image</text:span><text:span text:style-name="T106_64"><text:s/></text:span><text:span text:style-name="T106_65">buffer</text:span><text:span text:style-name="T106_66"><text:s/></text:span><text:span text:style-name="T106_67">that</text:span><text:span text:style-name="T106_68"><text:s/></text:span><text:span text:style-name="T106_69">is</text:span><text:span text:style-name="T106_70"><text:s/></text:span><text:span text:style-name="T106_71">guaranteed</text:span><text:span text:style-name="T106_72"><text:s/></text:span><text:span text:style-name="T106_73">to</text:span><text:span text:style-name="T106_74"><text:s/></text:span><text:span text:style-name="T106_75">be</text:span><text:span text:style-name="T106_76"><text:s/></text:span><text:span text:style-name="T106_77">w</text:span><text:span text:style-name="T106_78">_</text:span><text:span text:style-name="T106_79">forced</text:span><text:span text:style-name="T106_80"><text:s/></text:span><text:span text:style-name="T106_81">pixels</text:span><text:span text:style-name="T106_82"><text:s/></text:span><text:span text:style-name="T106_83">wide</text:span><text:span text:style-name="T106_84"><text:s/></text:span><text:span text:style-name="T106_85">and</text:span><text:span text:style-name="T106_86"><text:s/></text:span><text:span text:style-name="T106_87">h</text:span><text:span text:style-name="T106_88">_</text:span><text:span text:style-name="T106_89">forced</text:span><text:span text:style-name="T106_90"><text:s/></text:span><text:span text:style-name="T106_91">pixels</text:span><text:span text:style-name="T106_92"><text:s/></text:span><text:span text:style-name="T106_93">tall</text:span><text:span text:style-name="T106_94">.<text:s/></text:span><text:span text:style-name="T106_95">In</text:span><text:span text:style-name="T106_96"><text:s/></text:span><text:span text:style-name="T106_97">most</text:span><text:span text:style-name="T106_98"><text:s/></text:span><text:span text:style-name="T106_99">cases</text:span><text:span text:style-name="T106_100"><text:s/></text:span><text:span text:style-name="T106_101">no</text:span><text:span text:style-name="T106_102"><text:s/></text:span><text:span text:style-name="T106_103">resize</text:span><text:span text:style-name="T106_104"><text:s/></text:span><text:span text:style-name="T106_105">operation</text:span><text:span text:style-name="T106_106"><text:s/></text:span><text:span text:style-name="T106_107">will</text:span><text:span text:style-name="T106_108"><text:s/></text:span><text:span text:style-name="T106_109">be</text:span><text:span text:style-name="T106_110"><text:s/></text:span><text:span text:style-name="T106_111">necessary</text:span><text:span text:style-name="T106_112">,<text:s/></text:span><text:span text:style-name="T106_113">but</text:span><text:span text:style-name="T106_114"><text:s/></text:span><text:span text:style-name="T106_115">if</text:span><text:span text:style-name="T106_116"><text:s/></text:span><text:span text:style-name="T106_117">for</text:span><text:span text:style-name="T106_118"><text:s/></text:span><text:span text:style-name="T106_119">some</text:span><text:span text:style-name="T106_120"><text:s/></text:span><text:span text:style-name="T106_121">reason</text:span><text:span text:style-name="T106_122"><text:s/></text:span><text:span text:style-name="T106_123">the</text:span><text:span text:style-name="T106_124"><text:s/></text:span><text:span text:style-name="T106_125">renderer</text:span><text:span text:style-name="T106_126"><text:s/></text:span><text:span text:style-name="T106_127">was</text:span><text:span text:style-name="T106_128"><text:s/></text:span><text:span text:style-name="T106_129">unable</text:span><text:span text:style-name="T106_130"><text:s/></text:span><text:span text:style-name="T106_131">to</text:span><text:span text:style-name="T106_132"><text:s/></text:span><text:span text:style-name="T106_133">set</text:span><text:span text:style-name="T106_134"><text:s/></text:span><text:span text:style-name="T106_135">the</text:span><text:span text:style-name="T106_136"><text:s/></text:span><text:span text:style-name="T106_137">size</text:span><text:span text:style-name="T106_138"><text:s/></text:span><text:span text:style-name="T106_139">of</text:span><text:span text:style-name="T106_140"><text:s/></text:span><text:span text:style-name="T106_141">the</text:span><text:span text:style-name="T106_142"><text:s/></text:span><text:span text:style-name="T106_143">internal</text:span><text:span text:style-name="T106_144"><text:s/></text:span><text:span text:style-name="T106_145">rendering</text:span><text:span text:style-name="T106_146"><text:s/></text:span><text:span text:style-name="T106_147">window</text:span><text:span text:style-name="T106_148"><text:s/></text:span><text:span text:style-name="T106_149">to</text:span><text:span text:style-name="T106_150"><text:s/></text:span><text:span text:style-name="T106_151">the</text:span><text:span text:style-name="T106_152"><text:s/></text:span><text:span text:style-name="T106_153">desired</text:span><text:span text:style-name="T106_154"><text:s/></text:span><text:span text:style-name="T106_155">width</text:span><text:span text:style-name="T106_156"><text:s/></text:span><text:span text:style-name="T106_157">and</text:span><text:span text:style-name="T106_158"><text:s/></text:span><text:span text:style-name="T106_159">height</text:span><text:span text:style-name="T106_160">,<text:s/></text:span><text:span text:style-name="T106_161">the</text:span><text:span text:style-name="T106_162"><text:s/></text:span><text:span text:style-name="T106_163">renderer</text:span><text:span text:style-name="T106_164">’</text:span><text:span text:style-name="T106_165">s</text:span><text:span text:style-name="T106_166"><text:s/></text:span><text:span text:style-name="T106_167">output</text:span><text:span text:style-name="T106_168"><text:s/></text:span><text:span text:style-name="T106_169">will</text:span><text:span text:style-name="T106_170"><text:s/></text:span><text:span text:style-name="T106_171">be</text:span><text:span text:style-name="T106_172"><text:s/></text:span><text:span text:style-name="T106_173">scaled</text:span><text:span text:style-name="T106_174"><text:s/></text:span><text:span text:style-name="T106_175">with</text:span><text:span text:style-name="T106_176"><text:s/></text:span><text:span text:style-name="T106_177">nearest</text:span><text:span text:style-name="T106_178">-</text:span><text:span text:style-name="T106_179">pixel</text:span><text:span text:style-name="T106_180"><text:s/></text:span><text:span text:style-name="T106_181">sampling</text:span><text:span text:style-name="T106_182"><text:s/></text:span><text:span text:style-name="T106_183">so</text:span><text:span text:style-name="T106_184"><text:s/></text:span><text:span text:style-name="T106_185">that</text:span><text:span text:style-name="T106_186"><text:s/></text:span><text:span text:style-name="T106_187">it</text:span><text:span text:style-name="T106_188"><text:s/></text:span><text:span text:style-name="T106_189">is</text:span><text:span text:style-name="T106_190"><text:s/></text:span><text:span text:style-name="T106_191">the</text:span><text:span text:style-name="T106_192"><text:s/></text:span><text:span text:style-name="T106_193">requested</text:span><text:span text:style-name="T106_194"><text:s/></text:span><text:span text:style-name="T106_195">dimensions</text:span><text:span text:style-name="T106_196">.</text:span></text:p>
      <text:p text:style-name="P107"><text:span text:style-name="T107_1">Calls</text:span><text:span text:style-name="T107_2"><text:s/></text:span><text:span text:style-name="T107_3">crResize</text:span><text:span text:style-name="T107_4"><text:s/></text:span><text:span text:style-name="T107_5">before</text:span><text:span text:style-name="T107_6"><text:s/></text:span><text:span text:style-name="T107_7">calling</text:span><text:span text:style-name="T107_8"><text:s/></text:span><text:span text:style-name="T107_9">crDraw</text:span><text:span text:style-name="T107_10">,<text:s/></text:span><text:span text:style-name="T107_11">so</text:span><text:span text:style-name="T107_12"><text:s/></text:span><text:span text:style-name="T107_13">calling</text:span><text:span text:style-name="T107_14"><text:s/></text:span><text:span text:style-name="T107_15">crResize</text:span><text:span text:style-name="T107_16"><text:s/></text:span><text:span text:style-name="T107_17">prior</text:span><text:span text:style-name="T107_18"><text:s/></text:span><text:span text:style-name="T107_19">to</text:span><text:span text:style-name="T107_20"><text:s/></text:span><text:span text:style-name="T107_21">calling</text:span><text:span text:style-name="T107_22"><text:s/></text:span><text:span text:style-name="T107_23">this</text:span><text:span text:style-name="T107_24"><text:s/></text:span><text:span text:style-name="T107_25">function</text:span><text:span text:style-name="T107_26"><text:s/></text:span><text:span text:style-name="T107_27">is</text:span><text:span text:style-name="T107_28"><text:s/></text:span><text:span text:style-name="T107_29">wasteful</text:span><text:span text:style-name="T107_30">.</text:span></text:p>
      <text:p text:style-name="P108"><text:span text:style-name="T108_1"><text:tab/><text:tab/><text:tab/></text:span><text:span text:style-name="T108_2">Calls</text:span><text:span text:style-name="T108_3"><text:s/></text:span><text:span text:style-name="T108_4">crDraw</text:span><text:span text:style-name="T108_5">,<text:s/></text:span><text:span text:style-name="T108_6">so</text:span><text:span text:style-name="T108_7"><text:s/></text:span><text:span text:style-name="T108_8">calling</text:span><text:span text:style-name="T108_9"><text:s/></text:span><text:span text:style-name="T108_10">crDraw</text:span><text:span text:style-name="T108_11"><text:s/></text:span><text:span text:style-name="T108_12">prior</text:span><text:span text:style-name="T108_13"><text:s/></text:span><text:span text:style-name="T108_14">to</text:span><text:span text:style-name="T108_15"><text:s/></text:span><text:span text:style-name="T108_16">calling</text:span><text:span text:style-name="T108_17"><text:s/></text:span><text:span text:style-name="T108_18">this</text:span><text:span text:style-name="T108_19"><text:s/></text:span><text:span text:style-name="T108_20">function</text:span><text:span text:style-name="T108_21"><text:s/></text:span><text:span text:style-name="T108_22">is</text:span><text:span text:style-name="T108_23"><text:s/></text:span><text:span text:style-name="T108_24">wasteful</text:span><text:span text:style-name="T108_25">.</text:span></text:p>
      <text:p text:style-name="P109"><text:span text:style-name="T109_1"><text:tab/><text:tab/><text:tab/></text:span><text:span text:style-name="T109_2">The</text:span><text:span text:style-name="T109_3"><text:s/></text:span><text:span text:style-name="T109_4">buffer</text:span><text:span text:style-name="T109_5"><text:s/></text:span><text:span text:style-name="T109_6">will</text:span><text:span text:style-name="T109_7"><text:s/></text:span><text:span text:style-name="T109_8">be</text:span><text:span text:style-name="T109_9"><text:s/></text:span><text:span text:style-name="T109_10">in</text:span><text:span text:style-name="T109_11"><text:s/></text:span><text:span text:style-name="T109_12">the</text:span><text:span text:style-name="T109_13"><text:s/></text:span><text:span text:style-name="T109_14">form</text:span><text:span text:style-name="T109_15"><text:s/></text:span><text:span text:style-name="T109_16">of</text:span><text:span text:style-name="T109_17"><text:s/>24-</text:span><text:span text:style-name="T109_18">bit</text:span><text:span text:style-name="T109_19"><text:s/></text:span><text:span text:style-name="T109_20">pixels</text:span><text:span text:style-name="T109_21"><text:s/></text:span><text:span text:style-name="T109_22">in</text:span><text:span text:style-name="T109_23"><text:s/></text:span><text:span text:style-name="T109_24">RGB</text:span><text:span text:style-name="T109_25"><text:s/></text:span><text:span text:style-name="T109_26">order</text:span><text:span text:style-name="T109_27">.</text:span></text:p>
      <text:p text:style-name="P110"><text:span text:style-name="T110_1"><text:tab/><text:tab/><text:tab/></text:span><text:span text:style-name="T110_2">CHECK</text:span><text:span text:style-name="T110_3"><text:s/></text:span><text:span text:style-name="T110_4">FOR</text:span><text:span text:style-name="T110_5"><text:s/></text:span><text:span text:style-name="T110_6">A</text:span><text:span text:style-name="T110_7"><text:s/></text:span><text:span text:style-name="T110_8">NULL</text:span><text:span text:style-name="T110_9"><text:s/></text:span><text:span text:style-name="T110_10">BUFFER</text:span><text:span text:style-name="T110_11">!!</text:span></text:p>
      <text:p text:style-name="P111"><text:span text:style-name="T111_1">If</text:span><text:span text:style-name="T111_2"><text:s/></text:span><text:span text:style-name="T111_3">there</text:span><text:span text:style-name="T111_4"><text:s/></text:span><text:span text:style-name="T111_5">was</text:span><text:span text:style-name="T111_6"><text:s/></text:span><text:span text:style-name="T111_7">no</text:span><text:span text:style-name="T111_8"><text:s/></text:span><text:span text:style-name="T111_9">call</text:span><text:span text:style-name="T111_10"><text:s/></text:span><text:span text:style-name="T111_11">to</text:span><text:span text:style-name="T111_12"><text:s/></text:span><text:span text:style-name="T111_13">crDraw</text:span><text:span text:style-name="T111_14"><text:s/></text:span><text:span text:style-name="T111_15">between</text:span><text:span text:style-name="T111_16"><text:s/></text:span><text:span text:style-name="T111_17">either</text:span><text:span text:style-name="T111_18"><text:s/></text:span><text:span text:style-name="T111_19">the</text:span><text:span text:style-name="T111_20"><text:s/></text:span><text:span text:style-name="T111_21">program</text:span><text:span text:style-name="T111_22">’</text:span><text:span text:style-name="T111_23">s</text:span><text:span text:style-name="T111_24"><text:s/></text:span><text:span text:style-name="T111_25">start</text:span><text:span text:style-name="T111_26"><text:s/></text:span><text:span text:style-name="T111_27">and</text:span><text:span text:style-name="T111_28"><text:s/></text:span><text:span text:style-name="T111_29">the</text:span><text:span text:style-name="T111_30"><text:s/></text:span><text:span text:style-name="T111_31">call</text:span><text:span text:style-name="T111_32"><text:s/></text:span><text:span text:style-name="T111_33">to</text:span><text:span text:style-name="T111_34"><text:s/></text:span><text:span text:style-name="T111_35">this</text:span><text:span text:style-name="T111_36"><text:s/></text:span><text:span text:style-name="T111_37">function</text:span><text:span text:style-name="T111_38"><text:s/></text:span><text:span text:style-name="T111_39">or</text:span><text:span text:style-name="T111_40"><text:s/></text:span><text:span text:style-name="T111_41">to</text:span><text:span text:style-name="T111_42"><text:s/></text:span><text:span text:style-name="T111_43">the</text:span><text:span text:style-name="T111_44"><text:s/></text:span><text:span text:style-name="T111_45">last</text:span><text:span text:style-name="T111_46"><text:s/></text:span><text:span text:style-name="T111_47">call</text:span><text:span text:style-name="T111_48"><text:s/></text:span><text:span text:style-name="T111_49">to</text:span><text:span text:style-name="T111_50"><text:s/></text:span><text:span text:style-name="T111_51">crQuit</text:span><text:span text:style-name="T111_52"><text:s/></text:span><text:span text:style-name="T111_53">and</text:span><text:span text:style-name="T111_54"><text:s/></text:span><text:span text:style-name="T111_55">the</text:span><text:span text:style-name="T111_56"><text:s/></text:span><text:span text:style-name="T111_57">call</text:span><text:span text:style-name="T111_58"><text:s/></text:span><text:span text:style-name="T111_59">to</text:span><text:span text:style-name="T111_60"><text:s/></text:span><text:span text:style-name="T111_61">this</text:span><text:span text:style-name="T111_62"><text:s/></text:span><text:span text:style-name="T111_63">function</text:span><text:span text:style-name="T111_64"><text:s/></text:span><text:span text:style-name="T111_65">then</text:span><text:span text:style-name="T111_66"><text:s/></text:span><text:span text:style-name="T111_67">the</text:span><text:span text:style-name="T111_68"><text:s/></text:span><text:span text:style-name="T111_69">buffer</text:span><text:span text:style-name="T111_70"><text:s/></text:span><text:span text:style-name="T111_71">will</text:span><text:span text:style-name="T111_72"><text:s/></text:span><text:span text:style-name="T111_73">be</text:span><text:span text:style-name="T111_74"><text:s/></text:span><text:span text:style-name="T111_75">NULL</text:span><text:span text:style-name="T111_76"><text:s/></text:span><text:span text:style-name="T111_77">and</text:span><text:span text:style-name="T111_78"><text:s/></text:span><text:span text:style-name="T111_79">the</text:span><text:span text:style-name="T111_80"><text:s/></text:span><text:span text:style-name="T111_81">width</text:span><text:span text:style-name="T111_82"><text:s/></text:span><text:span text:style-name="T111_83">and</text:span><text:span text:style-name="T111_84"><text:s/></text:span><text:span text:style-name="T111_85">height</text:span><text:span text:style-name="T111_86"><text:s/></text:span><text:span text:style-name="T111_87">will</text:span><text:span text:style-name="T111_88"><text:s/></text:span><text:span text:style-name="T111_89">be</text:span><text:span text:style-name="T111_90"><text:s/></text:span><text:span text:style-name="T111_91">0</text:span><text:span text:style-name="T111_92">.<text:s/></text:span><text:span text:style-name="T111_93">However</text:span><text:span text:style-name="T111_94">,<text:s/></text:span><text:span text:style-name="T111_95">this</text:span><text:span text:style-name="T111_96"><text:s/></text:span><text:span text:style-name="T111_97">can</text:span><text:span text:style-name="T111_98"><text:s/></text:span><text:span text:style-name="T111_99">also</text:span><text:span text:style-name="T111_100"><text:s/></text:span><text:span text:style-name="T111_101">happen</text:span><text:span text:style-name="T111_102"><text:s/></text:span><text:span text:style-name="T111_103">if</text:span><text:span text:style-name="T111_104"><text:s/></text:span><text:span text:style-name="T111_105">the</text:span><text:span text:style-name="T111_106"><text:s/></text:span><text:span text:style-name="T111_107">last</text:span><text:span text:style-name="T111_108"><text:s/></text:span><text:span text:style-name="T111_109">call</text:span><text:span text:style-name="T111_110"><text:s/></text:span><text:span text:style-name="T111_111">to</text:span><text:span text:style-name="T111_112"><text:s/></text:span><text:span text:style-name="T111_113">crDraw</text:span><text:span text:style-name="T111_114"><text:s/></text:span><text:span text:style-name="T111_115">attempted</text:span><text:span text:style-name="T111_116"><text:s/></text:span><text:span text:style-name="T111_117">to</text:span><text:span text:style-name="T111_118"><text:s/></text:span><text:span text:style-name="T111_119">allocate</text:span><text:span text:style-name="T111_120"><text:s/></text:span><text:span text:style-name="T111_121">memory</text:span><text:span text:style-name="T111_122"><text:s/></text:span><text:span text:style-name="T111_123">for</text:span><text:span text:style-name="T111_124"><text:s/></text:span><text:span text:style-name="T111_125">the</text:span><text:span text:style-name="T111_126"><text:s/></text:span><text:span text:style-name="T111_127">image</text:span><text:span text:style-name="T111_128"><text:s/></text:span><text:span text:style-name="T111_129">buffer</text:span><text:span text:style-name="T111_130"><text:s/></text:span><text:span text:style-name="T111_131">but</text:span><text:span text:style-name="T111_132"><text:s/></text:span><text:span text:style-name="T111_133">the</text:span><text:span text:style-name="T111_134"><text:s/></text:span><text:span text:style-name="T111_135">allocation</text:span><text:span text:style-name="T111_136"><text:s/></text:span><text:span text:style-name="T111_137">failed</text:span><text:span text:style-name="T111_138">.<text:s/></text:span><text:span text:style-name="T111_139">This</text:span><text:span text:style-name="T111_140"><text:s/></text:span><text:span text:style-name="T111_141">function</text:span><text:span text:style-name="T111_142"><text:s/></text:span><text:span text:style-name="T111_143">will</text:span><text:span text:style-name="T111_144"><text:s/></text:span><text:span text:style-name="T111_145">also</text:span><text:span text:style-name="T111_146"><text:s/></text:span><text:span text:style-name="T111_147">return</text:span><text:span text:style-name="T111_148"><text:s/></text:span><text:span text:style-name="T111_149">NULL</text:span><text:span text:style-name="T111_150"><text:s/></text:span><text:span text:style-name="T111_151">if</text:span><text:span text:style-name="T111_152"><text:s/></text:span><text:span text:style-name="T111_153">it</text:span><text:span text:style-name="T111_154"><text:s/></text:span><text:span text:style-name="T111_155">tried</text:span><text:span text:style-name="T111_156"><text:s/></text:span><text:span text:style-name="T111_157">to</text:span><text:span text:style-name="T111_158"><text:s/></text:span><text:span text:style-name="T111_159">allocate</text:span><text:span text:style-name="T111_160"><text:s/></text:span><text:span text:style-name="T111_161">memory</text:span><text:span text:style-name="T111_162"><text:s/></text:span><text:span text:style-name="T111_163">for</text:span><text:span text:style-name="T111_164"><text:s/></text:span><text:span text:style-name="T111_165">a</text:span><text:span text:style-name="T111_166"><text:s/></text:span><text:span text:style-name="T111_167">resized</text:span><text:span text:style-name="T111_168"><text:s/></text:span><text:span text:style-name="T111_169">image</text:span><text:span text:style-name="T111_170"><text:s/></text:span><text:span text:style-name="T111_171">buffer</text:span><text:span text:style-name="T111_172"><text:s/></text:span><text:span text:style-name="T111_173">but</text:span><text:span text:style-name="T111_174"><text:s/></text:span><text:span text:style-name="T111_175">the</text:span><text:span text:style-name="T111_176"><text:s/></text:span><text:span text:style-name="T111_177">allocation</text:span><text:span text:style-name="T111_178"><text:s/></text:span><text:span text:style-name="T111_179">failed</text:span><text:span text:style-name="T111_180">.<text:s/></text:span><text:span text:style-name="T111_181">In</text:span><text:span text:style-name="T111_182"><text:s/></text:span><text:span text:style-name="T111_183">this</text:span><text:span text:style-name="T111_184"><text:s/></text:span><text:span text:style-name="T111_185">case</text:span><text:span text:style-name="T111_186">,<text:s/></text:span><text:span text:style-name="T111_187">crLastError</text:span><text:span text:style-name="T111_188"><text:s/></text:span><text:span text:style-name="T111_189">is</text:span><text:span text:style-name="T111_190"><text:s/></text:span><text:span text:style-name="T111_191">set</text:span><text:span text:style-name="T111_192"><text:s/></text:span><text:span text:style-name="T111_193">to</text:span><text:span text:style-name="T111_194"><text:s/></text:span><text:span text:style-name="T111_195">crError</text:span><text:span text:style-name="T111_196">_</text:span><text:span text:style-name="T111_197">FailedAlloc</text:span><text:span text:style-name="T111_198">.</text:span></text:p>
      <text:p text:style-name="P112"><text:span text:style-name="T112_1"><text:tab/><text:tab/><text:tab/></text:span><text:span text:style-name="T112_2">DO</text:span><text:span text:style-name="T112_3"><text:s/></text:span><text:span text:style-name="T112_4">NOT</text:span><text:span text:style-name="T112_5"><text:s/></text:span><text:span text:style-name="T112_6">FREE</text:span><text:span text:style-name="T112_7"><text:s/></text:span><text:span text:style-name="T112_8">THE</text:span><text:span text:style-name="T112_9"><text:s/></text:span><text:span text:style-name="T112_10">BUFFER</text:span><text:span text:style-name="T112_11">!!</text:span></text:p>
      <text:p text:style-name="P113"><text:span text:style-name="T113_1">This</text:span><text:span text:style-name="T113_2"><text:s/></text:span><text:span text:style-name="T113_3">buffer</text:span><text:span text:style-name="T113_4"><text:s/></text:span><text:span text:style-name="T113_5">is</text:span><text:span text:style-name="T113_6"><text:s/></text:span><text:span text:style-name="T113_7">owned</text:span><text:span text:style-name="T113_8"><text:s/></text:span><text:span text:style-name="T113_9">by</text:span><text:span text:style-name="T113_10"><text:s/></text:span><text:span text:style-name="T113_11">the</text:span><text:span text:style-name="T113_12"><text:s/></text:span><text:span text:style-name="T113_13">library</text:span><text:span text:style-name="T113_14"><text:s/></text:span><text:span text:style-name="T113_15">and</text:span><text:span text:style-name="T113_16"><text:s/></text:span><text:span text:style-name="T113_17">will</text:span><text:span text:style-name="T113_18"><text:s/></text:span><text:span text:style-name="T113_19">be</text:span><text:span text:style-name="T113_20"><text:s/></text:span><text:span text:style-name="T113_21">freed</text:span><text:span text:style-name="T113_22"><text:s/></text:span><text:span text:style-name="T113_23">by</text:span><text:span text:style-name="T113_24"><text:s/></text:span><text:span text:style-name="T113_25">the</text:span><text:span text:style-name="T113_26"><text:s/></text:span><text:span text:style-name="T113_27">library</text:span><text:span text:style-name="T113_28">.<text:s/></text:span><text:span text:style-name="T113_29">It</text:span><text:span text:style-name="T113_30"><text:s/></text:span><text:span text:style-name="T113_31">also</text:span><text:span text:style-name="T113_32"><text:s/></text:span><text:span text:style-name="T113_33">will</text:span><text:span text:style-name="T113_34"><text:s/></text:span><text:span text:style-name="T113_35">probably</text:span><text:span text:style-name="T113_36"><text:s/></text:span><text:span text:style-name="T113_37">be</text:span><text:span text:style-name="T113_38"><text:s/></text:span><text:span text:style-name="T113_39">written</text:span><text:span text:style-name="T113_40"><text:s/></text:span><text:span text:style-name="T113_41">to</text:span><text:span text:style-name="T113_42"><text:s/></text:span><text:span text:style-name="T113_43">by</text:span><text:span text:style-name="T113_44"><text:s/></text:span><text:span text:style-name="T113_45">the</text:span><text:span text:style-name="T113_46"><text:s/></text:span><text:span text:style-name="T113_47">library</text:span><text:span text:style-name="T113_48"><text:s/></text:span><text:span text:style-name="T113_49">in</text:span><text:span text:style-name="T113_50"><text:s/></text:span><text:span text:style-name="T113_51">subsequent</text:span><text:span text:style-name="T113_52"><text:s/></text:span><text:span text:style-name="T113_53">frames</text:span><text:span text:style-name="T113_54"><text:s/></text:span><text:span text:style-name="T113_55">too</text:span><text:span text:style-name="T113_56">.<text:s/></text:span><text:span text:style-name="T113_57">Freeing</text:span><text:span text:style-name="T113_58"><text:s/></text:span><text:span text:style-name="T113_59">the</text:span><text:span text:style-name="T113_60"><text:s/></text:span><text:span text:style-name="T113_61">buffer</text:span><text:span text:style-name="T113_62"><text:s/></text:span><text:span text:style-name="T113_63">will</text:span><text:span text:style-name="T113_64"><text:s/></text:span><text:span text:style-name="T113_65">result</text:span><text:span text:style-name="T113_66"><text:s/></text:span><text:span text:style-name="T113_67">in</text:span><text:span text:style-name="T113_68"><text:s/></text:span><text:span text:style-name="T113_69">memory</text:span><text:span text:style-name="T113_70"><text:s/></text:span><text:span text:style-name="T113_71">access</text:span><text:span text:style-name="T113_72"><text:s/></text:span><text:span text:style-name="T113_73">violations</text:span><text:span text:style-name="T113_74">.</text:span></text:p>
      <text:p text:style-name="P114"><text:span text:style-name="T114_1"><text:tab/><text:tab/><text:tab/></text:span></text:p>
      <text:p text:style-name="P115"><text:span text:style-name="T115_1">File</text:span><text:span text:style-name="T115_2"><text:s/></text:span><text:span text:style-name="T115_3">Formats</text:span><text:span text:style-name="T115_4">:</text:span></text:p>
      <text:p text:style-name="P116"><text:span text:style-name="T116_1"><text:tab/></text:span><text:span text:style-name="T116_2">.</text:span><text:span text:style-name="T116_3">cbip</text:span><text:span text:style-name="T116_4"><text:s/></text:span><text:span text:style-name="T116_5">(</text:span><text:span text:style-name="T116_6">Circuit</text:span><text:span text:style-name="T116_7"><text:s/></text:span><text:span text:style-name="T116_8">Builder</text:span><text:span text:style-name="T116_9"><text:s/></text:span><text:span text:style-name="T116_10">Image</text:span><text:span text:style-name="T116_11"><text:s/></text:span><text:span text:style-name="T116_12">Prototype</text:span><text:span text:style-name="T116_13">)</text:span></text:p>
      <text:p text:style-name="P117"><text:span text:style-name="T117_1">This</text:span><text:span text:style-name="T117_2"><text:s/></text:span><text:span text:style-name="T117_3">file</text:span><text:span text:style-name="T117_4"><text:s/></text:span><text:span text:style-name="T117_5">contains</text:span><text:span text:style-name="T117_6"><text:s/></text:span><text:span text:style-name="T117_7">a</text:span><text:span text:style-name="T117_8"><text:s/></text:span><text:span text:style-name="T117_9">set</text:span><text:span text:style-name="T117_10"><text:s/></text:span><text:span text:style-name="T117_11">of</text:span><text:span text:style-name="T117_12"><text:s/></text:span><text:span text:style-name="T117_13">lines</text:span><text:span text:style-name="T117_14"><text:s/></text:span><text:span text:style-name="T117_15">in</text:span><text:span text:style-name="T117_16"><text:s/></text:span><text:span text:style-name="T117_17">a</text:span><text:span text:style-name="T117_18"><text:s/></text:span><text:span text:style-name="T117_19">standardized</text:span><text:span text:style-name="T117_20"><text:s/></text:span><text:span text:style-name="T117_21">coordinate</text:span><text:span text:style-name="T117_22"><text:s/></text:span><text:span text:style-name="T117_23">system</text:span><text:span text:style-name="T117_24"><text:s/>(</text:span><text:span text:style-name="T117_25">as</text:span><text:span text:style-name="T117_26"><text:s/></text:span><text:span text:style-name="T117_27">in</text:span><text:span text:style-name="T117_28"><text:s/></text:span><text:span text:style-name="T117_29">x</text:span><text:span text:style-name="T117_30">:<text:s/>[-1,1]<text:s/></text:span><text:span text:style-name="T117_31">and</text:span><text:span text:style-name="T117_32"><text:s/></text:span><text:span text:style-name="T117_33">y</text:span><text:span text:style-name="T117_34">:<text:s/>[-1,1]).<text:s/></text:span><text:span text:style-name="T117_35">It</text:span><text:span text:style-name="T117_36"><text:s/></text:span><text:span text:style-name="T117_37">consists</text:span><text:span text:style-name="T117_38"><text:s/></text:span><text:span text:style-name="T117_39">of</text:span><text:span text:style-name="T117_40"><text:s/></text:span><text:span text:style-name="T117_41">floating</text:span><text:span text:style-name="T117_42">-</text:span><text:span text:style-name="T117_43">point</text:span><text:span text:style-name="T117_44"><text:s/></text:span><text:span text:style-name="T117_45">numbers</text:span><text:span text:style-name="T117_46"><text:s/></text:span><text:span text:style-name="T117_47">that</text:span><text:span text:style-name="T117_48"><text:s/></text:span><text:span text:style-name="T117_49">are</text:span><text:span text:style-name="T117_50"><text:s/></text:span><text:span text:style-name="T117_51">human</text:span><text:span text:style-name="T117_52">-</text:span><text:span text:style-name="T117_53">readable</text:span><text:span text:style-name="T117_54"><text:s/></text:span><text:span text:style-name="T117_55">and</text:span><text:span text:style-name="T117_56"><text:s/></text:span><text:span text:style-name="T117_57">separated</text:span><text:span text:style-name="T117_58"><text:s/></text:span><text:span text:style-name="T117_59">by</text:span><text:span text:style-name="T117_60"><text:s/></text:span><text:span text:style-name="T117_61">a</text:span><text:span text:style-name="T117_62"><text:s/></text:span><text:span text:style-name="T117_63">single</text:span><text:span text:style-name="T117_64"><text:s/></text:span><text:span text:style-name="T117_65">space</text:span><text:span text:style-name="T117_66">,<text:s/></text:span><text:span text:style-name="T117_67">intended</text:span><text:span text:style-name="T117_68"><text:s/></text:span><text:span text:style-name="T117_69">to</text:span><text:span text:style-name="T117_70"><text:s/></text:span><text:span text:style-name="T117_71">be</text:span><text:span text:style-name="T117_72"><text:s/></text:span><text:span text:style-name="T117_73">read</text:span><text:span text:style-name="T117_74"><text:s/></text:span><text:span text:style-name="T117_75">by</text:span><text:span text:style-name="T117_76"><text:s/></text:span><text:span text:style-name="T117_77">the</text:span><text:span text:style-name="T117_78"><text:s/></text:span><text:span text:style-name="T117_79">C</text:span><text:span text:style-name="T117_80"><text:s/></text:span><text:span text:style-name="T117_81">standard</text:span><text:span text:style-name="T117_82"><text:s/></text:span><text:span text:style-name="T117_83">library</text:span><text:span text:style-name="T117_84">’</text:span><text:span text:style-name="T117_85">s</text:span><text:span text:style-name="T117_86"><text:s/></text:span><text:span text:style-name="T117_87">scanf</text:span><text:span text:style-name="T117_88"><text:s/></text:span><text:span text:style-name="T117_89">function</text:span><text:span text:style-name="T117_90">.<text:s/></text:span><text:span text:style-name="T117_91">The</text:span><text:span text:style-name="T117_92"><text:s/></text:span><text:span text:style-name="T117_93">exception</text:span><text:span text:style-name="T117_94"><text:s/></text:span><text:span text:style-name="T117_95">to</text:span><text:span text:style-name="T117_96"><text:s/></text:span><text:span text:style-name="T117_97">the</text:span><text:span text:style-name="T117_98"><text:s/></text:span><text:span text:style-name="T117_99">floating</text:span><text:span text:style-name="T117_100">-</text:span><text:span text:style-name="T117_101">point</text:span><text:span text:style-name="T117_102"><text:s/></text:span><text:span text:style-name="T117_103">format</text:span><text:span text:style-name="T117_104"><text:s/></text:span><text:span text:style-name="T117_105">is</text:span><text:span text:style-name="T117_106"><text:s/></text:span><text:span text:style-name="T117_107">the</text:span><text:span text:style-name="T117_108"><text:s/></text:span><text:span text:style-name="T117_109">first</text:span><text:span text:style-name="T117_110"><text:s/></text:span><text:span text:style-name="T117_111">number</text:span><text:span text:style-name="T117_112">.</text:span></text:p>
      <text:p text:style-name="P118"><text:span text:style-name="T118_1">The</text:span><text:span text:style-name="T118_2"><text:s/></text:span><text:span text:style-name="T118_3">file</text:span><text:span text:style-name="T118_4"><text:s/></text:span><text:span text:style-name="T118_5">begins</text:span><text:span text:style-name="T118_6"><text:s/></text:span><text:span text:style-name="T118_7">with</text:span><text:span text:style-name="T118_8"><text:s/></text:span><text:span text:style-name="T118_9">an</text:span><text:span text:style-name="T118_10"><text:s/></text:span><text:span text:style-name="T118_11">unsigned</text:span><text:span text:style-name="T118_12"><text:s/></text:span><text:span text:style-name="T118_13">integer</text:span><text:span text:style-name="T118_14"><text:s/></text:span><text:span text:style-name="T118_15">indicating</text:span><text:span text:style-name="T118_16"><text:s/></text:span><text:span text:style-name="T118_17">the</text:span><text:span text:style-name="T118_18"><text:s/></text:span><text:span text:style-name="T118_19">number</text:span><text:span text:style-name="T118_20"><text:s/></text:span><text:span text:style-name="T118_21">of</text:span><text:span text:style-name="T118_22"><text:s/></text:span><text:span text:style-name="T118_23">lines</text:span><text:span text:style-name="T118_24"><text:s/></text:span><text:span text:style-name="T118_25">the</text:span><text:span text:style-name="T118_26"><text:s/></text:span><text:span text:style-name="T118_27">file</text:span><text:span text:style-name="T118_28"><text:s/></text:span><text:span text:style-name="T118_29">contains</text:span><text:span text:style-name="T118_30">.<text:s/></text:span><text:span text:style-name="T118_31">Following</text:span><text:span text:style-name="T118_32"><text:s/></text:span><text:span text:style-name="T118_33">are</text:span><text:span text:style-name="T118_34"><text:s/></text:span><text:span text:style-name="T118_35">groups</text:span><text:span text:style-name="T118_36"><text:s/></text:span><text:span text:style-name="T118_37">of</text:span><text:span text:style-name="T118_38"><text:s/></text:span><text:span text:style-name="T118_39">four</text:span><text:span text:style-name="T118_40"><text:s/></text:span><text:span text:style-name="T118_41">floating</text:span><text:span text:style-name="T118_42">-</text:span><text:span text:style-name="T118_43">point</text:span><text:span text:style-name="T118_44"><text:s/></text:span><text:span text:style-name="T118_45">numbers</text:span><text:span text:style-name="T118_46">,<text:s/></text:span><text:span text:style-name="T118_47">one</text:span><text:span text:style-name="T118_48"><text:s/></text:span><text:span text:style-name="T118_49">group</text:span><text:span text:style-name="T118_50"><text:s/></text:span><text:span text:style-name="T118_51">times</text:span><text:span text:style-name="T118_52"><text:s/></text:span><text:span text:style-name="T118_53">the</text:span><text:span text:style-name="T118_54"><text:s/></text:span><text:span text:style-name="T118_55">line</text:span><text:span text:style-name="T118_56"><text:s/></text:span><text:span text:style-name="T118_57">count</text:span><text:span text:style-name="T118_58">,<text:s/></text:span><text:span text:style-name="T118_59">the</text:span><text:span text:style-name="T118_60"><text:s/></text:span><text:span text:style-name="T118_61">numbers</text:span><text:span text:style-name="T118_62"><text:s/></text:span><text:span text:style-name="T118_63">being</text:span><text:span text:style-name="T118_64"><text:s/></text:span><text:span text:style-name="T118_65">in</text:span><text:span text:style-name="T118_66"><text:s/></text:span><text:span text:style-name="T118_67">order</text:span><text:span text:style-name="T118_68"><text:s/></text:span><text:span text:style-name="T118_69">x</text:span><text:span text:style-name="T118_70">1,<text:s/></text:span><text:span text:style-name="T118_71">y</text:span><text:span text:style-name="T118_72">1,<text:s/></text:span><text:span text:style-name="T118_73">x</text:span><text:span text:style-name="T118_74">2,<text:s/></text:span><text:span text:style-name="T118_75">y</text:span><text:span text:style-name="T118_76">2</text:span><text:span text:style-name="T118_77"><text:s/></text:span><text:span text:style-name="T118_78">of</text:span><text:span text:style-name="T118_79"><text:s/></text:span><text:span text:style-name="T118_80">the</text:span><text:span text:style-name="T118_81"><text:s/></text:span><text:span text:style-name="T118_82">crLine</text:span><text:span text:style-name="T118_83"><text:s/></text:span><text:span text:style-name="T118_84">object</text:span><text:span text:style-name="T118_85">.<text:s/></text:span><text:span text:style-name="T118_86">The</text:span><text:span text:style-name="T118_87"><text:s/></text:span><text:span text:style-name="T118_88">order</text:span><text:span text:style-name="T118_89"><text:s/></text:span><text:span text:style-name="T118_90">of</text:span><text:span text:style-name="T118_91"><text:s/></text:span><text:span text:style-name="T118_92">the</text:span><text:span text:style-name="T118_93"><text:s/></text:span><text:span text:style-name="T118_94">groups</text:span><text:span text:style-name="T118_95"><text:s/></text:span><text:span text:style-name="T118_96">within</text:span><text:span text:style-name="T118_97"><text:s/></text:span><text:span text:style-name="T118_98">the</text:span><text:span text:style-name="T118_99"><text:s/></text:span><text:span text:style-name="T118_100">file</text:span><text:span text:style-name="T118_101"><text:s/></text:span><text:span text:style-name="T118_102">does</text:span><text:span text:style-name="T118_103"><text:s/></text:span><text:span text:style-name="T118_104">not</text:span><text:span text:style-name="T118_105"><text:s/></text:span><text:span text:style-name="T118_106">matter</text:span><text:span text:style-name="T118_107">.</text:span></text:p>
      <text:p text:style-name="P119"><text:span text:style-name="T119_1">“</text:span><text:span text:style-name="T119_2">example</text:span><text:span text:style-name="T119_3">-</text:span><text:span text:style-name="T119_4">proto</text:span><text:span text:style-name="T119_5">.</text:span><text:span text:style-name="T119_6">cbip</text:span><text:span text:style-name="T119_7">”<text:s/>:<text:s/>“2<text:s/>0<text:s/>.5<text:s/>1<text:s/>.5<text:s/>.5<text:s/>0<text:s/>.5<text:s/>1”</text:span></text:p>
      <text:p text:style-name="P120"><text:span text:style-name="T120_1">2:<text:s/></text:span><text:span text:style-name="T120_2">The</text:span><text:span text:style-name="T120_3"><text:s/></text:span><text:span text:style-name="T120_4">number</text:span><text:span text:style-name="T120_5"><text:s/></text:span><text:span text:style-name="T120_6">of</text:span><text:span text:style-name="T120_7"><text:s/></text:span><text:span text:style-name="T120_8">groups</text:span><text:span text:style-name="T120_9">.</text:span></text:p>
      <text:p text:style-name="P121"><text:span text:style-name="T121_1">Group</text:span><text:span text:style-name="T121_2"><text:s/>#1<text:s/></text:span><text:span text:style-name="T121_3">out</text:span><text:span text:style-name="T121_4"><text:s/></text:span><text:span text:style-name="T121_5">of</text:span><text:span text:style-name="T121_6"><text:s/>2</text:span><text:span text:style-name="T121_7">:</text:span></text:p>
      <text:p text:style-name="P122"><text:span text:style-name="T122_1"><text:tab/>0:<text:s/></text:span><text:span text:style-name="T122_2">x</text:span><text:span text:style-name="T122_3">1</text:span></text:p>
      <text:p text:style-name="P123"><text:span text:style-name="T123_1"><text:tab/>.5:<text:s/></text:span><text:span text:style-name="T123_2">y</text:span><text:span text:style-name="T123_3">1</text:span></text:p>
      <text:p text:style-name="P124"><text:span text:style-name="T124_1"><text:tab/>1:<text:s/></text:span><text:span text:style-name="T124_2">x</text:span><text:span text:style-name="T124_3">2</text:span></text:p>
      <text:p text:style-name="P125"><text:span text:style-name="T125_1"><text:tab/>.5:<text:s/></text:span><text:span text:style-name="T125_2">y</text:span><text:span text:style-name="T125_3">2</text:span></text:p>
      <text:p text:style-name="P126"><text:span text:style-name="T126_1"><text:tab/></text:span><text:span text:style-name="T126_2">Resulting</text:span><text:span text:style-name="T126_3"><text:s/></text:span><text:span text:style-name="T126_4">in</text:span><text:span text:style-name="T126_5"><text:s/></text:span><text:span text:style-name="T126_6">a</text:span><text:span text:style-name="T126_7"><text:s/></text:span><text:span text:style-name="T126_8">line</text:span><text:span text:style-name="T126_9"><text:s/></text:span><text:span text:style-name="T126_10">that</text:span><text:span text:style-name="T126_11"><text:s/></text:span><text:span text:style-name="T126_12">starts</text:span><text:span text:style-name="T126_13"><text:s/></text:span><text:span text:style-name="T126_14">from</text:span></text:p>
      <text:p text:style-name="P127"><text:span text:style-name="T127_1"><text:tab/><text:tab/>(0,.5)</text:span><text:span text:style-name="T127_2"><text:s/></text:span><text:span text:style-name="T127_3">and</text:span><text:span text:style-name="T127_4"><text:s/></text:span><text:span text:style-name="T127_5">goes</text:span><text:span text:style-name="T127_6"><text:s/></text:span><text:span text:style-name="T127_7">to</text:span><text:span text:style-name="T127_8"><text:s/></text:span><text:span text:style-name="T127_9">(1,.5)</text:span></text:p>
      <text:p text:style-name="P128"><text:span text:style-name="T128_1">Group</text:span><text:span text:style-name="T128_2"><text:s/>#2</text:span><text:span text:style-name="T128_3"><text:s/></text:span><text:span text:style-name="T128_4">out</text:span><text:span text:style-name="T128_5"><text:s/></text:span><text:span text:style-name="T128_6">of</text:span><text:span text:style-name="T128_7"><text:s/></text:span><text:span text:style-name="T128_8">2</text:span><text:span text:style-name="T128_9">:</text:span></text:p>
      <text:p text:style-name="P129"><text:span text:style-name="T129_1"><text:tab/>.5:<text:s/></text:span><text:span text:style-name="T129_2">x</text:span><text:span text:style-name="T129_3">1</text:span></text:p>
      <text:p text:style-name="P130"><text:span text:style-name="T130_1"><text:tab/>0:<text:s/></text:span><text:span text:style-name="T130_2">y</text:span><text:span text:style-name="T130_3">1</text:span></text:p>
      <text:p text:style-name="P131"><text:span text:style-name="T131_1"><text:tab/>.5:<text:s/></text:span><text:span text:style-name="T131_2">x</text:span><text:span text:style-name="T131_3">2</text:span></text:p>
      <text:p text:style-name="P132"><text:span text:style-name="T132_1"><text:tab/>1:<text:s/></text:span><text:span text:style-name="T132_2">y</text:span><text:span text:style-name="T132_3">2</text:span></text:p>
      <text:p text:style-name="P133"><text:span text:style-name="T133_1"><text:tab/></text:span><text:span text:style-name="T133_2">Resulting</text:span><text:span text:style-name="T133_3"><text:s/></text:span><text:span text:style-name="T133_4">in</text:span><text:span text:style-name="T133_5"><text:s/></text:span><text:span text:style-name="T133_6">a</text:span><text:span text:style-name="T133_7"><text:s/></text:span><text:span text:style-name="T133_8">line</text:span><text:span text:style-name="T133_9"><text:s/></text:span><text:span text:style-name="T133_10">that</text:span><text:span text:style-name="T133_11"><text:s/></text:span><text:span text:style-name="T133_12">starts</text:span><text:span text:style-name="T133_13"><text:s/></text:span><text:span text:style-name="T133_14">from</text:span></text:p>
      <text:p text:style-name="P134"><text:span text:style-name="T134_1"><text:tab/><text:tab/>(.5,0)<text:s/></text:span><text:span text:style-name="T134_2">and</text:span><text:span text:style-name="T134_3"><text:s/></text:span><text:span text:style-name="T134_4">goes</text:span><text:span text:style-name="T134_5"><text:s/></text:span><text:span text:style-name="T134_6">to</text:span><text:span text:style-name="T134_7"><text:s/>(.5,1)</text:span></text:p>
      <text:p text:style-name="P135"/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